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_25x" svg:font-family="SUN7_25x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3.3626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8.7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_25x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ynxref725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eb0d</text:p>
          </table:table-cell>
          <table:table-cell office:value-type="string" calcext:value-type="string">
            <text:p>man: voice: mouth,said,speak,confession: ear,hear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<text:s/>Appolyon 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/>
          <table:table-cell office:value-type="string" calcext:value-type="string">
            <text:p>e38b</text:p>
          </table:table-cell>
          <table:table-cell office:value-type="string" calcext:value-type="string">
            <text:p>Through,pass: mountai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/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/>
          <table:table-cell office:value-type="string" calcext:value-type="string">
            <text:p>efa9</text:p>
          </table:table-cell>
          <table:table-cell office:value-type="string" calcext:value-type="string">
            <text:p>Sad,grieve: village: many,much: neighbor: house: near,close </text:p>
          </table:table-cell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/>
          <table:table-cell office:value-type="string" calcext:value-type="string">
            <text:p>e2dd</text:p>
          </table:table-cell>
          <table:table-cell office:value-type="string" calcext:value-type="string">
            <text:p>Man: together_people,gathered_people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/>
          <table:table-cell office:value-type="string" calcext:value-type="string">
            <text:p>e35f</text:p>
          </table:table-cell>
          <table:table-cell office:value-type="string" calcext:value-type="string">
            <text:p>man: harvest: hand: grain,whea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/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/>
          <table:table-cell office:value-type="string" calcext:value-type="string">
            <text:p>e2f3</text:p>
          </table:table-cell>
          <table:table-cell office:value-type="string" calcext:value-type="string">
            <text:p>Man: straight: know,knowledge</text:p>
          </table:table-cell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/>
          <table:table-cell office:value-type="string" calcext:value-type="string">
            <text:p>e1f7</text:p>
          </table:table-cell>
          <table:table-cell office:value-type="string" calcext:value-type="string">
            <text:p>Man: or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<text:s/>dwell 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alive,life,live: good: heart</text:p>
          </table:table-cell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/>
          <table:table-cell office:value-type="string" calcext:value-type="string">
            <text:p>e1f8</text:p>
          </table:table-cell>
          <table:table-cell office:value-type="string" calcext:value-type="string">
            <text:p>Man: knife,cut: table</text:p>
          </table:table-cell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/>
          <table:table-cell office:value-type="string" calcext:value-type="string">
            <text:p>e2de</text:p>
          </table:table-cell>
          <table:table-cell office:value-type="string" calcext:value-type="string">
            <text:p>Man:: small,few: quiet,silence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/>
          <table:table-cell office:value-type="string" calcext:value-type="string">
            <text:p>ea5b</text:p>
          </table:table-cell>
          <table:table-cell office:value-type="string" calcext:value-type="string">
            <text:p>man: king,master,ruler,lord: love,compassion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/>
          <table:table-cell office:value-type="string" calcext:value-type="string">
            <text:p>ec4d</text:p>
          </table:table-cell>
          <table:table-cell office:value-type="string" calcext:value-type="string">
            <text:p>grass: land,ground,earth,space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/>
          <table:table-cell office:value-type="string" calcext:value-type="string">
            <text:p>e0fb</text:p>
          </table:table-cell>
          <table:table-cell office:value-type="string" calcext:value-type="string">
            <text:p>Man: no,not: king,master,lord,ruler: love,compassion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/>
          <table:table-cell office:value-type="string" calcext:value-type="string">
            <text:p>e0ab</text:p>
          </table:table-cell>
          <table:table-cell office:value-type="string" calcext:value-type="string">
            <text:p>Man: bad: no,not: good: lead,leader,manage: forward,to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/>
          <table:table-cell office:value-type="string" calcext:value-type="string">
            <text:p>ea6a</text:p>
          </table:table-cell>
          <table:table-cell office:value-type="string" calcext:value-type="string">
            <text:p>man: person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/>
          <table:table-cell office:value-type="string" calcext:value-type="string">
            <text:p>e0a4</text:p>
          </table:table-cell>
          <table:table-cell office:value-type="string" calcext:value-type="string">
            <text:p>hate,enmity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<text:s/>over 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e373</text:p>
          </table:table-cell>
          <table:table-cell office:value-type="string" calcext:value-type="string">
            <text:p>man: many,much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/>
          <table:table-cell office:value-type="string" calcext:value-type="string">
            <text:p>e1d1</text:p>
          </table:table-cell>
          <table:table-cell office:value-type="string" calcext:value-type="string">
            <text:p>OT: man: man: love,compassion</text:p>
          </table:table-cell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/>
          <table:table-cell office:value-type="string" calcext:value-type="string">
            <text:p>e3d6</text:p>
          </table:table-cell>
          <table:table-cell office:value-type="string" calcext:value-type="string">
            <text:p>Through,pass: above,over: land,ground,earth, space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/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,spac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/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,confession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<text:s/>revile accuse 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/>
          <table:table-cell office:value-type="string" calcext:value-type="string">
            <text:p>eb7c</text:p>
          </table:table-cell>
          <table:table-cell office:value-type="string" calcext:value-type="string">
            <text:p>pain,hurt: knife,cut: heart: land,ground,earth,space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/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/>
          <table:table-cell office:value-type="string" calcext:value-type="string">
            <text:p>ea6e</text:p>
          </table:table-cell>
          <table:table-cell office:value-type="string" calcext:value-type="string">
            <text:p>man: plan: know,knowledge: pen,write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/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ec4f</text:p>
          </table:table-cell>
          <table:table-cell office:value-type="string" calcext:value-type="string">
            <text:p>man: dirt,soil,ground_soil: land,ground,earth,space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/>
          <table:table-cell office:value-type="string" calcext:value-type="string">
            <text:p>e0fe</text:p>
          </table:table-cell>
          <table:table-cell office:value-type="string" calcext:value-type="string">
            <text:p>Man: no,not: cry: sad,grieve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/>
          <table:table-cell office:value-type="string" calcext:value-type="string">
            <text:p>ec50</text:p>
          </table:table-cell>
          <table:table-cell office:value-type="string" calcext:value-type="string">
            <text:p>man: mouth,speak,said,confession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/>
          <table:table-cell office:value-type="string" calcext:value-type="string">
            <text:p>eda8</text:p>
          </table:table-cell>
          <table:table-cell office:value-type="string" calcext:value-type="string">
            <text:p>Red: blood: hand: water,wet: color: village: many,much: neighbor: house: near,close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<text:s/>adoption 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/>
          <table:table-cell office:value-type="string" calcext:value-type="string">
            <text:p>eb93</text:p>
          </table:table-cell>
          <table:table-cell office:value-type="string" calcext:value-type="string">
            <text:p>run: walk: very : village: many,much: neighbor: house: near,close 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/>
          <table:table-cell office:value-type="string" calcext:value-type="string">
            <text:p>ec17</text:p>
          </table:table-cell>
          <table:table-cell office:value-type="string" calcext:value-type="string">
            <text:p>ocean,sea: big: water,wet: no,not: tree,plant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/>
          <table:table-cell office:value-type="string" calcext:value-type="string">
            <text:p>efaa</text:p>
          </table:table-cell>
          <table:table-cell office:value-type="string" calcext:value-type="string">
            <text:p>story,parable,report,message,news: book,read,learn: mouth,said,speak,confession: village: many,much: neighbor: house: near,close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/>
          <table:table-cell office:value-type="string" calcext:value-type="string">
            <text:p>e027</text:p>
          </table:table-cell>
          <table:table-cell office:value-type="string" calcext:value-type="string">
            <text:p>love,compassion: bad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/>
          <table:table-cell office:value-type="string" calcext:value-type="string">
            <text:p>eba1</text:p>
          </table:table-cell>
          <table:table-cell office:value-type="string" calcext:value-type="string">
            <text:p>man: water,wet: go,travel,trip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<text:s/>fear afraid 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,confession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e11d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/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/>
          <table:table-cell office:value-type="string" calcext:value-type="string">
            <text:p>e3e0</text:p>
          </table:table-cell>
          <table:table-cell office:value-type="string" calcext:value-type="string">
            <text:p>Man: cold: no,not: fire: fire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<text:s/>oppose 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/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/>
          <table:table-cell office:value-type="string" calcext:value-type="string">
            <text:p>ea61</text:p>
          </table:table-cell>
          <table:table-cell office:value-type="string" calcext:value-type="string">
            <text:p>man: hand: bad: no,not,: good</text:p>
          </table:table-cell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/>
          <table:table-cell office:value-type="string" calcext:value-type="string">
            <text:p>e2ab</text:p>
          </table:table-cell>
          <table:table-cell office:value-type="string" calcext:value-type="string">
            <text:p>Man: same,equal: help: straight: people</text:p>
          </table:table-cell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/>
          <table:table-cell office:value-type="string" calcext:value-type="string">
            <text:p>e3e1</text:p>
          </table:table-cell>
          <table:table-cell office:value-type="string" calcext:value-type="string">
            <text:p>Man: descendant: future: small,few: people</text:p>
          </table:table-cell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/>
          <table:table-cell office:value-type="string" calcext:value-type="string">
            <text:p>e2ac</text:p>
          </table:table-cell>
          <table:table-cell office:value-type="string" calcext:value-type="string">
            <text:p>Man: small,few: hand</text:p>
          </table:table-cell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/>
          <table:table-cell office:value-type="string" calcext:value-type="string">
            <text:p>e2f4</text:p>
          </table:table-cell>
          <table:table-cell office:value-type="string" calcext:value-type="string">
            <text:p>Man: big: bad: no,not: good</text:p>
          </table:table-cell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/>
          <table:table-cell office:value-type="string" calcext:value-type="string">
            <text:p>e3a1</text:p>
          </table:table-cell>
          <table:table-cell office:value-type="string" calcext:value-type="string">
            <text:p>Man: no,not: down</text:p>
          </table:table-cell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/>
          <table:table-cell office:value-type="string" calcext:value-type="string">
            <text:p>e0bb</text:p>
          </table:table-cell>
          <table:table-cell office:value-type="string" calcext:value-type="string">
            <text:p>Man: foundation: house: root: land,ground,earth,space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/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/>
          <table:table-cell office:value-type="string" calcext:value-type="string">
            <text:p>e0fd</text:p>
          </table:table-cell>
          <table:table-cell office:value-type="string" calcext:value-type="string">
            <text:p>Man: small,few: rooster: bird: sun,day</text:p>
          </table:table-cell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/>
          <table:table-cell office:value-type="string" calcext:value-type="string">
            <text:p>e3e6</text:p>
          </table:table-cell>
          <table:table-cell office:value-type="string" calcext:value-type="string">
            <text:p>Up: well: water,wet: hole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/>
          <table:table-cell office:value-type="string" calcext:value-type="string">
            <text:p>efe5</text:p>
          </table:table-cell>
          <table:table-cell office:value-type="string" calcext:value-type="string">
            <text:p>Man: change,turn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/>
          <table:table-cell office:value-type="string" calcext:value-type="string">
            <text:p>e0ed</text:p>
          </table:table-cell>
          <table:table-cell office:value-type="string" calcext:value-type="string">
            <text:p>Man: small,few: war,fight,battle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/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,close</text:p>
          </table:table-cell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/>
          <table:table-cell office:value-type="string" calcext:value-type="string">
            <text:p>e3d7</text:p>
          </table:table-cell>
          <table:table-cell office:value-type="string" calcext:value-type="string">
            <text:p>Sharp: knife,cut: land.ground,earth,space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/>
          <table:table-cell office:value-type="string" calcext:value-type="string">
            <text:p>e0d4</text:p>
          </table:table-cell>
          <table:table-cell office:value-type="string" calcext:value-type="string">
            <text:p>money,wealth,wealthy: hard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eb5a</text:p>
          </table:table-cell>
          <table:table-cell office:value-type="string" calcext:value-type="string">
            <text:p>save,rescue: very: help: straight: people: village: many,much: neighbor: house: near,close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<text:s/>life alive 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whole 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/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tree,plant,wood 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<text:s/>permission allow 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,confession: king,master,ruler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/>
          <table:table-cell office:value-type="string" calcext:value-type="string">
            <text:p>edac</text:p>
          </table:table-cell>
          <table:table-cell office:value-type="string" calcext:value-type="string">
            <text:p>Man: immeasurable: no,not: measure</text:p>
          </table:table-cell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/>
          <table:table-cell office:value-type="string" calcext:value-type="string">
            <text:p>e3d8</text:p>
          </table:table-cell>
          <table:table-cell office:value-type="string" calcext:value-type="string">
            <text:p>Hide: put: hand: thing: . 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<text:s/>only 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/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/>
          <table:table-cell office:value-type="string" calcext:value-type="string">
            <text:p>e3d9</text:p>
          </table:table-cell>
          <table:table-cell office:value-type="string" calcext:value-type="string">
            <text:p>Bread: mouth,said,speak: grain,wheat: land,ground,earth,space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/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,se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/>
          <table:table-cell office:value-type="string" calcext:value-type="string">
            <text:p>efe8</text:p>
          </table:table-cell>
          <table:table-cell office:value-type="string" calcext:value-type="string">
            <text:p>Man: very: lust: bad: no,not: good: eye,se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<text:s/>eternal always 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/>
          <table:table-cell office:value-type="string" calcext:value-type="string">
            <text:p>efe9</text:p>
          </table:table-cell>
          <table:table-cell office:value-type="string" calcext:value-type="string">
            <text:p>Man: war,fight,battle: tongue: mouth,said,speak,confession: clothing,fabric 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<text:s/>amazing amazed 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/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/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/>
          <table:table-cell office:value-type="string" calcext:value-type="string">
            <text:p>e1cf</text:p>
          </table:table-cell>
          <table:table-cell office:value-type="string" calcext:value-type="string">
            <text:p>Man: fly: love,compassion</text:p>
          </table:table-cell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/>
          <table:table-cell office:value-type="string" calcext:value-type="string">
            <text:p>e2ad</text:p>
          </table:table-cell>
          <table:table-cell office:value-type="string" calcext:value-type="string">
            <text:p>Man: type,kind_same</text:p>
          </table:table-cell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/>
          <table:table-cell office:value-type="string" calcext:value-type="string">
            <text:p>e2ae</text:p>
          </table:table-cell>
          <table:table-cell office:value-type="string" calcext:value-type="string">
            <text:p>Man: people: praise,exalt,dignify,worship: mouth,said,speak: good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/>
          <table:table-cell office:value-type="string" calcext:value-type="string">
            <text:p>ea51</text:p>
          </table:table-cell>
          <table:table-cell office:value-type="string" calcext:value-type="string">
            <text:p>man: free,freedom: no,not: chain,bound,arrest,imprisoned </text:p>
          </table:table-cell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/>
          <table:table-cell office:value-type="string" calcext:value-type="string">
            <text:p>e2af</text:p>
          </table:table-cell>
          <table:table-cell office:value-type="string" calcext:value-type="string">
            <text:p>Man: very: people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/>
          <table:table-cell office:value-type="string" calcext:value-type="string">
            <text:p>edae</text:p>
          </table:table-cell>
          <table:table-cell office:value-type="string" calcext:value-type="string">
            <text:p>big: people: land,ground,earth,space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/>
          <table:table-cell office:value-type="string" calcext:value-type="string">
            <text:p>ea64</text:p>
          </table:table-cell>
          <table:table-cell office:value-type="string" calcext:value-type="string">
            <text:p>man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/>
          <table:table-cell office:value-type="string" calcext:value-type="string">
            <text:p>edaf</text:p>
          </table:table-cell>
          <table:table-cell office:value-type="string" calcext:value-type="string">
            <text:p>mountain: people 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/>
          <table:table-cell office:value-type="string" calcext:value-type="string">
            <text:p>ec47</text:p>
          </table:table-cell>
          <table:table-cell office:value-type="string" calcext:value-type="string">
            <text:p>man: hand: big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/>
          <table:table-cell office:value-type="string" calcext:value-type="string">
            <text:p>eb2e</text:p>
          </table:table-cell>
          <table:table-cell office:value-type="string" calcext:value-type="string">
            <text:p>ocean,sea: big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/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/>
          <table:table-cell office:value-type="string" calcext:value-type="string">
            <text:p>e2df</text:p>
          </table:table-cell>
          <table:table-cell office:value-type="string" calcext:value-type="string">
            <text:p>Man: very: red: blood: hand: water,wet: color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/>
          <table:table-cell office:value-type="string" calcext:value-type="string">
            <text:p>edb1</text:p>
          </table:table-cell>
          <table:table-cell office:value-type="string" calcext:value-type="string">
            <text:p>Man: mute: mouth,said,speak,confession: no,not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/>
          <table:table-cell office:value-type="string" calcext:value-type="string">
            <text:p>e0ba</text:p>
          </table:table-cell>
          <table:table-cell office:value-type="string" calcext:value-type="string">
            <text:p>Man: many,much: no,not: knife,cut</text:p>
          </table:table-cell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/>
          <table:table-cell office:value-type="string" calcext:value-type="string">
            <text:p>e2b0</text:p>
          </table:table-cell>
          <table:table-cell office:value-type="string" calcext:value-type="string">
            <text:p>Man: up: neck: face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/>
          <table:table-cell office:value-type="string" calcext:value-type="string">
            <text:p>edb2</text:p>
          </table:table-cell>
          <table:table-cell office:value-type="string" calcext:value-type="string">
            <text:p>Man: knife,cut: water,wet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/>
          <table:table-cell office:value-type="string" calcext:value-type="string">
            <text:p>eb65</text:p>
          </table:table-cell>
          <table:table-cell office:value-type="string" calcext:value-type="string">
            <text:p>man: king,ruler,lord,master: happy,joy: face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ec80</text:p>
          </table:table-cell>
          <table:table-cell office:value-type="string" calcext:value-type="string">
            <text:p>very: past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/>
          <table:table-cell office:value-type="string" calcext:value-type="string">
            <text:p>ebba</text:p>
          </table:table-cell>
          <table:table-cell office:value-type="string" calcext:value-type="string">
            <text:p>man: best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/>
          <table:table-cell office:value-type="string" calcext:value-type="string">
            <text:p>edb3</text:p>
          </table:table-cell>
          <table:table-cell office:value-type="string" calcext:value-type="string">
            <text:p>Man: two: water,wet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<text:s/>angry 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<text:s/>Hannah 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/>
          <table:table-cell office:value-type="string" calcext:value-type="string">
            <text:p>eb63</text:p>
          </table:table-cell>
          <table:table-cell office:value-type="string" calcext:value-type="string">
            <text:p>man: forgive,forgiveness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/>
          <table:table-cell office:value-type="string" calcext:value-type="string">
            <text:p>e033</text:p>
          </table:table-cell>
          <table:table-cell office:value-type="string" calcext:value-type="string">
            <text:p>king,ruler,lord,master: call,beckon: mouth,said,speak,confession: near,close: person 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<text:s/>next 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/>
          <table:table-cell office:value-type="string" calcext:value-type="string">
            <text:p>ed0e</text:p>
          </table:table-cell>
          <table:table-cell office:value-type="string" calcext:value-type="string">
            <text:p>Deceive,deception,lead_astray,false,lie: bad: no,not: true,truth: good: measure: cross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eb58</text:p>
          </table:table-cell>
          <table:table-cell office:value-type="string" calcext:value-type="string">
            <text:p>against: backwar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/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faithful,faithfulness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/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,relative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/>
          <table:table-cell office:value-type="string" calcext:value-type="string">
            <text:p>ebbb</text:p>
          </table:table-cell>
          <table:table-cell office:value-type="string" calcext:value-type="string">
            <text:p>man: divide,split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/>
          <table:table-cell office:value-type="string" calcext:value-type="string">
            <text:p>eb30</text:p>
          </table:table-cell>
          <table:table-cell office:value-type="string" calcext:value-type="string">
            <text:p>Kill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/>
          <table:table-cell office:value-type="string" calcext:value-type="string">
            <text:p>eb3e</text:p>
          </table:table-cell>
          <table:table-cell office:value-type="string" calcext:value-type="string">
            <text:p>man: kill,destroy,destruction: knife,cut: person 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/>
          <table:table-cell office:value-type="string" calcext:value-type="string">
            <text:p>ebef</text:p>
          </table:table-cell>
          <table:table-cell office:value-type="string" calcext:value-type="string">
            <text:p>Cross: person: mouth,said,speak,confession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/>
          <table:table-cell office:value-type="string" calcext:value-type="string">
            <text:p>ecf1</text:p>
          </table:table-cell>
          <table:table-cell office:value-type="string" calcext:value-type="string">
            <text:p>Woman: wine: cup,drink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/>
          <table:table-cell office:value-type="string" calcext:value-type="string">
            <text:p>e041</text:p>
          </table:table-cell>
          <table:table-cell office:value-type="string" calcext:value-type="string">
            <text:p>Call,beckon: mouth,said,speak,confession: near,close 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,confession: thing</text:p>
          </table:table-cell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3a2</text:p>
          </table:table-cell>
          <table:table-cell office:value-type="string" calcext:value-type="string">
            <text:p>Awake: end,finish: sleep,rest,lie_down: village: many,much: neighbor: house: near,close 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eb77</text:p>
          </table:table-cell>
          <table:table-cell office:value-type="string" calcext:value-type="string">
            <text:p>land,ground,earth,space: wilderness,desert: no,not: tree,plant,wood</text:p>
          </table:table-cell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</text:p>
          </table:table-cell>
          <table:table-cell/>
          <table:table-cell office:value-type="string" calcext:value-type="string">
            <text:p>e3a3</text:p>
          </table:table-cell>
          <table:table-cell office:value-type="string" calcext:value-type="string">
            <text:p>Man: small,few: donkey: small,few: horse</text:p>
          </table:table-cell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/>
          <table:table-cell office:value-type="string" calcext:value-type="string">
            <text:p>e3e7</text:p>
          </table:table-cell>
          <table:table-cell office:value-type="string" calcext:value-type="string">
            <text:p>Donkey: small,few: horse: village: many,much: neighbor: house: near,close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/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e0fa</text:p>
          </table:table-cell>
          <table:table-cell office:value-type="string" calcext:value-type="string">
            <text:p>Man: small,few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/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/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/>
          <table:table-cell office:value-type="string" calcext:value-type="string">
            <text:p>e0ff</text:p>
          </table:table-cell>
          <table:table-cell office:value-type="string" calcext:value-type="string">
            <text:p>Man: many,much: child: small,few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/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/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,manage: forward,to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/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/>
          <table:table-cell office:value-type="string" calcext:value-type="string">
            <text:p>e057</text:p>
          </table:table-cell>
          <table:table-cell office:value-type="string" calcext:value-type="string">
            <text:p>mouth,said,speak,confession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/>
          <table:table-cell office:value-type="string" calcext:value-type="string">
            <text:p>e34d</text:p>
          </table:table-cell>
          <table:table-cell office:value-type="string" calcext:value-type="string">
            <text:p>cross: tomb,grave: house: 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/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<text:s/>ascend 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/>
          <table:table-cell office:value-type="string" calcext:value-type="string">
            <text:p>ec10</text:p>
          </table:table-cell>
          <table:table-cell office:value-type="string" calcext:value-type="string">
            <text:p>man: good: king,ruler,lord,master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/>
          <table:table-cell office:value-type="string" calcext:value-type="string">
            <text:p>ebbc</text:p>
          </table:table-cell>
          <table:table-cell office:value-type="string" calcext:value-type="string">
            <text:p>man: according_to: same,equal: mouth,said,speak,confession 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/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/>
          <table:table-cell office:value-type="string" calcext:value-type="string">
            <text:p>ec52</text:p>
          </table:table-cell>
          <table:table-cell office:value-type="string" calcext:value-type="string">
            <text:p>man: good: happy,joy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/>
          <table:table-cell office:value-type="string" calcext:value-type="string">
            <text:p>e168</text:p>
          </table:table-cell>
          <table:table-cell office:value-type="string" calcext:value-type="string">
            <text:p>Man: very: donkey: small,few: horse</text:p>
          </table:table-cell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/>
          <table:table-cell office:value-type="string" calcext:value-type="string">
            <text:p>e3c5</text:p>
          </table:table-cell>
          <table:table-cell office:value-type="string" calcext:value-type="string">
            <text:p>No,not: people: village: many,much: neighbor: house: near,close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/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ron</text:p>
          </table:table-cell>
          <table:table-cell/>
          <table:table-cell office:value-type="string" calcext:value-type="string">
            <text:p>e2f5</text:p>
          </table:table-cell>
          <table:table-cell office:value-type="string" calcext:value-type="string">
            <text:p>Shout: big: mouth,said,speak: river,stream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/>
          <table:table-cell office:value-type="string" calcext:value-type="string">
            <text:p>ec34</text:p>
          </table:table-cell>
          <table:table-cell office:value-type="string" calcext:value-type="string">
            <text:p>man: complete,perfect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/>
          <table:table-cell office:value-type="string" calcext:value-type="string">
            <text:p>edb8</text:p>
          </table:table-cell>
          <table:table-cell office:value-type="string" calcext:value-type="string">
            <text:p>Fast_speed: very: forward,to: land,ground,earth,space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ea5c</text:p>
          </table:table-cell>
          <table:table-cell office:value-type="string" calcext:value-type="string">
            <text:p>man: heal: hand: health,healthy: happy,joy: face: hear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/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ea90</text:p>
          </table:table-cell>
          <table:table-cell office:value-type="string" calcext:value-type="string">
            <text:p>Bad: 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/>
          <table:table-cell office:value-type="string" calcext:value-type="string">
            <text:p>e05f</text:p>
          </table:table-cell>
          <table:table-cell office:value-type="string" calcext:value-type="string">
            <text:p>quiet,silence: 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/>
          <table:table-cell office:value-type="string" calcext:value-type="string">
            <text:p>efae</text:p>
          </table:table-cell>
          <table:table-cell office:value-type="string" calcext:value-type="string">
            <text:p>Man: eat,food,meal: mouth,said,speak,confession: thing: fire,heat,hot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/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/>
          <table:table-cell office:value-type="string" calcext:value-type="string">
            <text:p>e0bc</text:p>
          </table:table-cell>
          <table:table-cell office:value-type="string" calcext:value-type="string">
            <text:p>Idol: mute: mouth,said,speak: no,not: thing: tree,plant,wood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<text:s/>Ashhur 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land,ground,earth,space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/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/>
          <table:table-cell office:value-type="string" calcext:value-type="string">
            <text:p>edba</text:p>
          </table:table-cell>
          <table:table-cell office:value-type="string" calcext:value-type="string">
            <text:p>Cow: land,earth,ground,space 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/>
          <table:table-cell office:value-type="string" calcext:value-type="string">
            <text:p>e0ef</text:p>
          </table:table-cell>
          <table:table-cell office:value-type="string" calcext:value-type="string">
            <text:p>Black: color: moon,night: land,ground,earth,space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/>
          <table:table-cell office:value-type="string" calcext:value-type="string">
            <text:p>edbb</text:p>
          </table:table-cell>
          <table:table-cell office:value-type="string" calcext:value-type="string">
            <text:p>Man: black: color: moon,night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,space</text:p>
          </table:table-cell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/>
          <table:table-cell office:value-type="string" calcext:value-type="string">
            <text:p>e3a4</text:p>
          </table:table-cell>
          <table:table-cell office:value-type="string" calcext:value-type="string">
            <text:p>Man: chain,bound,arrest,imprisoned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/>
          <table:table-cell office:value-type="string" calcext:value-type="string">
            <text:p>e1ef</text:p>
          </table:table-cell>
          <table:table-cell office:value-type="string" calcext:value-type="string">
            <text:p>Many,much: war,battle,fight: people</text:p>
          </table:table-cell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/>
          <table:table-cell office:value-type="string" calcext:value-type="string">
            <text:p>e2bf</text:p>
          </table:table-cell>
          <table:table-cell office:value-type="string" calcext:value-type="string">
            <text:p>Man: prison: house: chain,bound,arrest,imprisoned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/>
          <table:table-cell office:value-type="string" calcext:value-type="string">
            <text:p>eb20</text:p>
          </table:table-cell>
          <table:table-cell office:value-type="string" calcext:value-type="string">
            <text:p>near,close: village: many,much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<text:s/>confidence 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/>
          <table:table-cell office:value-type="string" calcext:value-type="string">
            <text:p>edbc</text:p>
          </table:table-cell>
          <table:table-cell office:value-type="string" calcext:value-type="string">
            <text:p>Up: grow,growth,ripen: land,ground,earth,space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/>
          <table:table-cell office:value-type="string" calcext:value-type="string">
            <text:p>ebbe</text:p>
          </table:table-cell>
          <table:table-cell office:value-type="string" calcext:value-type="string">
            <text:p>man: go,travel,trip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/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close </text:p>
          </table:table-cell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/>
          <table:table-cell office:value-type="string" calcext:value-type="string">
            <text:p>e3c6</text:p>
          </table:table-cell>
          <table:table-cell office:value-type="string" calcext:value-type="string">
            <text:p>Crown: thing: king,ruler,lord,master: cow: land,ground,earth,space</text:p>
          </table:table-cell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m</text:p>
          </table:table-cell>
          <table:table-cell/>
          <table:table-cell office:value-type="string" calcext:value-type="string">
            <text:p>e3c7</text:p>
          </table:table-cell>
          <table:table-cell office:value-type="string" calcext:value-type="string">
            <text:p>Cover: straight: thing: land,ground,earth,space</text:p>
          </table:table-cell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/>
          <table:table-cell office:value-type="string" calcext:value-type="string">
            <text:p>e3a5</text:p>
          </table:table-cell>
          <table:table-cell office:value-type="string" calcext:value-type="string">
            <text:p>Spy: eye,see: mute: mouth,said,speak: no,not: person: road,path,way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eb07</text:p>
          </table:table-cell>
          <table:table-cell office:value-type="string" calcext:value-type="string">
            <text:p>ignorant,ignorance: know,knowledge: no,not: village: many,much: neighbor: house: near,close</text:p>
          </table:table-cell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/>
          <table:table-cell office:value-type="string" calcext:value-type="string">
            <text:p>eb31</text:p>
          </table:table-cell>
          <table:table-cell office:value-type="string" calcext:value-type="string">
            <text:p>time,when: village: many,much: neighbor: house: near,close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e034</text:p>
          </table:table-cell>
          <table:table-cell office:value-type="string" calcext:value-type="string">
            <text:p>King,ruler,lord,master: mouth,said,speak,confession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<text:s/>revenge avenge 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same,equal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/>
          <table:table-cell office:value-type="string" calcext:value-type="string">
            <text:p>efea</text:p>
          </table:table-cell>
          <table:table-cell office:value-type="string" calcext:value-type="string">
            <text:p>OT: 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/>
          <table:table-cell office:value-type="string" calcext:value-type="string">
            <text:p>ec54</text:p>
          </table:table-cell>
          <table:table-cell office:value-type="string" calcext:value-type="string">
            <text:p>end,finish: sleep,rest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/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/>
          <table:table-cell office:value-type="string" calcext:value-type="string">
            <text:p>e3da</text:p>
          </table:table-cell>
          <table:table-cell office:value-type="string" calcext:value-type="string">
            <text:p>Very: strong: hand: power,ability,can: big: knife,cut: land,ground,earth,space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/>
          <table:table-cell office:value-type="string" calcext:value-type="string">
            <text:p>ea6c</text:p>
          </table:table-cell>
          <table:table-cell office:value-type="string" calcext:value-type="string">
            <text:p>man: person: help: helper,attendant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/>
          <table:table-cell office:value-type="string" calcext:value-type="string">
            <text:p>eb7e</text:p>
          </table:table-cell>
          <table:table-cell office:value-type="string" calcext:value-type="string">
            <text:p>praise,worship,exalt,dignify: mouth,said,speak,confession: good: 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/>
          <table:table-cell office:value-type="string" calcext:value-type="string">
            <text:p>e3e2</text:p>
          </table:table-cell>
          <table:table-cell office:value-type="string" calcext:value-type="string">
            <text:p>Man: very: sharp: knife,cut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/>
          <table:table-cell office:value-type="string" calcext:value-type="string">
            <text:p>ebbf</text:p>
          </table:table-cell>
          <table:table-cell office:value-type="string" calcext:value-type="string">
            <text:p>have: hand: .: mute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/>
          <table:table-cell office:value-type="string" calcext:value-type="string">
            <text:p>e169</text:p>
          </table:table-cell>
          <table:table-cell office:value-type="string" calcext:value-type="string">
            <text:p>Man: very: no,not: knife,cut</text:p>
          </table:table-cell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/>
          <table:table-cell office:value-type="string" calcext:value-type="string">
            <text:p>e3c8</text:p>
          </table:table-cell>
          <table:table-cell office:value-type="string" calcext:value-type="string">
            <text:p>Allow,permission.permit: abide,dwell: house: good: heart: land,ground,earth,space</text:p>
          </table:table-cell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/>
          <table:table-cell office:value-type="string" calcext:value-type="string">
            <text:p>e0bd</text:p>
          </table:table-cell>
          <table:table-cell office:value-type="string" calcext:value-type="string">
            <text:p>King,ruler,lord,master: direction: land,ground,earth,space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/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<text:s/>Babel 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,ignorance: know,knowledge: no,not: land,ground,earth,spac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/>
          <table:table-cell office:value-type="string" calcext:value-type="string">
            <text:p>eca1</text:p>
          </table:table-cell>
          <table:table-cell office:value-type="string" calcext:value-type="string">
            <text:p>Man: prophesy: eye,see: forward,to: donkey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/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lord,master</text:p>
          </table:table-cell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/>
          <table:table-cell office:value-type="string" calcext:value-type="string">
            <text:p>e3c0</text:p>
          </table:table-cell>
          <table:table-cell office:value-type="string" calcext:value-type="string">
            <text:p>Idol: mute: mouth,said,speak: no,not: thing: land,ground,earth,space</text:p>
          </table:table-cell>
        </table:table-row>
        <table:table-row table:style-name="ro1">
          <table:table-cell office:value-type="string" calcext:value-type="string">
            <text:p></text:p>
          </table:table-cell>
          <table:table-cell office:value-type="string" calcext:value-type="string">
            <text:p>Bamoth_man</text:p>
          </table:table-cell>
          <table:table-cell/>
          <table:table-cell office:value-type="string" calcext:value-type="string">
            <text:p>e2f6</text:p>
          </table:table-cell>
          <table:table-cell office:value-type="string" calcext:value-type="string">
            <text:p>Man: idol: mute: mouth,said,speak: no,not: thing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/>
          <table:table-cell office:value-type="string" calcext:value-type="string">
            <text:p>e2b1</text:p>
          </table:table-cell>
          <table:table-cell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<text:s/>baptize 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ater,wet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/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/>
          <table:table-cell office:value-type="string" calcext:value-type="string">
            <text:p>ea97</text:p>
          </table:table-cell>
          <table:table-cell office:value-type="string" calcext:value-type="string">
            <text:p>man: happy,joy: face: many,much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/>
          <table:table-cell office:value-type="string" calcext:value-type="string">
            <text:p>ed02</text:p>
          </table:table-cell>
          <table:table-cell office:value-type="string" calcext:value-type="string">
            <text:p>Man: shak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/>
          <table:table-cell office:value-type="string" calcext:value-type="string">
            <text:p>ec2f</text:p>
          </table:table-cell>
          <table:table-cell office:value-type="string" calcext:value-type="string">
            <text:p>man: encourage: free,freedom: no,not: chain,imprisoned,bound,arrest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/>
          <table:table-cell office:value-type="string" calcext:value-type="string">
            <text:p>eb69</text:p>
          </table:table-cell>
          <table:table-cell office:value-type="string" calcext:value-type="string">
            <text:p>man: water,wet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/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/>
          <table:table-cell office:value-type="string" calcext:value-type="string">
            <text:p>e36b</text:p>
          </table:table-cell>
          <table:table-cell office:value-type="string" calcext:value-type="string">
            <text:p>man: blind: no,not: eye,see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/>
          <table:table-cell office:value-type="string" calcext:value-type="string">
            <text:p>edbd</text:p>
          </table:table-cell>
          <table:table-cell office:value-type="string" calcext:value-type="string">
            <text:p>Woman: perfume,fragrant: good: nose,smell</text:p>
          </table:table-cell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/>
          <table:table-cell office:value-type="string" calcext:value-type="string">
            <text:p>e3a6</text:p>
          </table:table-cell>
          <table:table-cell office:value-type="string" calcext:value-type="string">
            <text:p>Soft: land,ground,earth,spac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/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/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/>
          <table:table-cell office:value-type="string" calcext:value-type="string">
            <text:p>e227</text:p>
          </table:table-cell>
          <table:table-cell office:value-type="string" calcext:value-type="string">
            <text:p>bear_with: very: with: same,equal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/>
          <table:table-cell office:value-type="string" calcext:value-type="string">
            <text:p>e103</text:p>
          </table:table-cell>
          <table:table-cell office:value-type="string" calcext:value-type="string">
            <text:p>animal: bad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<text:s/>hit 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pain,hurt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<text:s/>beauty 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<text:s/>purpose because reason 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<text:s/>convert 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/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<text:s/>mattress 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/>
          <table:table-cell office:value-type="string" calcext:value-type="string">
            <text:p>e1ee</text:p>
          </table:table-cell>
          <table:table-cell office:value-type="string" calcext:value-type="string">
            <text:p>Man: same,equal: part,some</text:p>
          </table:table-cell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e3a7</text:p>
          </table:table-cell>
          <table:table-cell office:value-type="string" calcext:value-type="string">
            <text:p>Well: water,wet: hole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/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/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/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,close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e21e</text:p>
          </table:table-cell>
          <table:table-cell office:value-type="string" calcext:value-type="string">
            <text:p>very: mouth,said,speak,confession: desire,like,want,will: love,compassion: heart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/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/>
          <table:table-cell office:value-type="string" calcext:value-type="string">
            <text:p>e1ed</text:p>
          </table:table-cell>
          <table:table-cell office:value-type="string" calcext:value-type="string">
            <text:p>Man: king,lord,ruler,master: near,close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/>
          <table:table-cell office:value-type="string" calcext:value-type="string">
            <text:p>edc1</text:p>
          </table:table-cell>
          <table:table-cell office:value-type="string" calcext:value-type="string">
            <text:p>Eat,food,meal: mouth,said,speak,confession: thing: village: many,much: neighbor: house: near,close 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<text:s/>faith 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e0be</text:p>
          </table:table-cell>
          <table:table-cell office:value-type="string" calcext:value-type="string">
            <text:p>Small,few: sound,noise: ear,hear: thing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/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/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/>
          <table:table-cell office:value-type="string" calcext:value-type="string">
            <text:p>e3db</text:p>
          </table:table-cell>
          <table:table-cell office:value-type="string" calcext:value-type="string">
            <text:p>Need,have_to: hand: very: change,turn: land,ground,earth,space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/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/>
          <table:table-cell office:value-type="string" calcext:value-type="string">
            <text:p>e3c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/>
          <table:table-cell office:value-type="string" calcext:value-type="string">
            <text:p>eda3</text:p>
          </table:table-cell>
          <table:table-cell office:value-type="string" calcext:value-type="string">
            <text:p>Man: very: fire,heat,hot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/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/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,much: neighbor: house: near,close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/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,not: village: many,much: neighbor: house: near,close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/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,not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/>
          <table:table-cell office:value-type="string" calcext:value-type="string">
            <text:p>efb3</text:p>
          </table:table-cell>
          <table:table-cell office:value-type="string" calcext:value-type="string">
            <text:p>Man: trouble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/>
          <table:table-cell office:value-type="string" calcext:value-type="string">
            <text:p>eb9e</text:p>
          </table:table-cell>
          <table:table-cell office:value-type="string" calcext:value-type="string">
            <text:p>woman: victory,prevail,triumph: king,lord,ruler,master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/>
          <table:table-cell office:value-type="string" calcext:value-type="string">
            <text:p>e3dc</text:p>
          </table:table-cell>
          <table:table-cell office:value-type="string" calcext:value-type="string">
            <text:p>House: land,ground,earth,space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/>
          <table:table-cell office:value-type="string" calcext:value-type="string">
            <text:p>e349</text:p>
          </table:table-cell>
          <table:table-cell office:value-type="string" calcext:value-type="string">
            <text:p>house: 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/>
          <table:table-cell office:value-type="string" calcext:value-type="string">
            <text:p>edc4</text:p>
          </table:table-cell>
          <table:table-cell office:value-type="string" calcext:value-type="string">
            <text:p>Hei: village: many,much: neighborhood: house: near,close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/>
          <table:table-cell office:value-type="string" calcext:value-type="string">
            <text:p>eba0</text:p>
          </table:table-cell>
          <table:table-cell office:value-type="string" calcext:value-type="string">
            <text:p>love,compassion: person: lake: small,few: water,wet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/>
          <table:table-cell office:value-type="string" calcext:value-type="string">
            <text:p>ea45</text:p>
          </table:table-cell>
          <table:table-cell office:value-type="string" calcext:value-type="string">
            <text:p>birth,born: start,beginning: person: village: many,much: neighbor: house: near,close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/>
          <table:table-cell office:value-type="string" calcext:value-type="string">
            <text:p>e348</text:p>
          </table:table-cell>
          <table:table-cell office:value-type="string" calcext:value-type="string">
            <text:p>Cross: horse: village: many,much: neighbor: house: near,close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/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,much: neighbor: house: near,close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/>
          <table:table-cell office:value-type="string" calcext:value-type="string">
            <text:p>e1e0</text:p>
          </table:table-cell>
          <table:table-cell office:value-type="string" calcext:value-type="string">
            <text:p>OT: man: 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/>
          <table:table-cell office:value-type="string" calcext:value-type="string">
            <text:p>e1a0</text:p>
          </table:table-cell>
          <table:table-cell office:value-type="string" calcext:value-type="string">
            <text:p>OT: man: clean,pure: water,wet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<text:s/>betrayal 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true,truth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e09e</text:p>
          </table:table-cell>
          <table:table-cell office:value-type="string" calcext:value-type="string">
            <text:p>good: many,much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/>
          <table:table-cell office:value-type="string" calcext:value-type="string">
            <text:p>e0bf</text:p>
          </table:table-cell>
          <table:table-cell office:value-type="string" calcext:value-type="string">
            <text:p>Man: very: power,can,ability: big: knife,cut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<text:s/>Scripture Bible 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/>
          <table:table-cell office:value-type="string" calcext:value-type="string">
            <text:p>eefa</text:p>
          </table:table-cell>
          <table:table-cell office:value-type="string" calcext:value-type="string">
            <text:p>Woman: strong: hand: power,ability,can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/>
          <table:table-cell office:value-type="string" calcext:value-type="string">
            <text:p>efeb</text:p>
          </table:table-cell>
          <table:table-cell office:value-type="string" calcext:value-type="string">
            <text:p>Man: humble,humility: small,few: mouth,said,speak,confession: me,I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/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<text:s/>born 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start,beginning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,space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<text:s/>insult blasphemy 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god: king,lord,ruler,master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/>
          <table:table-cell office:value-type="string" calcext:value-type="string">
            <text:p>eb8d</text:p>
          </table:table-cell>
          <table:table-cell office:value-type="string" calcext:value-type="string">
            <text:p>man: small,few: tree,plant,wood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<text:s/>blessing 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,confession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/>
          <table:table-cell office:value-type="string" calcext:value-type="string">
            <text:p>ea21</text:p>
          </table:table-cell>
          <table:table-cell office:value-type="string" calcext:value-type="string">
            <text:p>happy,joy: face: many,much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e087</text:p>
          </table:table-cell>
          <table:table-cell office:value-type="string" calcext:value-type="string">
            <text:p>hand: water,wet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<text:s/>pride boast 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/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<text:s/>learn book 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/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<text:s/>dish 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/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/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/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<text:s/>courage 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<text:s/>loaf 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,confession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e0e1</text:p>
          </table:table-cell>
          <table:table-cell office:value-type="string" calcext:value-type="string">
            <text:p>knife,cut: all,whole</text:p>
          </table:table-cell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/>
          <table:table-cell office:value-type="string" calcext:value-type="string">
            <text:p>e2db</text:p>
          </table:table-cell>
          <table:table-cell office:value-type="string" calcext:value-type="string">
            <text:p>In_front: body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/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<text:s/>breath 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/>
          <table:table-cell office:value-type="string" calcext:value-type="string">
            <text:p>ebdb</text:p>
          </table:table-cell>
          <table:table-cell office:value-type="string" calcext:value-type="string">
            <text:p>Bad: no,not: good: forward,to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/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<text:s/>carry bring 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/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/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e17a</text:p>
          </table:table-cell>
          <table:table-cell office:value-type="string" calcext:value-type="string">
            <text:p>house: make,creat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/>
          <table:table-cell office:value-type="string" calcext:value-type="string">
            <text:p>e3e3</text:p>
          </table:table-cell>
          <table:table-cell office:value-type="string" calcext:value-type="string">
            <text:p>Man: empty: full: cup.drink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/>
          <table:table-cell office:value-type="string" calcext:value-type="string">
            <text:p>ec86</text:p>
          </table:table-cell>
          <table:table-cell office:value-type="string" calcext:value-type="string">
            <text:p>Heavy: weigh: 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<text:s/>burnt 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e0d7</text:p>
          </table:table-cell>
          <table:table-cell office:value-type="string" calcext:value-type="string">
            <text:p>straight: dead,death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e11a</text:p>
          </table:table-cell>
          <table:table-cell office:value-type="string" calcext:value-type="string">
            <text:p>thing: clothing,fabric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spend 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forward,to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/>
          <table:table-cell office:value-type="string" calcext:value-type="string">
            <text:p>e1a5</text:p>
          </table:table-cell>
          <table:table-cell office:value-type="string" calcext:value-type="string">
            <text:p>Man: least: very: small,few: know,knowledge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/>
          <table:table-cell office:value-type="string" calcext:value-type="string">
            <text:p>e370</text:p>
          </table:table-cell>
          <table:table-cell office:value-type="string" calcext:value-type="string">
            <text:p>man: big: king,lord,ruler,master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/>
          <table:table-cell office:value-type="string" calcext:value-type="string">
            <text:p>e346</text:p>
          </table:table-cell>
          <table:table-cell office:value-type="string" calcext:value-type="string">
            <text:p>Big: king,ruler,lord,master: land,ground,earth,space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/>
          <table:table-cell office:value-type="string" calcext:value-type="string">
            <text:p>ea77</text:p>
          </table:table-cell>
          <table:table-cell office:value-type="string" calcext:value-type="string">
            <text:p>man: crucify: kill,destroy,destruction: knife,cut: person: cros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<text:s/>Cain Cainan 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/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/>
          <table:table-cell office:value-type="string" calcext:value-type="string">
            <text:p>e2b2</text:p>
          </table:table-cell>
          <table:table-cell office:value-type="string" calcext:value-type="string">
            <text:p>Man: dog: small,few: animal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<text:s/>call 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,confession: near,close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/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/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,much: neighbor: house: near,close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/>
          <table:table-cell office:value-type="string" calcext:value-type="string">
            <text:p>e33d</text:p>
          </table:table-cell>
          <table:table-cell office:value-type="string" calcext:value-type="string">
            <text:p>promise: mouth,said,speak,confession: work,do: land,ground,earth,space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/>
          <table:table-cell office:value-type="string" calcext:value-type="string">
            <text:p>edc7</text:p>
          </table:table-cell>
          <table:table-cell office:value-type="string" calcext:value-type="string">
            <text:p>Man: promise: mouth,said,speak,confession: work,do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/>
          <table:table-cell office:value-type="string" calcext:value-type="string">
            <text:p>eb85</text:p>
          </table:table-cell>
          <table:table-cell office:value-type="string" calcext:value-type="string">
            <text:p>woman: king,lord,ruler,master 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/>
          <table:table-cell office:value-type="string" calcext:value-type="string">
            <text:p>e33a</text:p>
          </table:table-cell>
          <table:table-cell office:value-type="string" calcext:value-type="string">
            <text:p>soft: village: many,much: neighbor: house: near,close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/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/>
          <table:table-cell office:value-type="string" calcext:value-type="string">
            <text:p>eb74</text:p>
          </table:table-cell>
          <table:table-cell office:value-type="string" calcext:value-type="string">
            <text:p>horse: land,ground,earth,space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<text:s/>warn 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/>
          <table:table-cell office:value-type="string" calcext:value-type="string">
            <text:p>ecad</text:p>
          </table:table-cell>
          <table:table-cell office:value-type="string" calcext:value-type="string">
            <text:p>Man: cloak: big: clothing,fabric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<text:s/>trial 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forward,to: hand: same,equal: land,ground,earth,space: church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/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<text:s/>Clauda 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ater,wet: land,ground,earth,space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/>
          <table:table-cell office:value-type="string" calcext:value-type="string">
            <text:p>eb3d</text:p>
          </table:table-cell>
          <table:table-cell office:value-type="string" calcext:value-type="string">
            <text:p>small,few: village: many,much: neighbor: house: near,close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/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/>
          <table:table-cell office:value-type="string" calcext:value-type="string">
            <text:p>eb7a</text:p>
          </table:table-cell>
          <table:table-cell office:value-type="string" calcext:value-type="string">
            <text:p>lead,leader,manage: forward,to: person: war,fight,battle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<text:s/>bound arrest chain 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<text:s/>sit 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/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turn 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e230</text:p>
          </table:table-cell>
          <table:table-cell office:value-type="string" calcext:value-type="string">
            <text:p>book,read,learn: part,some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/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/>
          <table:table-cell office:value-type="string" calcext:value-type="string">
            <text:p>e3a8</text:p>
          </table:table-cell>
          <table:table-cell office:value-type="string" calcext:value-type="string">
            <text:p>Fast_speed: very: forward,to: spirit: no,not: person</text:p>
          </table:table-cell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/>
          <table:table-cell office:value-type="string" calcext:value-type="string">
            <text:p>e2da</text:p>
          </table:table-cell>
          <table:table-cell office:value-type="string" calcext:value-type="string">
            <text:p>Mouth,said,speak: grass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/>
          <table:table-cell office:value-type="string" calcext:value-type="string">
            <text:p>eb22</text:p>
          </table:table-cell>
          <table:table-cell office:value-type="string" calcext:value-type="string">
            <text:p>island: water,wet: land,ground,earth,space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/>
          <table:table-cell office:value-type="string" calcext:value-type="string">
            <text:p>ea8f</text:p>
          </table:table-cell>
          <table:table-cell office:value-type="string" calcext:value-type="string">
            <text:p>bad: no,not: good: 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<text:s/>Messiah 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lord,master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<text:s/>Christian 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forward,to: king,lord,ruler,master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/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,confession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/>
          <table:table-cell office:value-type="string" calcext:value-type="string">
            <text:p>eb5b</text:p>
          </table:table-cell>
          <table:table-cell office:value-type="string" calcext:value-type="string">
            <text:p>hair: face: clothing,fabric: land,ground,earth,space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<text:s/>circumcision 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 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/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,space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/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ebec</text:p>
          </table:table-cell>
          <table:table-cell office:value-type="string" calcext:value-type="string">
            <text:p>Water,wet: dirt,soil,ground_soil: land,ground,earth,space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<text:s/>pure 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ater,wet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/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/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/>
          <table:table-cell office:value-type="string" calcext:value-type="string">
            <text:p>ea76</text:p>
          </table:table-cell>
          <table:table-cell office:value-type="string" calcext:value-type="string">
            <text:p>big: clothing,fabric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/>
          <table:table-cell office:value-type="string" calcext:value-type="string">
            <text:p>ebb5</text:p>
          </table:table-cell>
          <table:table-cell office:value-type="string" calcext:value-type="string">
            <text:p>man: near,close: cross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<text:s/>to_clothe 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clothing,fabric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<text:s/>fabric 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/>
          <table:table-cell office:value-type="string" calcext:value-type="string">
            <text:p>ec14</text:p>
          </table:table-cell>
          <table:table-cell office:value-type="string" calcext:value-type="string">
            <text:p>thorn: village: many,much: neighbor: house: near,close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<text:s/>cohort 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,much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/>
          <table:table-cell office:value-type="string" calcext:value-type="string">
            <text:p>ece8</text:p>
          </table:table-cell>
          <table:table-cell office:value-type="string" calcext:value-type="string">
            <text:p>Beast: 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<text:s/>visit 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,close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ea3b</text:p>
          </table:table-cell>
          <table:table-cell office:value-type="string" calcext:value-type="string">
            <text:p>love,compassion: sleep,rest,lie_dow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/>insist 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<text:s/>perfect 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/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<text:s/>condemnation 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,confession: know,knowledge: wrong: no,not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/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e332</text:p>
          </table:table-cell>
          <table:table-cell office:value-type="string" calcext:value-type="string">
            <text:p>tie,knot: dow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/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,much: neighbor: house: near,close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/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/>
          <table:table-cell office:value-type="string" calcext:value-type="string">
            <text:p>eb83</text:p>
          </table:table-cell>
          <table:table-cell office:value-type="string" calcext:value-type="string">
            <text:p>clothing,fabric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/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<text:s/>yes 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/>
          <table:table-cell office:value-type="string" calcext:value-type="string">
            <text:p>ec59</text:p>
          </table:table-cell>
          <table:table-cell office:value-type="string" calcext:value-type="string">
            <text:p>man: many,much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e0f7</text:p>
          </table:table-cell>
          <table:table-cell office:value-type="string" calcext:value-type="string">
            <text:p>body: forward,to; person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<text:s/>nation 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,space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/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,space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/>
          <table:table-cell office:value-type="string" calcext:value-type="string">
            <text:p>eb96</text:p>
          </table:table-cell>
          <table:table-cell office:value-type="string" calcext:value-type="string">
            <text:p>big: farm,field: grain,wheat: land,ground,earth,space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e0f6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/>
          <table:table-cell office:value-type="string" calcext:value-type="string">
            <text:p>e21d</text:p>
          </table:table-cell>
          <table:table-cell office:value-type="string" calcext:value-type="string">
            <text:p>promise: mouth,said,speak,confession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ec22</text:p>
          </table:table-cell>
          <table:table-cell office:value-type="string" calcext:value-type="string">
            <text:p>God: king,lord,ruler,master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/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,space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ater,wet: land,ground,earth,space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/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/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<text:s/>multitude 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/>
          <table:table-cell office:value-type="string" calcext:value-type="string">
            <text:p>eda4</text:p>
          </table:table-cell>
          <table:table-cell office:value-type="string" calcext:value-type="string">
            <text:p>Thing: king,lord,ruler,master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kill,destroy,destruction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/>
          <table:table-cell office:value-type="string" calcext:value-type="string">
            <text:p>e20c</text:p>
          </table:table-cell>
          <table:table-cell office:value-type="string" calcext:value-type="string">
            <text:p>sad,grieve: water,wet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<text:s/>drink 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e05a</text:p>
          </table:table-cell>
          <table:table-cell office:value-type="string" calcext:value-type="string">
            <text:p>mouth,said,speak,confession: bad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e254</text:p>
          </table:table-cell>
          <table:table-cell office:value-type="string" calcext:value-type="string">
            <text:p>clothing,fabric: window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/>
          <table:table-cell office:value-type="string" calcext:value-type="string">
            <text:p>e1e2</text:p>
          </table:table-cell>
          <table:table-cell office:value-type="string" calcext:value-type="string">
            <text:p>Land,ground,earth,space: man: all,whole: moon,night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<text:s/>Cush 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eb10</text:p>
          </table:table-cell>
          <table:table-cell office:value-type="string" calcext:value-type="string">
            <text:p>all,whole: work,do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<text:s/>drum 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 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/>
          <table:table-cell office:value-type="string" calcext:value-type="string">
            <text:p>edcb</text:p>
          </table:table-cell>
          <table:table-cell office:value-type="string" calcext:value-type="string">
            <text:p>Sad,grieve: tree,plant,wood 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eb88</text:p>
          </table:table-cell>
          <table:table-cell office:value-type="string" calcext:value-type="string">
            <text:p>good: island: water,wet: land,ground.earth,space: tree,plant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eb59</text:p>
          </table:table-cell>
          <table:table-cell office:value-type="string" calcext:value-type="string">
            <text:p>Horse: tie,knot: land,ground,earth,space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/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,confession: land,ground,earth,space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ecb1</text:p>
          </table:table-cell>
          <table:table-cell office:value-type="string" calcext:value-type="string">
            <text:p>deceive.deception,false,lead_astray,lie: bad: no,not: true,truth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/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ec31</text:p>
          </table:table-cell>
          <table:table-cell office:value-type="string" calcext:value-type="string">
            <text:p>blood: hand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/>
          <table:table-cell office:value-type="string" calcext:value-type="string">
            <text:p>edcc</text:p>
          </table:table-cell>
          <table:table-cell office:value-type="string" calcext:value-type="string">
            <text:p>King,lord,ruler,master: or: earth,ground,land,space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/>
          <table:table-cell office:value-type="string" calcext:value-type="string">
            <text:p>edcd</text:p>
          </table:table-cell>
          <table:table-cell office:value-type="string" calcext:value-type="string">
            <text:p>Man: king,lord,ruler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/>
          <table:table-cell office:value-type="string" calcext:value-type="string">
            <text:p>e2f7</text:p>
          </table:table-cell>
          <table:table-cell office:value-type="string" calcext:value-type="string">
            <text:p>Man: law,lawful,commandment: book,read,learn: allow,permission,permit: mouth,said,speak: king,ruler,lord,master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/>
          <table:table-cell office:value-type="string" calcext:value-type="string">
            <text:p>e00c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/>
          <table:table-cell office:value-type="string" calcext:value-type="string">
            <text:p>e00d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e35e</text:p>
          </table:table-cell>
          <table:table-cell office:value-type="string" calcext:value-type="string">
            <text:p>man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<text:s/>death dead 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/>
          <table:table-cell office:value-type="string" calcext:value-type="string">
            <text:p>e191</text:p>
          </table:table-cell>
          <table:table-cell office:value-type="string" calcext:value-type="string">
            <text:p>no,not: ear,hear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efb5</text:p>
          </table:table-cell>
          <table:table-cell office:value-type="string" calcext:value-type="string">
            <text:p>Woman: judge: king,lord,ruler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/>
          <table:table-cell office:value-type="string" calcext:value-type="string">
            <text:p>e33e</text:p>
          </table:table-cell>
          <table:table-cell office:value-type="string" calcext:value-type="string">
            <text:p>ten: land,ground,earth,spac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<text:s/>deception deceive false lead_astray 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true,truth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<text:s/>hypocrite 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lie,false,lead_astray: bad: no,not: true,truth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/>
          <table:table-cell office:value-type="string" calcext:value-type="string">
            <text:p>edce</text:p>
          </table:table-cell>
          <table:table-cell office:value-type="string" calcext:value-type="string">
            <text:p>Man: forward,to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<text:s/>depth 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/>
          <table:table-cell office:value-type="string" calcext:value-type="string">
            <text:p>efb6</text:p>
          </table:table-cell>
          <table:table-cell office:value-type="string" calcext:value-type="string">
            <text:p>Fast_speed: very: forward,to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/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/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tree,plant,wood: small,few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/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e0e5</text:p>
          </table:table-cell>
          <table:table-cell office:value-type="string" calcext:value-type="string">
            <text:p>no,not: mouth,said,speak,confession: know,knowledge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/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,much: neighbor: house: near,close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/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/>
          <table:table-cell office:value-type="string" calcext:value-type="string">
            <text:p>eb60</text:p>
          </table:table-cell>
          <table:table-cell office:value-type="string" calcext:value-type="string">
            <text:p>future: time: forward,to: children: small,few: peopl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<text:s/>like desire want 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/>
          <table:table-cell office:value-type="string" calcext:value-type="string">
            <text:p>e2b3</text:p>
          </table:table-cell>
          <table:table-cell office:value-type="string" calcext:value-type="string">
            <text:p>Man: very: call,beckon: mouth,said,speak: near,close</text:p>
          </table:table-cell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/>
          <table:table-cell office:value-type="string" calcext:value-type="string">
            <text:p>e3a9</text:p>
          </table:table-cell>
          <table:table-cell office:value-type="string" calcext:value-type="string">
            <text:p>Cry: sad,grieve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/>
          <table:table-cell office:value-type="string" calcext:value-type="string">
            <text:p>e3e8</text:p>
          </table:table-cell>
          <table:table-cell office:value-type="string" calcext:value-type="string">
            <text:p>No,not: thing: village: many,much: neighbor: house: near,close</text:p>
          </table:table-cell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/>
          <table:table-cell office:value-type="string" calcext:value-type="string">
            <text:p>e2ef</text:p>
          </table:table-cell>
          <table:table-cell office:value-type="string" calcext:value-type="string">
            <text:p>Man: covenant: very: promise: mouth,said,speak: work,do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/>
          <table:table-cell office:value-type="string" calcext:value-type="string">
            <text:p>ebb6</text:p>
          </table:table-cell>
          <table:table-cell office:value-type="string" calcext:value-type="string">
            <text:p>man: two: mind,think,think_opinion: know,knowledge: head: face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/>
          <table:table-cell office:value-type="string" calcext:value-type="string">
            <text:p>ecff</text:p>
          </table:table-cell>
          <table:table-cell office:value-type="string" calcext:value-type="string">
            <text:p>No,not: same,equal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/>
          <table:table-cell office:value-type="string" calcext:value-type="string">
            <text:p>e1ac</text:p>
          </table:table-cell>
          <table:table-cell office:value-type="string" calcext:value-type="string">
            <text:p>OT: man: tree,plant,wood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/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/>
          <table:table-cell office:value-type="string" calcext:value-type="string">
            <text:p>efed</text:p>
          </table:table-cell>
          <table:table-cell office:value-type="string" calcext:value-type="string">
            <text:p>King,lord,ruler,master: village: many,much: neighbor: house: near,close 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/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/>
          <table:table-cell office:value-type="string" calcext:value-type="string">
            <text:p>ece2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<text:s/>ground_soil dirt 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<text:s/>impure 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ater,wet: bad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e142</text:p>
          </table:table-cell>
          <table:table-cell office:value-type="string" calcext:value-type="string">
            <text:p>person: follow: people: forward,to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/>
          <table:table-cell office:value-type="string" calcext:value-type="string">
            <text:p>eda5</text:p>
          </table:table-cell>
          <table:table-cell office:value-type="string" calcext:value-type="string">
            <text:p>Whip: message: mouth,said,speak,confession: book,learn,read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/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/>
          <table:table-cell office:value-type="string" calcext:value-type="string">
            <text:p>e1ec</text:p>
          </table:table-cell>
          <table:table-cell office:value-type="string" calcext:value-type="string">
            <text:p>Man: small,few: part,some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/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<text:s/>disobey disobedience rebellion 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,confession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<text:s/>division divide separate 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/>
          <table:table-cell office:value-type="string" calcext:value-type="string">
            <text:p>ea3d</text:p>
          </table:table-cell>
          <table:table-cell office:value-type="string" calcext:value-type="string">
            <text:p>house: divide,split,division,separate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<text:s/>healer 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face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/>
          <table:table-cell office:value-type="string" calcext:value-type="string">
            <text:p>edcf</text:p>
          </table:table-cell>
          <table:table-cell office:value-type="string" calcext:value-type="string">
            <text:p>Man: lead,leader,manage: forward,to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/>
          <table:table-cell office:value-type="string" calcext:value-type="string">
            <text:p>e032</text:p>
          </table:table-cell>
          <table:table-cell office:value-type="string" calcext:value-type="string">
            <text:p>King,lord,ruler,master: power,can,ability: big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/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/>
          <table:table-cell office:value-type="string" calcext:value-type="string">
            <text:p>e3dd</text:p>
          </table:table-cell>
          <table:table-cell office:value-type="string" calcext:value-type="string">
            <text:p>Very: kill,destroy,destruction: knife,cut: person: land,ground,earth,space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/>
          <table:table-cell office:value-type="string" calcext:value-type="string">
            <text:p>efa3</text:p>
          </table:table-cell>
          <table:table-cell office:value-type="string" calcext:value-type="string">
            <text:p>Water,wet: two: village: many,much: neighbor: house: near,close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<text:s/>unbelief 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/>
          <table:table-cell office:value-type="string" calcext:value-type="string">
            <text:p>ea36</text:p>
          </table:table-cell>
          <table:table-cell office:value-type="string" calcext:value-type="string">
            <text:p>soft: mouth,said,speak,confession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/>
          <table:table-cell office:value-type="string" calcext:value-type="string">
            <text:p>e25e</text:p>
          </table:table-cell>
          <table:table-cell office:value-type="string" calcext:value-type="string">
            <text:p>bird: peace: sleep,rest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<text:s/>vision 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sleep,rest,lie_down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/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/>
          <table:table-cell office:value-type="string" calcext:value-type="string">
            <text:p>eb9c</text:p>
          </table:table-cell>
          <table:table-cell office:value-type="string" calcext:value-type="string">
            <text:p>woman: water,wet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e188</text:p>
          </table:table-cell>
          <table:table-cell office:value-type="string" calcext:value-type="string">
            <text:p>no,not: water,wet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/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e15d</text:p>
          </table:table-cell>
          <table:table-cell office:value-type="string" calcext:value-type="string">
            <text:p>small,few: part,some: land,ground,earth,space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<text:s/>hear 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<text:s/>earn 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e159</text:p>
          </table:table-cell>
          <table:table-cell office:value-type="string" calcext:value-type="string">
            <text:p>land,ground,earth,space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<text:s/>food eat 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/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/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forward,to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/>
          <table:table-cell office:value-type="string" calcext:value-type="string">
            <text:p>edd2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/>
          <table:table-cell office:value-type="string" calcext:value-type="string">
            <text:p>e1e9</text:p>
          </table:table-cell>
          <table:table-cell office:value-type="string" calcext:value-type="string">
            <text:p>Man: small,few: happy,jo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/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,wet: color: land,ground,earth,space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/>
          <table:table-cell office:value-type="string" calcext:value-type="string">
            <text:p>e1a6</text:p>
          </table:table-cell>
          <table:table-cell office:value-type="string" calcext:value-type="string">
            <text:p>OT: man: blood: hand: water,wet: colo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,space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/>
          <table:table-cell office:value-type="string" calcext:value-type="string">
            <text:p>efb8</text:p>
          </table:table-cell>
          <table:table-cell office:value-type="string" calcext:value-type="string">
            <text:p>Man: together_people,gathered_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/>
          <table:table-cell office:value-type="string" calcext:value-type="string">
            <text:p>edd3</text:p>
          </table:table-cell>
          <table:table-cell office:value-type="string" calcext:value-type="string">
            <text:p>OT: God: king,lord,ruler,master: man: love,compassion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/>
          <table:table-cell office:value-type="string" calcext:value-type="string">
            <text:p>e1e4</text:p>
          </table:table-cell>
          <table:table-cell office:value-type="string" calcext:value-type="string">
            <text:p>OT: son: man: small,few: love,compassion: .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/>
          <table:table-cell office:value-type="string" calcext:value-type="string">
            <text:p>e1a9</text:p>
          </table:table-cell>
          <table:table-cell office:value-type="string" calcext:value-type="string">
            <text:p>Man: dry: no,not: water,wet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/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,space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/>
          <table:table-cell office:value-type="string" calcext:value-type="string">
            <text:p>edd4</text:p>
          </table:table-cell>
          <table:table-cell office:value-type="string" calcext:value-type="string">
            <text:p>Man: everything: all,whole: time,when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/>
          <table:table-cell office:value-type="string" calcext:value-type="string">
            <text:p>e1e3</text:p>
          </table:table-cell>
          <table:table-cell office:value-type="string" calcext:value-type="string">
            <text:p>Man: know,knowledge: God: king,lord,ruler,master: love,compassion</text:p>
          </table:table-cell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/>
          <table:table-cell office:value-type="string" calcext:value-type="string">
            <text:p>e2b4</text:p>
          </table:table-cell>
          <table:table-cell office:value-type="string" calcext:value-type="string">
            <text:p>Man: with: same,equal; people; man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/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,manage: forward,to: person</text:p>
          </table:table-cell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/>
          <table:table-cell office:value-type="string" calcext:value-type="string">
            <text:p>e3ca</text:p>
          </table:table-cell>
          <table:table-cell office:value-type="string" calcext:value-type="string">
            <text:p>Arise,ascend: God: king,ruler,lord,master: man: love,compassi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/>
          <table:table-cell office:value-type="string" calcext:value-type="string">
            <text:p>ea70</text:p>
          </table:table-cell>
          <table:table-cell office:value-type="string" calcext:value-type="string">
            <text:p>man: king,ruler,lord,master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/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<text:s/>Heli 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/>
          <table:table-cell office:value-type="string" calcext:value-type="string">
            <text:p>e2b5</text:p>
          </table:table-cell>
          <table:table-cell office:value-type="string" calcext:value-type="string">
            <text:p>Man: very: quiet,silence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/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/>
          <table:table-cell office:value-type="string" calcext:value-type="string">
            <text:p>e2b6</text:p>
          </table:table-cell>
          <table:table-cell office:value-type="string" calcext:value-type="string">
            <text:p>Man: money,wealth,wealthy: land,ground,earth,space</text:p>
          </table:table-cell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/>
          <table:table-cell office:value-type="string" calcext:value-type="string">
            <text:p>e3e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/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/>
          <table:table-cell office:value-type="string" calcext:value-type="string">
            <text:p>e36a</text:p>
          </table:table-cell>
          <table:table-cell office:value-type="string" calcext:value-type="string">
            <text:p>man: fire,heat,hot</text:p>
          </table:table-cell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/>
          <table:table-cell office:value-type="string" calcext:value-type="string">
            <text:p>e0ca</text:p>
          </table:table-cell>
          <table:table-cell office:value-type="string" calcext:value-type="string">
            <text:p>Tree,plant,wood: land,ground,earth,space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/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<text:s/>Elishah 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power,can,ability: big: knife,cut</text:p>
          </table:table-cell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/>
          <table:table-cell office:value-type="string" calcext:value-type="string">
            <text:p>e2b7</text:p>
          </table:table-cell>
          <table:table-cell office:value-type="string" calcext:value-type="string">
            <text:p>Man: soft: descend</text:p>
          </table:table-cell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/>
          <table:table-cell office:value-type="string" calcext:value-type="string">
            <text:p>e3b5</text:p>
          </table:table-cell>
          <table:table-cell office:value-type="string" calcext:value-type="string">
            <text:p>Woman: soft: descend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/>
          <table:table-cell office:value-type="string" calcext:value-type="string">
            <text:p>ea6f</text:p>
          </table:table-cell>
          <table:table-cell office:value-type="string" calcext:value-type="string">
            <text:p>man: amazed,amazing,great: 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,confession: work,do: very</text:p>
          </table:table-cell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/>
          <table:table-cell office:value-type="string" calcext:value-type="string">
            <text:p>e2b8</text:p>
          </table:table-cell>
          <table:table-cell office:value-type="string" calcext:value-type="string">
            <text:p>Man: very: hide: hand: under: thing: .</text:p>
          </table:table-cell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/>
          <table:table-cell office:value-type="string" calcext:value-type="string">
            <text:p>e1fa</text:p>
          </table:table-cell>
          <table:table-cell office:value-type="string" calcext:value-type="string">
            <text:p>Man: spirit: no,not: person: hard: soft</text:p>
          </table:table-cell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/>
          <table:table-cell office:value-type="string" calcext:value-type="string">
            <text:p>e2c0</text:p>
          </table:table-cell>
          <table:table-cell office:value-type="string" calcext:value-type="string">
            <text:p>Man: redeem, redemption: money,wealth,wealthy: free,freedom: no,not: chain,bound,arrest,imprisoned 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/>
          <table:table-cell office:value-type="string" calcext:value-type="string">
            <text:p>edd6</text:p>
          </table:table-cell>
          <table:table-cell office:value-type="string" calcext:value-type="string">
            <text:p>Beat,hit: hand: pain,hurt: knife,cut: heart: ground,land,earth,space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/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/>
          <table:table-cell office:value-type="string" calcext:value-type="string">
            <text:p>edd7</text:p>
          </table:table-cell>
          <table:table-cell office:value-type="string" calcext:value-type="string">
            <text:p>Man: big: tree,plant,wood</text:p>
          </table:table-cell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/>
          <table:table-cell office:value-type="string" calcext:value-type="string">
            <text:p>e2f0</text:p>
          </table:table-cell>
          <table:table-cell office:value-type="string" calcext:value-type="string">
            <text:p>Man: small,few: hide: hand: under: thing: . 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/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/>
          <table:table-cell office:value-type="string" calcext:value-type="string">
            <text:p>ec5e</text:p>
          </table:table-cell>
          <table:table-cell office:value-type="string" calcext:value-type="string">
            <text:p>fire,heat,hot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/>
          <table:table-cell office:value-type="string" calcext:value-type="string">
            <text:p>efb9</text:p>
          </table:table-cell>
          <table:table-cell office:value-type="string" calcext:value-type="string">
            <text:p>Open: no,not: closed: gate: wall: door</text:p>
          </table:table-cell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/>
          <table:table-cell office:value-type="string" calcext:value-type="string">
            <text:p>e2b9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/>
          <table:table-cell office:value-type="string" calcext:value-type="string">
            <text:p>e262</text:p>
          </table:table-cell>
          <table:table-cell office:value-type="string" calcext:value-type="string">
            <text:p>free,freedom: no,not: chain,bound,arrest,imprisoned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<text:s/>finish 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/>
          <table:table-cell office:value-type="string" calcext:value-type="string">
            <text:p>e170</text:p>
          </table:table-cell>
          <table:table-cell office:value-type="string" calcext:value-type="string">
            <text:p>time,when: here: very: land,ground,earth,space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/>
          <table:table-cell office:value-type="string" calcext:value-type="string">
            <text:p>e025</text:p>
          </table:table-cell>
          <table:table-cell office:value-type="string" calcext:value-type="string">
            <text:p>person: hate: friend: 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<text:s/>Hanok 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,confession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<text:s/>Enosh 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e242</text:p>
          </table:table-cell>
          <table:table-cell office:value-type="string" calcext:value-type="string">
            <text:p>forward,to: do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<text:s/>envy 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,will: 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/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,confession: happy,joy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<text:s/>Epaphras 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/>
          <table:table-cell office:value-type="string" calcext:value-type="string">
            <text:p>e1ad</text:p>
          </table:table-cell>
          <table:table-cell office:value-type="string" calcext:value-type="string">
            <text:p>Man: small,few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/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/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/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 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/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/>
          <table:table-cell office:value-type="string" calcext:value-type="string">
            <text:p>efba</text:p>
          </table:table-cell>
          <table:table-cell office:value-type="string" calcext:value-type="string">
            <text:p>Fruit: village: many,much: neighbor: house: near,close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/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sleep,lie_down,rest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/>
          <table:table-cell office:value-type="string" calcext:value-type="string">
            <text:p>ec05</text:p>
          </table:table-cell>
          <table:table-cell office:value-type="string" calcext:value-type="string">
            <text:p>person: happy,joy: face: because,because,reason,therefore: know,knowledge: ?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ec61</text:p>
          </table:table-cell>
          <table:table-cell office:value-type="string" calcext:value-type="string">
            <text:p>man: beauty,beautiful: eye,see: good</text:p>
          </table:table-cell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/>
          <table:table-cell office:value-type="string" calcext:value-type="string">
            <text:p>e3aa</text:p>
          </table:table-cell>
          <table:table-cell office:value-type="string" calcext:value-type="string">
            <text:p>Man: awake: end,finish: sleep,rest,lie_down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/>
          <table:table-cell office:value-type="string" calcext:value-type="string">
            <text:p>ec0e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/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1ae</text:p>
          </table:table-cell>
          <table:table-cell office:value-type="string" calcext:value-type="string">
            <text:p>Man: beauty,beautiful: eye,see: good: small,few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/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/>
          <table:table-cell office:value-type="string" calcext:value-type="string">
            <text:p>edda</text:p>
          </table:table-cell>
          <table:table-cell office:value-type="string" calcext:value-type="string">
            <text:p>War,battle,fight: well: water,wet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/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,knowledge</text:p>
          </table:table-cell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/>
          <table:table-cell office:value-type="string" calcext:value-type="string">
            <text:p>e3cb</text:p>
          </table:table-cell>
          <table:table-cell office:value-type="string" calcext:value-type="string">
            <text:p>Grape: small,few: fruit: road,path,way: land,ground,earth,space 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/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/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/>
          <table:table-cell office:value-type="string" calcext:value-type="string">
            <text:p>e2c2</text:p>
          </table:table-cell>
          <table:table-cell office:value-type="string" calcext:value-type="string">
            <text:p>Very: water,wet: land,ground,earth,space 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,space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/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/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/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/>
          <table:table-cell office:value-type="string" calcext:value-type="string">
            <text:p>ece5</text:p>
          </table:table-cell>
          <table:table-cell office:value-type="string" calcext:value-type="string">
            <text:p>Woman: profit: money,wealth,wealthy: many,much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/>
          <table:table-cell office:value-type="string" calcext:value-type="string">
            <text:p>ecd8</text:p>
          </table:table-cell>
          <table:table-cell office:value-type="string" calcext:value-type="string">
            <text:p>River,stream: fruit 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/>
          <table:table-cell office:value-type="string" calcext:value-type="string">
            <text:p>eb1f</text:p>
          </table:table-cell>
          <table:table-cell office:value-type="string" calcext:value-type="string">
            <text:p>Man: fall: very: descend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/>
          <table:table-cell office:value-type="string" calcext:value-type="string">
            <text:p>e13f</text:p>
          </table:table-cell>
          <table:table-cell office:value-type="string" calcext:value-type="string">
            <text:p>person: mouth,said,speak,confession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/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/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e155</text:p>
          </table:table-cell>
          <table:table-cell office:value-type="string" calcext:value-type="string">
            <text:p>land,ground,earth,space: all,whole </text:p>
          </table:table-cell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/>
          <table:table-cell office:value-type="string" calcext:value-type="string">
            <text:p>e3c2</text:p>
          </table:table-cell>
          <table:table-cell office:value-type="string" calcext:value-type="string">
            <text:p>Man: end,finish: desire,want,like,will: love,compassion: heart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attern 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same,equal: work,do 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<text:s/>explanation 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,confession: understand,understanding: know,knowledge: very 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<text:s/>see 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/>
          <table:table-cell office:value-type="string" calcext:value-type="string">
            <text:p>e1aa</text:p>
          </table:table-cell>
          <table:table-cell office:value-type="string" calcext:value-type="string">
            <text:p>Man: small,few: eye,se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/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/>
          <table:table-cell office:value-type="string" calcext:value-type="string">
            <text:p>e3e9</text:p>
          </table:table-cell>
          <table:table-cell office:value-type="string" calcext:value-type="string">
            <text:p>Bone: wisdom,wise: know,knowledge: or: village: many,much: neighbor: house: near,close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/>
          <table:table-cell office:value-type="string" calcext:value-type="string">
            <text:p>ec18</text:p>
          </table:table-cell>
          <table:table-cell office:value-type="string" calcext:value-type="string">
            <text:p>good: boat: village: many,much: neighbor: house: near,close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<text:s/>faithfulness 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believe,faith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<text:s/>relative 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e197</text:p>
          </table:table-cell>
          <table:table-cell office:value-type="string" calcext:value-type="string">
            <text:p>no,not: near,close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/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,confession: happy,joy: face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<text:s/>field 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,space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/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,confession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/>
          <table:table-cell office:value-type="string" calcext:value-type="string">
            <text:p>e21a</text:p>
          </table:table-cell>
          <table:table-cell office:value-type="string" calcext:value-type="string">
            <text:p>very: forward,to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/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,confession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/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<text:s/>party 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,confession: thing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/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/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<text:s/>heat fire 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e233</text:p>
          </table:table-cell>
          <table:table-cell office:value-type="string" calcext:value-type="string">
            <text:p>start,beginning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09d</text:p>
          </table:table-cell>
          <table:table-cell office:value-type="string" calcext:value-type="string">
            <text:p>good: make,creat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/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ece0</text:p>
          </table:table-cell>
          <table:table-cell office:value-type="string" calcext:value-type="string">
            <text:p>kill,destroy,destruction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/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,confession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/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e13e</text:p>
          </table:table-cell>
          <table:table-cell office:value-type="string" calcext:value-type="string">
            <text:p>people: forward,to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<text:s/>gentile foreigner 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,space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eb79</text:p>
          </table:table-cell>
          <table:table-cell office:value-type="string" calcext:value-type="string">
            <text:p>know,knowledge: before: backward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ec27</text:p>
          </table:table-cell>
          <table:table-cell office:value-type="string" calcext:value-type="string">
            <text:p>land,ground,earth,space: many,much: tree,plant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<text:s/>forgiveness 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,destruction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/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<text:s/>to 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/>
          <table:table-cell office:value-type="string" calcext:value-type="string">
            <text:p>e179</text:p>
          </table:table-cell>
          <table:table-cell office:value-type="string" calcext:value-type="string">
            <text:p>house: land,ground,earth,space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s/>freedom 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,not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/>
          <table:table-cell office:value-type="string" calcext:value-type="string">
            <text:p>ebe4</text:p>
          </table:table-cell>
          <table:table-cell office:value-type="string" calcext:value-type="string">
            <text:p>zero: money,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/>
          <table:table-cell office:value-type="string" calcext:value-type="string">
            <text:p>ec8e</text:p>
          </table:table-cell>
          <table:table-cell office:value-type="string" calcext:value-type="string">
            <text:p>Man: free,freedom: <text:s/>no,not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/>
          <table:table-cell office:value-type="string" calcext:value-type="string">
            <text:p>ecf6</text:p>
          </table:table-cell>
          <table:table-cell office:value-type="string" calcext:value-type="string">
            <text:p>jump: fast_speed: 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/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forward,to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<text:s/>useless 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,useful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e16e</text:p>
          </table:table-cell>
          <table:table-cell office:value-type="string" calcext:value-type="string">
            <text:p>time,when: forward,to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/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/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<text:s/>Gerasenes 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,much: neighbor: house: near,close</text:p>
          </table:table-cell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/>
          <table:table-cell office:value-type="string" calcext:value-type="string">
            <text:p>e2ba</text:p>
          </table:table-cell>
          <table:table-cell office:value-type="string" calcext:value-type="string">
            <text:p>Man: small,few: blessed: happy,joy: face: many,much</text:p>
          </table:table-cell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/>
          <table:table-cell office:value-type="string" calcext:value-type="string">
            <text:p>e2bb</text:p>
          </table:table-cell>
          <table:table-cell office:value-type="string" calcext:value-type="string">
            <text:p>Man: very: blessed: happy,joy: face: many,much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/>
          <table:table-cell office:value-type="string" calcext:value-type="string">
            <text:p>efbb</text:p>
          </table:table-cell>
          <table:table-cell office:value-type="string" calcext:value-type="string">
            <text:p>Man: moon,night: fire,heat,hot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/>
          <table:table-cell office:value-type="string" calcext:value-type="string">
            <text:p>ec0f</text:p>
          </table:table-cell>
          <table:table-cell office:value-type="string" calcext:value-type="string">
            <text:p>man: good: help: straight: people 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eb46</text:p>
          </table:table-cell>
          <table:table-cell office:value-type="string" calcext:value-type="string">
            <text:p>around: land,ground,earth,space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/>
          <table:table-cell office:value-type="string" calcext:value-type="string">
            <text:p>efbc</text:p>
          </table:table-cell>
          <table:table-cell office:value-type="string" calcext:value-type="string">
            <text:p>Story,report,parable,message,news: book,learn,read: mouth,said,speak,confession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/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,space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/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/>
          <table:table-cell office:value-type="string" calcext:value-type="string">
            <text:p>eb4d</text:p>
          </table:table-cell>
          <table:table-cell office:value-type="string" calcext:value-type="string">
            <text:p>man: Bible,Scripture,Word_of_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eddc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/>
          <table:table-cell office:value-type="string" calcext:value-type="string">
            <text:p>eff3</text:p>
          </table:table-cell>
          <table:table-cell office:value-type="string" calcext:value-type="string">
            <text:p>Man: very: sleep,lie_down,rest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<text:s/>together_things 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/>
          <table:table-cell office:value-type="string" calcext:value-type="string">
            <text:p>eb7f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/>
          <table:table-cell office:value-type="string" calcext:value-type="string">
            <text:p>e2bc</text:p>
          </table:table-cell>
          <table:table-cell office:value-type="string" calcext:value-type="string">
            <text:p>Man: very: camel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/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<text:s/>gentleness 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power,can,ability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/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/>
          <table:table-cell office:value-type="string" calcext:value-type="string">
            <text:p>eddd</text:p>
          </table:table-cell>
          <table:table-cell office:value-type="string" calcext:value-type="string">
            <text:p>Go,travel,trip,journey: land,ground,earth,space</text:p>
          </table:table-cell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/>
          <table:table-cell office:value-type="string" calcext:value-type="string">
            <text:p>e0cb</text:p>
          </table:table-cell>
          <table:table-cell office:value-type="string" calcext:value-type="string">
            <text:p>Man: stranger: know,knowledge: spirit: no,not: person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/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/>
          <table:table-cell office:value-type="string" calcext:value-type="string">
            <text:p>edde</text:p>
          </table:table-cell>
          <table:table-cell office:value-type="string" calcext:value-type="string">
            <text:p>Man: afraid,fear,worry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/>
          <table:table-cell office:value-type="string" calcext:value-type="string">
            <text:p>e34a</text:p>
          </table:table-cell>
          <table:table-cell office:value-type="string" calcext:value-type="string">
            <text:p>oil: money,wealth,wealthy: water,wet: land,ground,earth,space</text:p>
          </table:table-cell>
        </table:table-row>
        <table:table-row table:style-name="ro1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/>
          <table:table-cell office:value-type="string" calcext:value-type="string">
            <text:p>e1fb</text:p>
          </table:table-cell>
          <table:table-cell office:value-type="string" calcext:value-type="string">
            <text:p>Man: spirit: no,not: person: amazed,amazing,great: 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/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/>
          <table:table-cell office:value-type="string" calcext:value-type="string">
            <text:p>e2bd</text:p>
          </table:table-cell>
          <table:table-cell office:value-type="string" calcext:value-type="string">
            <text:p>Man: very: knife,cut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/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/>
          <table:table-cell office:value-type="string" calcext:value-type="string">
            <text:p>eddf</text:p>
          </table:table-cell>
          <table:table-cell office:value-type="string" calcext:value-type="string">
            <text:p>Break: knife,cut: all,whole: river,stream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/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,confession: you: land,ground,earth,space</text:p>
          </table:table-cell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/>
          <table:table-cell office:value-type="string" calcext:value-type="string">
            <text:p>e3ab</text:p>
          </table:table-cell>
          <table:table-cell office:value-type="string" calcext:value-type="string">
            <text:p>Man: time,when: water,wet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/>
          <table:table-cell office:value-type="string" calcext:value-type="string">
            <text:p>ede1</text:p>
          </table:table-cell>
          <table:table-cell office:value-type="string" calcext:value-type="string">
            <text:p>Dirt,soil,ground_soil: land,ground,earth,space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/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<text:s/>give 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forward,to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<text:s/>glorify 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/>
          <table:table-cell office:value-type="string" calcext:value-type="string">
            <text:p>ea8c</text:p>
          </table:table-cell>
          <table:table-cell office:value-type="string" calcext:value-type="string">
            <text:p>very: eat,meal,food: mouth,said,speak,confession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<text:s/>journey go travel 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<text:s/>lower_verb 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/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/>
          <table:table-cell office:value-type="string" calcext:value-type="string">
            <text:p>e036</text:p>
          </table:table-cell>
          <table:table-cell office:value-type="string" calcext:value-type="string">
            <text:p>king,ruler,lord,master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<text:s/>righteous_person godly 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/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,space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/>
          <table:table-cell office:value-type="string" calcext:value-type="string">
            <text:p>ede2</text:p>
          </table:table-cell>
          <table:table-cell office:value-type="string" calcext:value-type="string">
            <text:p>Country,nation: big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<text:s/>Joda 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,sp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/>
          <table:table-cell office:value-type="string" calcext:value-type="string">
            <text:p>ede3</text:p>
          </table:table-cell>
          <table:table-cell office:value-type="string" calcext:value-type="string">
            <text:p>Man: fire,heat,hot: all,whole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/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,much: neighbor: house: near,close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/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/>
          <table:table-cell office:value-type="string" calcext:value-type="string">
            <text:p>efbf</text:p>
          </table:table-cell>
          <table:table-cell office:value-type="string" calcext:value-type="string">
            <text:p>Near,close: sun,day: land,ground,earth,space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<text:s/>gospel 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<text:s/>proconsul 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king,lord,ruler,master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<text:s/>wheat 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<text:s/>gratitude grateful 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e345</text:p>
          </table:table-cell>
          <table:table-cell office:value-type="string" calcext:value-type="string">
            <text:p>shake: land,ground,earth,space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/>
          <table:table-cell office:value-type="string" calcext:value-type="string">
            <text:p>ea94</text:p>
          </table:table-cell>
          <table:table-cell office:value-type="string" calcext:value-type="string">
            <text:p>eye,see: desire,like,want,will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/>
          <table:table-cell office:value-type="string" calcext:value-type="string">
            <text:p>e051</text:p>
          </table:table-cell>
          <table:table-cell office:value-type="string" calcext:value-type="string">
            <text:p>mouth,said,speak,confession: happy,joy; 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/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/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<text:s/>growth grow 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,space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<text:s/>guilty 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wrong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/>
          <table:table-cell office:value-type="string" calcext:value-type="string">
            <text:p>efc1</text:p>
          </table:table-cell>
          <table:table-cell office:value-type="string" calcext:value-type="string">
            <text:p>Man: garden; grow,growth,ripen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/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/>
          <table:table-cell office:value-type="string" calcext:value-type="string">
            <text:p>e1af</text:p>
          </table:table-cell>
          <table:table-cell office:value-type="string" calcext:value-type="string">
            <text:p>OT: man: honor: king,lord,ruler,master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/>
          <table:table-cell office:value-type="string" calcext:value-type="string">
            <text:p>ede4</text:p>
          </table:table-cell>
          <table:table-cell office:value-type="string" calcext:value-type="string">
            <text:p>Man: glory,glorify: very: praise,exalt,dignify,worship: mouth,said,speak,confession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/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/>
          <table:table-cell office:value-type="string" calcext:value-type="string">
            <text:p>efc2</text:p>
          </table:table-cell>
          <table:table-cell office:value-type="string" calcext:value-type="string">
            <text:p>Man: festival: happy,joy: face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/>
          <table:table-cell office:value-type="string" calcext:value-type="string">
            <text:p>ea13</text:p>
          </table:table-cell>
          <table:table-cell office:value-type="string" calcext:value-type="string">
            <text:p>King,lord,ruler,master: greeting: mouth,said,speak,confession: happy,joy: face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/>
          <table:table-cell office:value-type="string" calcext:value-type="string">
            <text:p>ecdd</text:p>
          </table:table-cell>
          <table:table-cell office:value-type="string" calcext:value-type="string">
            <text:p>Cloud: soft: thing; hard: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/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/>
          <table:table-cell office:value-type="string" calcext:value-type="string">
            <text:p>ede5</text:p>
          </table:table-cell>
          <table:table-cell office:value-type="string" calcext:value-type="string">
            <text:p>Man: sound,noise: ear,hear: thing 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/>
          <table:table-cell office:value-type="string" calcext:value-type="string">
            <text:p>ede6</text:p>
          </table:table-cell>
          <table:table-cell office:value-type="string" calcext:value-type="string">
            <text:p>Sound,noise; ear,hear: thing: village: many,much: neighbor: house: near,close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/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<text:s/>Hamor 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/>
          <table:table-cell office:value-type="string" calcext:value-type="string">
            <text:p>efc3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/>
          <table:table-cell office:value-type="string" calcext:value-type="string">
            <text:p>e3e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joy 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/>
          <table:table-cell office:value-type="string" calcext:value-type="string">
            <text:p>e3de</text:p>
          </table:table-cell>
          <table:table-cell office:value-type="string" calcext:value-type="string">
            <text:p>Afraid,fear,worry: mouth,said,speak,confession: heart: many,much: land,ground,earth,sp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/>
          <table:table-cell office:value-type="string" calcext:value-type="string">
            <text:p>eb0b</text:p>
          </table:table-cell>
          <table:table-cell office:value-type="string" calcext:value-type="string">
            <text:p>Dry: no,not: water,wet: land,ground,earth,space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/>
          <table:table-cell office:value-type="string" calcext:value-type="string">
            <text:p>efa4</text:p>
          </table:table-cell>
          <table:table-cell office:value-type="string" calcext:value-type="string">
            <text:p>Man: hill: small,few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/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<text:s/>stern_words 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pain,hurt: knife,cut: heart: mouth,said,speak,confession 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/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/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/>
          <table:table-cell office:value-type="string" calcext:value-type="string">
            <text:p>e3df</text:p>
          </table:table-cell>
          <table:table-cell office:value-type="string" calcext:value-type="string">
            <text:p>Very: fat: big: flesh: soft: person: land,ground,earth,space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<text:s/>hate 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e083</text:p>
          </table:table-cell>
          <table:table-cell office:value-type="string" calcext:value-type="string">
            <text:p>Hand: .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/>
          <table:table-cell office:value-type="string" calcext:value-type="string">
            <text:p>ede8</text:p>
          </table:table-cell>
          <table:table-cell office:value-type="string" calcext:value-type="string">
            <text:p>Give: gift: hand: love,compassion: forward,to: land,ground,earth,space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/>
          <table:table-cell office:value-type="string" calcext:value-type="string">
            <text:p>effa</text:p>
          </table:table-cell>
          <table:table-cell office:value-type="string" calcext:value-type="string">
            <text:p>Man: small,few: give: gift: hand: love,compassion: forward,to </text:p>
          </table:table-cell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Hazar_Addar</text:p>
          </table:table-cell>
          <table:table-cell/>
          <table:table-cell office:value-type="string" calcext:value-type="string">
            <text:p>e3ea</text:p>
          </table:table-cell>
          <table:table-cell office:value-type="string" calcext:value-type="string">
            <text:p>Tree,plant,wood: praise,exalt,dignify,worship: mouth,said,speak,confession: good: land,ground,earth,space</text:p>
          </table:table-cell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/>
          <table:table-cell office:value-type="string" calcext:value-type="string">
            <text:p>e3eb</text:p>
          </table:table-cell>
          <table:table-cell office:value-type="string" calcext:value-type="string">
            <text:p>Water,wet: up: land,ground,earth,space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/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/>
          <table:table-cell office:value-type="string" calcext:value-type="string">
            <text:p>e2be</text:p>
          </table:table-cell>
          <table:table-cell office:value-type="string" calcext:value-type="string">
            <text:p>Go,travel,trip,journey: building: village: many,much: neighbor: house: many,much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/>
          <table:table-cell office:value-type="string" calcext:value-type="string">
            <text:p>edea</text:p>
          </table:table-cell>
          <table:table-cell office:value-type="string" calcext:value-type="string">
            <text:p>Knife: tree,plant,wood: village: many,much: neighbor: house: near,close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/>
          <table:table-cell office:value-type="string" calcext:value-type="string">
            <text:p>e1b0</text:p>
          </table:table-cell>
          <table:table-cell office:value-type="string" calcext:value-type="string">
            <text:p>Man: no,not: prophet: prophesy: person: eye,see: forward,to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<text:s/>healthy 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e380</text:p>
          </table:table-cell>
          <table:table-cell office:value-type="string" calcext:value-type="string">
            <text:p>house: God: king,lord,ruler,master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e0e7</text:p>
          </table:table-cell>
          <table:table-cell office:value-type="string" calcext:value-type="string">
            <text:p>weigh: 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/>
          <table:table-cell office:value-type="string" calcext:value-type="string">
            <text:p>e1b1</text:p>
          </table:table-cell>
          <table:table-cell office:value-type="string" calcext:value-type="string">
            <text:p>OT: man: go,journey,travel,trip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ec8f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/>
          <table:table-cell office:value-type="string" calcext:value-type="string">
            <text:p>edeb</text:p>
          </table:table-cell>
          <table:table-cell office:value-type="string" calcext:value-type="string">
            <text:p>Together_people,gathered_people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/>
          <table:table-cell office:value-type="string" calcext:value-type="string">
            <text:p>e28a</text:p>
          </table:table-cell>
          <table:table-cell office:value-type="string" calcext:value-type="string">
            <text:p>wall: land,ground,earth,space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/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/>
          <table:table-cell office:value-type="string" calcext:value-type="string">
            <text:p>e3ac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/>
          <table:table-cell office:value-type="string" calcext:value-type="string">
            <text:p>e1fc</text:p>
          </table:table-cell>
          <table:table-cell office:value-type="string" calcext:value-type="string">
            <text:p>Man: very: strong: hand: power,ability,can: big: knife,cu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<text:s/>helper 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/>
          <table:table-cell office:value-type="string" calcext:value-type="string">
            <text:p>e1b2</text:p>
          </table:table-cell>
          <table:table-cell office:value-type="string" calcext:value-type="string">
            <text:p>Man: right: no,not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/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/>
          <table:table-cell office:value-type="string" calcext:value-type="string">
            <text:p>e3ad</text:p>
          </table:table-cell>
          <table:table-cell office:value-type="string" calcext:value-type="string">
            <text:p>Man: well: water,wet: hole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e212</text:p>
          </table:table-cell>
          <table:table-cell office:value-type="string" calcext:value-type="string">
            <text:p>very: land,ground,earth,space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/>
          <table:table-cell office:value-type="string" calcext:value-type="string">
            <text:p>ebc4</text:p>
          </table:table-cell>
          <table:table-cell office:value-type="string" calcext:value-type="string">
            <text:p>man: far: no,not: near,close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/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,spend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/>
          <table:table-cell office:value-type="string" calcext:value-type="string">
            <text:p>ebed</text:p>
          </table:table-cell>
          <table:table-cell office:value-type="string" calcext:value-type="string">
            <text:p>Man: everywhere: land,ground,earth,space: all,whole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/>
          <table:table-cell office:value-type="string" calcext:value-type="string">
            <text:p>ecb5</text:p>
          </table:table-cell>
          <table:table-cell office:value-type="string" calcext:value-type="string">
            <text:p>Man: allow,permit,permission: mouth,said,speak,confession: king,lord,ruler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/>
          <table:table-cell office:value-type="string" calcext:value-type="string">
            <text:p>e360</text:p>
          </table:table-cell>
          <table:table-cell office:value-type="string" calcext:value-type="string">
            <text:p>man: big: man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/>
          <table:table-cell office:value-type="string" calcext:value-type="string">
            <text:p>ea05</text:p>
          </table:table-cell>
          <table:table-cell office:value-type="string" calcext:value-type="string">
            <text:p>person: king,lord,ruler,master: ba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/>
          <table:table-cell office:value-type="string" calcext:value-type="string">
            <text:p>e355</text:p>
          </table:table-cell>
          <table:table-cell office:value-type="string" calcext:value-type="string">
            <text:p>woman: lust,sensuality,sexual_desire: bad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/>
          <table:table-cell office:value-type="string" calcext:value-type="string">
            <text:p>ebf1</text:p>
          </table:table-cell>
          <table:table-cell office:value-type="string" calcext:value-type="string">
            <text:p>Man: family,relative: house: love,compassion</text:p>
          </table:table-cell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/>
          <table:table-cell office:value-type="string" calcext:value-type="string">
            <text:p>e3ae</text:p>
          </table:table-cell>
          <table:table-cell office:value-type="string" calcext:value-type="string">
            <text:p>Looks_like: eye,see: same,equal: land,ground,earth,space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/>
          <table:table-cell office:value-type="string" calcext:value-type="string">
            <text:p>edec</text:p>
          </table:table-cell>
          <table:table-cell office:value-type="string" calcext:value-type="string">
            <text:p>OT: Man: anger,angry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/>
          <table:table-cell office:value-type="string" calcext:value-type="string">
            <text:p>ea62</text:p>
          </table:table-cell>
          <table:table-cell office:value-type="string" calcext:value-type="string">
            <text:p>man: king,lord,ruler,master: power,can,ability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/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e085</text:p>
          </table:table-cell>
          <table:table-cell office:value-type="string" calcext:value-type="string">
            <text:p>Put: 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/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/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/>
          <table:table-cell office:value-type="string" calcext:value-type="string">
            <text:p>eded</text:p>
          </table:table-cell>
          <table:table-cell office:value-type="string" calcext:value-type="string">
            <text:p>Anger,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/>
          <table:table-cell office:value-type="string" calcext:value-type="string">
            <text:p>edee</text:p>
          </table:table-cell>
          <table:table-cell office:value-type="string" calcext:value-type="string">
            <text:p>Mouth,said,speak,confession: people</text:p>
          </table:table-cell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/>
          <table:table-cell office:value-type="string" calcext:value-type="string">
            <text:p>e1fd</text:p>
          </table:table-cell>
          <table:table-cell office:value-type="string" calcext:value-type="string">
            <text:p>Man: custom: all,whole: work,do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/>
          <table:table-cell office:value-type="string" calcext:value-type="string">
            <text:p>edef</text:p>
          </table:table-cell>
          <table:table-cell office:value-type="string" calcext:value-type="string">
            <text:p>Blind: no,not: eye,see: village: many,much: neighbor: house: near,close</text:p>
          </table:table-cell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/>
          <table:table-cell office:value-type="string" calcext:value-type="string">
            <text:p>e3af</text:p>
          </table:table-cell>
          <table:table-cell office:value-type="string" calcext:value-type="string">
            <text:p>Woman: bird: eat,food,meal: mouth,said,speak,confession: thing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e052</text:p>
          </table:table-cell>
          <table:table-cell office:value-type="string" calcext:value-type="string">
            <text:p>mouth,said,speak,confession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e031</text:p>
          </table:table-cell>
          <table:table-cell office:value-type="string" calcext:value-type="string">
            <text:p>King,lord,ruler,master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e213</text:p>
          </table:table-cell>
          <table:table-cell office:value-type="string" calcext:value-type="string">
            <text:p>very: desire,like,want,will: love,compassion: heart</text:p>
          </table:table-cell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/>
          <table:table-cell office:value-type="string" calcext:value-type="string">
            <text:p>e3ec</text:p>
          </table:table-cell>
          <table:table-cell office:value-type="string" calcext:value-type="string">
            <text:p>Knife,cut: hole: land,ground,earth,space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/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/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/>
          <table:table-cell office:value-type="string" calcext:value-type="string">
            <text:p>e2f8</text:p>
          </table:table-cell>
          <table:table-cell office:value-type="string" calcext:value-type="string">
            <text:p>Kill,destroy,destruction: knife,cut: person: land,ground,earth,spac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/>
          <table:table-cell office:value-type="string" calcext:value-type="string">
            <text:p>e216</text:p>
          </table:table-cell>
          <table:table-cell office:value-type="string" calcext:value-type="string">
            <text:p>Save,rescue: very: help: straight: people: now,immediately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e068</text:p>
          </table:table-cell>
          <table:table-cell office:value-type="string" calcext:value-type="string">
            <text:p>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/>
          <table:table-cell office:value-type="string" calcext:value-type="string">
            <text:p>e83c</text:p>
          </table:table-cell>
          <table:table-cell office:value-type="string" calcext:value-type="string">
            <text:p>time,when: questioned,ask: mouth,said,speak,confession: ? 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/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/>
          <table:table-cell office:value-type="string" calcext:value-type="string">
            <text:p>e23d</text:p>
          </table:table-cell>
          <table:table-cell office:value-type="string" calcext:value-type="string">
            <text:p>road: birth,born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<text:s/>humility 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,confession: me,I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,confession: thing</text:p>
          </table:table-cell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/>
          <table:table-cell office:value-type="string" calcext:value-type="string">
            <text:p>e3b0</text:p>
          </table:table-cell>
          <table:table-cell office:value-type="string" calcext:value-type="string">
            <text:p>Man: ocean,sea: big: water,wet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/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/>
          <table:table-cell office:value-type="string" calcext:value-type="string">
            <text:p>e2e0</text:p>
          </table:table-cell>
          <table:table-cell office:value-type="string" calcext:value-type="string">
            <text:p>Man: mountain; wall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/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/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/>
          <table:table-cell office:value-type="string" calcext:value-type="string">
            <text:p>efc6</text:p>
          </table:table-cell>
          <table:table-cell office:value-type="string" calcext:value-type="string">
            <text:p>Man; no,not: fast_speed: very: forward,to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/>
          <table:table-cell office:value-type="string" calcext:value-type="string">
            <text:p>ecaa</text:p>
          </table:table-cell>
          <table:table-cell office:value-type="string" calcext:value-type="string">
            <text:p>Man: bad: good: no,not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e0e3</text:p>
          </table:table-cell>
          <table:table-cell office:value-type="string" calcext:value-type="string">
            <text:p>cross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/>
          <table:table-cell office:value-type="string" calcext:value-type="string">
            <text:p>ec1f</text:p>
          </table:table-cell>
          <table:table-cell office:value-type="string" calcext:value-type="string">
            <text:p>go,journey,travel,trip: village: many,much: neighbor: house: near,close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/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,confession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/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,space</text:p>
          </table:table-cell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/>
          <table:table-cell office:value-type="string" calcext:value-type="string">
            <text:p>e3b1</text:p>
          </table:table-cell>
          <table:table-cell office:value-type="string" calcext:value-type="string">
            <text:p>Man: help: straight: people: mouth,said,speak,confession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/>
          <table:table-cell office:value-type="string" calcext:value-type="string">
            <text:p>e1fe</text:p>
          </table:table-cell>
          <table:table-cell office:value-type="string" calcext:value-type="string">
            <text:p>Man: very: hand: same,equal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<text:s/>ignorant 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/>
          <table:table-cell office:value-type="string" calcext:value-type="string">
            <text:p>ebc6</text:p>
          </table:table-cell>
          <table:table-cell office:value-type="string" calcext:value-type="string">
            <text:p>mouth,said,speak,confession: land,ground,earth,space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/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/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/>
          <table:table-cell office:value-type="string" calcext:value-type="string">
            <text:p>e180</text:p>
          </table:table-cell>
          <table:table-cell office:value-type="string" calcext:value-type="string">
            <text:p>no,not: power,can,ability: big: knife,cut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inside 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/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/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/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/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/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/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/>
          <table:table-cell office:value-type="string" calcext:value-type="string">
            <text:p>e372</text:p>
          </table:table-cell>
          <table:table-cell office:value-type="string" calcext:value-type="string">
            <text:p>man: save,rescu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/>
          <table:table-cell office:value-type="string" calcext:value-type="string">
            <text:p>eeda</text:p>
          </table:table-cell>
          <table:table-cell office:value-type="string" calcext:value-type="string">
            <text:p>Man: door: forward,to: free,freedom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/>
          <table:table-cell office:value-type="string" calcext:value-type="string">
            <text:p>e1b5</text:p>
          </table:table-cell>
          <table:table-cell office:value-type="string" calcext:value-type="string">
            <text:p>OT: man: dry: no,not: water,wet: land,ground,earth,space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/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/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/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eb05</text:p>
          </table:table-cell>
          <table:table-cell office:value-type="string" calcext:value-type="string">
            <text:p>Water,wet: land,ground,earth,space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/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,space</text:p>
          </table:table-cell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/>
          <table:table-cell office:value-type="string" calcext:value-type="string">
            <text:p>e2e1</text:p>
          </table:table-cell>
          <table:table-cell office:value-type="string" calcext:value-type="string">
            <text:p>Man: right: tree,plant,wood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/>
          <table:table-cell office:value-type="string" calcext:value-type="string">
            <text:p>e1b6</text:p>
          </table:table-cell>
          <table:table-cell office:value-type="string" calcext:value-type="string">
            <text:p>Man: praise,exalt,dignify,worship: mouth,said,speak,confession: good: small,few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/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,space </text:p>
          </table:table-cell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/>
          <table:table-cell office:value-type="string" calcext:value-type="string">
            <text:p>e3b2</text:p>
          </table:table-cell>
          <table:table-cell office:value-type="string" calcext:value-type="string">
            <text:p>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/>
          <table:table-cell office:value-type="string" calcext:value-type="string">
            <text:p>e2c1</text:p>
          </table:table-cell>
          <table:table-cell office:value-type="string" calcext:value-type="string">
            <text:p>Man: oil: money,wealth,wealthy: water,wet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/>
          <table:table-cell office:value-type="string" calcext:value-type="string">
            <text:p>e1b7</text:p>
          </table:table-cell>
          <table:table-cell office:value-type="string" calcext:value-type="string">
            <text:p>OT: man: river,stream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/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/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/>
          <table:table-cell office:value-type="string" calcext:value-type="string">
            <text:p>e3b3</text:p>
          </table:table-cell>
          <table:table-cell office:value-type="string" calcext:value-type="string">
            <text:p>Small,few: straight: village: many,much: neighbor: house: near,close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/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/>
          <table:table-cell office:value-type="string" calcext:value-type="string">
            <text:p>e1b8</text:p>
          </table:table-cell>
          <table:table-cell office:value-type="string" calcext:value-type="string">
            <text:p>OT: man: divide,division,separate,split</text:p>
          </table:table-cell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/>
          <table:table-cell office:value-type="string" calcext:value-type="string">
            <text:p>e3cc</text:p>
          </table:table-cell>
          <table:table-cell office:value-type="string" calcext:value-type="string">
            <text:p>Man: light: eye,see: sun,day: judge: king,lord,ruler,master: or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/>
          <table:table-cell office:value-type="string" calcext:value-type="string">
            <text:p>e367</text:p>
          </table:table-cell>
          <table:table-cell office:value-type="string" calcext:value-type="string">
            <text:p>man: king,lord,ruler,master: temple: mouth,said,speak,confession: authority: praise,exalt,dignify,worship: good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/>
          <table:table-cell office:value-type="string" calcext:value-type="string">
            <text:p>e1b9</text:p>
          </table:table-cell>
          <table:table-cell office:value-type="string" calcext:value-type="string">
            <text:p>Man: no,not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/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: .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/>
          <table:table-cell office:value-type="string" calcext:value-type="string">
            <text:p>ecbc</text:p>
          </table:table-cell>
          <table:table-cell office:value-type="string" calcext:value-type="string">
            <text:p>Man: buy,spend: forward,to: money,wealth,wealthy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/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/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/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/>
          <table:table-cell office:value-type="string" calcext:value-type="string">
            <text:p>ecbe</text:p>
          </table:table-cell>
          <table:table-cell office:value-type="string" calcext:value-type="string">
            <text:p>Man: denarius: sun,day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/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/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/>
          <table:table-cell office:value-type="string" calcext:value-type="string">
            <text:p>e389</text:p>
          </table:table-cell>
          <table:table-cell office:value-type="string" calcext:value-type="string">
            <text:p>Man: very: change,tur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/>
          <table:table-cell office:value-type="string" calcext:value-type="string">
            <text:p>eb64</text:p>
          </table:table-cell>
          <table:table-cell office:value-type="string" calcext:value-type="string">
            <text:p>man: no,not: wine: cup,drink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/>
          <table:table-cell office:value-type="string" calcext:value-type="string">
            <text:p>e1ba</text:p>
          </table:table-cell>
          <table:table-cell office:value-type="string" calcext:value-type="string">
            <text:p>OT: man: deceive,deception,lead_astray,false,lie: bad: no,not: true,truth: good: measure</text:p>
          </table:table-cell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/>
          <table:table-cell office:value-type="string" calcext:value-type="string">
            <text:p>e38a</text:p>
          </table:table-cell>
          <table:table-cell office:value-type="string" calcext:value-type="string">
            <text:p>Help: straight: people: land,ground,earth,space</text:p>
          </table:table-cell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/>
          <table:table-cell office:value-type="string" calcext:value-type="string">
            <text:p>e2fe</text:p>
          </table:table-cell>
          <table:table-cell office:value-type="string" calcext:value-type="string">
            <text:p>Good: desire,like,want,will: love,compassion: heart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/>
          <table:table-cell office:value-type="string" calcext:value-type="string">
            <text:p>e1e5</text:p>
          </table:table-cell>
          <table:table-cell office:value-type="string" calcext:value-type="string">
            <text:p>Past: backward: time,when: peace: sleep,rest,lie_down: person: love,compassion: village: many,much: neighbor: house: near,close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/>
          <table:table-cell office:value-type="string" calcext:value-type="string">
            <text:p>ea66</text:p>
          </table:table-cell>
          <table:table-cell office:value-type="string" calcext:value-type="string">
            <text:p>man: king,lord,ruler,master: stay,remain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/>
          <table:table-cell office:value-type="string" calcext:value-type="string">
            <text:p>e1e6</text:p>
          </table:table-cell>
          <table:table-cell office:value-type="string" calcext:value-type="string">
            <text:p>Story,news,message,parable,report: book,learn,read: mouth,said,speak,confession: near,close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/>
          <table:table-cell office:value-type="string" calcext:value-type="string">
            <text:p>ea5d</text:p>
          </table:table-cell>
          <table:table-cell office:value-type="string" calcext:value-type="string">
            <text:p>man: judge,judgement: king,lord,ruler,master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/>
          <table:table-cell office:value-type="string" calcext:value-type="string">
            <text:p>efcd</text:p>
          </table:table-cell>
          <table:table-cell office:value-type="string" calcext:value-type="string">
            <text:p>Man: sabbath: sun,day: sleep,rest,lie_down: person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/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Jephumeh</text:p>
          </table:table-cell>
          <table:table-cell/>
          <table:table-cell office:value-type="string" calcext:value-type="string">
            <text:p>e1ff</text:p>
          </table:table-cell>
          <table:table-cell office:value-type="string" calcext:value-type="string">
            <text:p>Man: prepare: before: backward: use,useful: thing: work,do</text:p>
          </table:table-cell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/>
          <table:table-cell office:value-type="string" calcext:value-type="string">
            <text:p>e3ee</text:p>
          </table:table-cell>
          <table:table-cell office:value-type="string" calcext:value-type="string">
            <text:p>Man: with: same,equal: people: bed,mattress: sleep,rest,lie_down: person: straight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/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/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/>
          <table:table-cell office:value-type="string" calcext:value-type="string">
            <text:p>ea08</text:p>
          </table:table-cell>
          <table:table-cell office:value-type="string" calcext:value-type="string">
            <text:p>wall: down: village: many,much: neighbor: house: near,close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e338</text:p>
          </table:table-cell>
          <table:table-cell office:value-type="string" calcext:value-type="string">
            <text:p>peace: sleep,rest,lie_down: perso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e037</text:p>
          </table:table-cell>
          <table:table-cell office:value-type="string" calcext:value-type="string">
            <text:p>king,lord,ruler,master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/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/>
          <table:table-cell office:value-type="string" calcext:value-type="string">
            <text:p>e0cc</text:p>
          </table:table-cell>
          <table:table-cell office:value-type="string" calcext:value-type="string">
            <text:p>Man: many,much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/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/>
          <table:table-cell office:value-type="string" calcext:value-type="string">
            <text:p>e1bb</text:p>
          </table:table-cell>
          <table:table-cell office:value-type="string" calcext:value-type="string">
            <text:p>Man: no,not: gathered,together_things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<text:s/>Jewish 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/>
          <table:table-cell office:value-type="string" calcext:value-type="string">
            <text:p>eca2</text:p>
          </table:table-cell>
          <table:table-cell office:value-type="string" calcext:value-type="string">
            <text:p>Woman: king,lord,ruler,master: bad: no,not: good 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/>
          <table:table-cell office:value-type="string" calcext:value-type="string">
            <text:p>e1bc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/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/>
          <table:table-cell office:value-type="string" calcext:value-type="string">
            <text:p>ec4c</text:p>
          </table:table-cell>
          <table:table-cell office:value-type="string" calcext:value-type="string">
            <text:p>man: hei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/>
          <table:table-cell office:value-type="string" calcext:value-type="string">
            <text:p>ec63</text:p>
          </table:table-cell>
          <table:table-cell office:value-type="string" calcext:value-type="string">
            <text:p>woman: hei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/>
          <table:table-cell office:value-type="string" calcext:value-type="string">
            <text:p>ed0b</text:p>
          </table:table-cell>
          <table:table-cell office:value-type="string" calcext:value-type="string">
            <text:p>Man: suffering,suffer: very: pain,hurt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/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/>
          <table:table-cell office:value-type="string" calcext:value-type="string">
            <text:p>e2c4</text:p>
          </table:table-cell>
          <table:table-cell office:value-type="string" calcext:value-type="string">
            <text:p>Woman: glory,glorify: very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ec92</text:p>
          </table:table-cell>
          <table:table-cell office:value-type="string" calcext:value-type="string">
            <text:p>man: land,ground,earth,space</text:p>
          </table:table-cell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/>
          <table:table-cell office:value-type="string" calcext:value-type="string">
            <text:p>e3cd</text:p>
          </table:table-cell>
          <table:table-cell office:value-type="string" calcext:value-type="string">
            <text:p>Land,ground,earth,space: prepare: before: backward: use,useful: thing: work,do</text:p>
          </table:table-cell>
        </table:table-row>
        <table:table-row table:style-name="ro1">
          <table:table-cell office:value-type="string" calcext:value-type="string">
            <text:p></text:p>
          </table:table-cell>
          <table:table-cell office:value-type="string" calcext:value-type="string">
            <text:p>Jogli</text:p>
          </table:table-cell>
          <table:table-cell/>
          <table:table-cell office:value-type="string" calcext:value-type="string">
            <text:p>e3ef</text:p>
          </table:table-cell>
          <table:table-cell office:value-type="string" calcext:value-type="string">
            <text:p>Man: very: send: hand: forward,to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<text:s/>John 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/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/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/>
          <table:table-cell office:value-type="string" calcext:value-type="string">
            <text:p>e1bd</text:p>
          </table:table-cell>
          <table:table-cell office:value-type="string" calcext:value-type="string">
            <text:p>Man: try: small,few: work,do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/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/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/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/>
          <table:table-cell office:value-type="string" calcext:value-type="string">
            <text:p>ec2d</text:p>
          </table:table-cell>
          <table:table-cell office:value-type="string" calcext:value-type="string">
            <text:p>Beauty,beautiful: good: eye,see: village: many,much: neighbor: house: near,close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/>
          <table:table-cell office:value-type="string" calcext:value-type="string">
            <text:p>ea5e</text:p>
          </table:table-cell>
          <table:table-cell office:value-type="string" calcext:value-type="string">
            <text:p>man: honor: king,lord,ruler,master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/>
          <table:table-cell office:value-type="string" calcext:value-type="string">
            <text:p>e34f</text:p>
          </table:table-cell>
          <table:table-cell office:value-type="string" calcext:value-type="string">
            <text:p>river,stream: baptize,baptism: water,wet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/>
          <table:table-cell office:value-type="string" calcext:value-type="string">
            <text:p>ec64</text:p>
          </table:table-cell>
          <table:table-cell office:value-type="string" calcext:value-type="string">
            <text:p>man: glory,glorify: 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ea15</text:p>
          </table:table-cell>
          <table:table-cell office:value-type="string" calcext:value-type="string">
            <text:p>man: more: up: many,much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/>
          <table:table-cell office:value-type="string" calcext:value-type="string">
            <text:p>e369</text:p>
          </table:table-cell>
          <table:table-cell office:value-type="string" calcext:value-type="string">
            <text:p>man: more : up: many,much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/>
          <table:table-cell office:value-type="string" calcext:value-type="string">
            <text:p>ea65</text:p>
          </table:table-cell>
          <table:table-cell office:value-type="string" calcext:value-type="string">
            <text:p>man: king,lord,ruler,master: child: small,few: person</text:p>
          </table:table-cell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/>
          <table:table-cell office:value-type="string" calcext:value-type="string">
            <text:p>e3f0</text:p>
          </table:table-cell>
          <table:table-cell office:value-type="string" calcext:value-type="string">
            <text:p>Good: land,ground,earth,space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/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/>
          <table:table-cell office:value-type="string" calcext:value-type="string">
            <text:p>ea60</text:p>
          </table:table-cell>
          <table:table-cell office:value-type="string" calcext:value-type="string">
            <text:p>man: king,lord,ruler,master: straight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/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/>
          <table:table-cell office:value-type="string" calcext:value-type="string">
            <text:p>ea4b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Judas</text:p>
          </table:table-cell>
          <table:table-cell/>
          <table:table-cell office:value-type="string" calcext:value-type="string">
            <text:p>eb6c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s/>Judas_not_Iscariot Juda Judas 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/>
          <table:table-cell office:value-type="string" calcext:value-type="string">
            <text:p>e365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/>
          <table:table-cell office:value-type="string" calcext:value-type="string">
            <text:p>e339</text:p>
          </table:table-cell>
          <table:table-cell office:value-type="string" calcext:value-type="string">
            <text:p>praise,worship,exalt,dignify: mouth,said,speak,confession: good: land,ground,earth,space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<text:s/>judgment 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king,lord,ruler,master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/>
          <table:table-cell office:value-type="string" calcext:value-type="string">
            <text:p>edf8</text:p>
          </table:table-cell>
          <table:table-cell office:value-type="string" calcext:value-type="string">
            <text:p>Woman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/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<text:s/>jump 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/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/>
          <table:table-cell office:value-type="string" calcext:value-type="string">
            <text:p>ea25</text:p>
          </table:table-cell>
          <table:table-cell office:value-type="string" calcext:value-type="string">
            <text:p>Forward,to: hand: same,equal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/>
          <table:table-cell office:value-type="string" calcext:value-type="string">
            <text:p>eb4f</text:p>
          </table:table-cell>
          <table:table-cell office:value-type="string" calcext:value-type="string">
            <text:p>make,creat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/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/>
          <table:table-cell office:value-type="string" calcext:value-type="string">
            <text:p>edf9</text:p>
          </table:table-cell>
          <table:table-cell office:value-type="string" calcext:value-type="string">
            <text:p>No,not: tree,plant,wood: cry: sad,grieve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/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/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/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/>
          <table:table-cell office:value-type="string" calcext:value-type="string">
            <text:p>edc9</text:p>
          </table:table-cell>
          <table:table-cell office:value-type="string" calcext:value-type="string">
            <text:p>Save,rescue: very: help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/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/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/>
          <table:table-cell office:value-type="string" calcext:value-type="string">
            <text:p>edfb</text:p>
          </table:table-cell>
          <table:table-cell office:value-type="string" calcext:value-type="string">
            <text:p>Man: grain,wheat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/>
          <table:table-cell office:value-type="string" calcext:value-type="string">
            <text:p>e3f1</text:p>
          </table:table-cell>
          <table:table-cell office:value-type="string" calcext:value-type="string">
            <text:p>Together_people,gathered_people: land,ground,earth,space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/>
          <table:table-cell office:value-type="string" calcext:value-type="string">
            <text:p>efd3</text:p>
          </table:table-cell>
          <table:table-cell office:value-type="string" calcext:value-type="string">
            <text:p>Man: gathered,together_things</text:p>
          </table:table-cell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Kenath</text:p>
          </table:table-cell>
          <table:table-cell/>
          <table:table-cell office:value-type="string" calcext:value-type="string">
            <text:p>e3ce</text:p>
          </table:table-cell>
          <table:table-cell office:value-type="string" calcext:value-type="string">
            <text:p>Small,few: branch: tree,plant,wood: village: many,much: neighbor: house: near,close 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/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/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,se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/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/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/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/>
          <table:table-cell office:value-type="string" calcext:value-type="string">
            <text:p>e1bf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 office:value-type="string" calcext:value-type="string">
            <text:p><text:s/>linen Kibroth_Hattaavah</text:p>
          </table:table-cell>
          <table:table-cell office:value-type="string" calcext:value-type="string">
            <text:p>e2a0</text:p>
          </table:table-cell>
          <table:table-cell office:value-type="string" calcext:value-type="string">
            <text:p>Bury: straight: dead,death,die: no,not: heart: land,ground,earth,space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/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<text:s/>kill destroy 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<text:s/>kindness 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 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<text:s/>lord king ruler 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/>
          <table:table-cell office:value-type="string" calcext:value-type="string">
            <text:p>e02f</text:p>
          </table:table-cell>
          <table:table-cell office:value-type="string" calcext:value-type="string">
            <text:p>King,lord,ruler,master: land,ground,earth,space</text:p>
          </table:table-cell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/>
          <table:table-cell office:value-type="string" calcext:value-type="string">
            <text:p>e3f2</text:p>
          </table:table-cell>
          <table:table-cell office:value-type="string" calcext:value-type="string">
            <text:p>Harp: string: box: village: many,much: neighbor: house: near,close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/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/>
          <table:table-cell office:value-type="string" calcext:value-type="string">
            <text:p>e2f9</text:p>
          </table:table-cell>
          <table:table-cell office:value-type="string" calcext:value-type="string">
            <text:p>Wide: stretch: measure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/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/>
          <table:table-cell office:value-type="string" calcext:value-type="string">
            <text:p>e3f3</text:p>
          </table:table-cell>
          <table:table-cell office:value-type="string" calcext:value-type="string">
            <text:p>Man: assurance,confidence: very: know,knowledge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e0e8</text:p>
          </table:table-cell>
          <table:table-cell office:value-type="string" calcext:value-type="string">
            <text:p>mouth,said,speak,confession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/>
          <table:table-cell office:value-type="string" calcext:value-type="string">
            <text:p>edfc</text:p>
          </table:table-cell>
          <table:table-cell office:value-type="string" calcext:value-type="string">
            <text:p>Man: break: knife,cut: all,whole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/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<text:s/>knife 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<text:s/>knowledge 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/>
          <table:table-cell office:value-type="string" calcext:value-type="string">
            <text:p>efd8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/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/>
          <table:table-cell office:value-type="string" calcext:value-type="string">
            <text:p>e3d1</text:p>
          </table:table-cell>
          <table:table-cell office:value-type="string" calcext:value-type="string">
            <text:p>Woman: deceive,deception,false,lie,lead_astray: bad: no,not: true,truth: good: measur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/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/>
          <table:table-cell office:value-type="string" calcext:value-type="string">
            <text:p>e2a1</text:p>
          </table:table-cell>
          <table:table-cell office:value-type="string" calcext:value-type="string">
            <text:p>Man: tomb,grave: house: dead,death,die: no,not: heart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/>
          <table:table-cell office:value-type="string" calcext:value-type="string">
            <text:p>ec65</text:p>
          </table:table-cell>
          <table:table-cell office:value-type="string" calcext:value-type="string">
            <text:p>small,few: water,wet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/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/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/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<text:s/>ground earth land 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ea23</text:p>
          </table:table-cell>
          <table:table-cell office:value-type="string" calcext:value-type="string">
            <text:p>mouth,said,speak,confession: country,nation: big: land,ground,earth,space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/>
          <table:table-cell office:value-type="string" calcext:value-type="string">
            <text:p>ebf9</text:p>
          </table:table-cell>
          <table:table-cell office:value-type="string" calcext:value-type="string">
            <text:p>throne: king,lord,ruler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/>
          <table:table-cell office:value-type="string" calcext:value-type="string">
            <text:p>ec16</text:p>
          </table:table-cell>
          <table:table-cell office:value-type="string" calcext:value-type="string">
            <text:p>hair: face: village: many,much: neighbor: house: near,close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/>
          <table:table-cell office:value-type="string" calcext:value-type="string">
            <text:p>e1c0</text:p>
          </table:table-cell>
          <table:table-cell office:value-type="string" calcext:value-type="string">
            <text:p>Fire,heat,hot: 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<text:s/>later 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.confession: clothing,fabric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<text:s/>laughter 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<text:s/>lawful law 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ssion,permit: mouth,said,speak,confession: king,lord,ruler,master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/>
          <table:table-cell office:value-type="string" calcext:value-type="string">
            <text:p>ec67</text:p>
          </table:table-cell>
          <table:table-cell office:value-type="string" calcext:value-type="string">
            <text:p>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<text:s/>leader lead 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e0b3</text:p>
          </table:table-cell>
          <table:table-cell office:value-type="string" calcext:value-type="string">
            <text:p>tree,plant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efd9</text:p>
          </table:table-cell>
          <table:table-cell office:value-type="string" calcext:value-type="string">
            <text:p>Woman: sick,disease: sad,grieve: heart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/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<text:s/>smallest 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<text:s/>depart come_out 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forward,to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/>
          <table:table-cell office:value-type="string" calcext:value-type="string">
            <text:p>e32d</text:p>
          </table:table-cell>
          <table:table-cell office:value-type="string" calcext:value-type="string">
            <text:p>up: bread,loaf: mouth,said,speak,confession: grain,wheat</text:p>
          </table:table-cell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/>
          <table:table-cell office:value-type="string" calcext:value-type="string">
            <text:p>e2a2</text:p>
          </table:table-cell>
          <table:table-cell office:value-type="string" calcext:value-type="string">
            <text:p>Fire,heat,hot: land,ground,earth,space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/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/>
          <table:table-cell office:value-type="string" calcext:value-type="string">
            <text:p>e366</text:p>
          </table:table-cell>
          <table:table-cell office:value-type="string" calcext:value-type="string">
            <text:p>man: most: very: many,much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/>
          <table:table-cell office:value-type="string" calcext:value-type="string">
            <text:p>e1c1</text:p>
          </table:table-cell>
          <table:table-cell office:value-type="string" calcext:value-type="string">
            <text:p>Fire,heat,hot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ecc2</text:p>
          </table:table-cell>
          <table:table-cell office:value-type="string" calcext:value-type="string">
            <text:p>Forward,to: stick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/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/>
          <table:table-cell office:value-type="string" calcext:value-type="string">
            <text:p>e382</text:p>
          </table:table-cell>
          <table:table-cell office:value-type="string" calcext:value-type="string">
            <text:p>very: sick,disease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/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<text:s/>Letush 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<text:s/>Leummim 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Accuse,criticize,revile: mouth,said,speak,confession: bad: no,not: good: people</text:p>
          </table:table-cell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/>
          <table:table-cell office:value-type="string" calcext:value-type="string">
            <text:p>eb1b</text:p>
          </table:table-cell>
          <table:table-cell office:value-type="string" calcext:value-type="string">
            <text:p>man: with: same,equal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/>
          <table:table-cell office:value-type="string" calcext:value-type="string">
            <text:p>e35c</text:p>
          </table:table-cell>
          <table:table-cell office:value-type="string" calcext:value-type="string">
            <text:p>man: tax: king,lord,ruler,master: money,wealth,wealth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ia</text:p>
          </table:table-cell>
          <table:table-cell office:value-type="string" calcext:value-type="string">
            <text:p><text:s/>Put_land 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,death,die: no,not: heart: land,ground,earth,space </text:p>
          </table:table-cell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/>
          <table:table-cell office:value-type="string" calcext:value-type="string">
            <text:p>e3f4</text:p>
          </table:table-cell>
          <table:table-cell office:value-type="string" calcext:value-type="string">
            <text:p>White: no,not: color: village: many,much: neighbor: house: near,close</text:p>
          </table:table-cell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/>
          <table:table-cell office:value-type="string" calcext:value-type="string">
            <text:p>e2e2</text:p>
          </table:table-cell>
          <table:table-cell office:value-type="string" calcext:value-type="string">
            <text:p>Man: right: white: no,not: color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/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No,not: all,whole: clothing,fabric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/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/>
          <table:table-cell office:value-type="string" calcext:value-type="string">
            <text:p>e0ee</text:p>
          </table:table-cell>
          <table:table-cell office:value-type="string" calcext:value-type="string">
            <text:p>Man: change,turn: go,journey,travel,trip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/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/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same,equal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/>
          <table:table-cell office:value-type="string" calcext:value-type="string">
            <text:p>ebcd</text:p>
          </table:table-cell>
          <table:table-cell office:value-type="string" calcext:value-type="string">
            <text:p>Eye,see: same,equal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ebdc</text:p>
          </table:table-cell>
          <table:table-cell office:value-type="string" calcext:value-type="string">
            <text:p>Man: gathered,together_things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/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<text:s/>lots 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<text:s/>love 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/>
          <table:table-cell office:value-type="string" calcext:value-type="string">
            <text:p>e324</text:p>
          </table:table-cell>
          <table:table-cell office:value-type="string" calcext:value-type="string">
            <text:p>straight: down 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/>
          <table:table-cell office:value-type="string" calcext:value-type="string">
            <text:p>ec93</text:p>
          </table:table-cell>
          <table:table-cell office:value-type="string" calcext:value-type="string">
            <text:p>man: another,next: person: after: thing: forward,to: teach,teaching: mouth,said,speak,confession: book,learn,read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/>
          <table:table-cell office:value-type="string" calcext:value-type="string">
            <text:p>e1c2</text:p>
          </table:table-cell>
          <table:table-cell office:value-type="string" calcext:value-type="string">
            <text:p>man: first: start,beginning: birth,born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/>
          <table:table-cell office:value-type="string" calcext:value-type="string">
            <text:p>e1ea</text:p>
          </table:table-cell>
          <table:table-cell office:value-type="string" calcext:value-type="string">
            <text:p>Bad: no,not: good: land,ground,earth,space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/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sleep,rest,lie_down: perso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<text:s/>sensuality lust 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/>
          <table:table-cell office:value-type="string" calcext:value-type="string">
            <text:p>edfe</text:p>
          </table:table-cell>
          <table:table-cell office:value-type="string" calcext:value-type="string">
            <text:p>tree,plant,wood: small,few: village: 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/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,space 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/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,much: neighbor: house: near,close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/>
          <table:table-cell office:value-type="string" calcext:value-type="string">
            <text:p>ec2e</text:p>
          </table:table-cell>
          <table:table-cell office:value-type="string" calcext:value-type="string">
            <text:p>work,do: village: many,much: neighbor: house: near,close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/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/>
          <table:table-cell office:value-type="string" calcext:value-type="string">
            <text:p>ec40</text:p>
          </table:table-cell>
          <table:table-cell office:value-type="string" calcext:value-type="string">
            <text:p>man: king,lord,ruler,master: happy,joy: face 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/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,manage: forward,to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/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/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/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 </text:p>
          </table:table-cell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assah</text:p>
          </table:table-cell>
          <table:table-cell/>
          <table:table-cell office:value-type="string" calcext:value-type="string">
            <text:p>e2c3</text:p>
          </table:table-cell>
          <table:table-cell office:value-type="string" calcext:value-type="string">
            <text:p>Desire,like,want,will: love,compassion: heart: land,ground,earth,space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/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/>
          <table:table-cell office:value-type="string" calcext:value-type="string">
            <text:p>e2d1</text:p>
          </table:table-cell>
          <table:table-cell office:value-type="string" calcext:value-type="string">
            <text:p>Man: forward,to: straight: money,wealth,wealth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/>
          <table:table-cell office:value-type="string" calcext:value-type="string">
            <text:p>e2d2</text:p>
          </table:table-cell>
          <table:table-cell office:value-type="string" calcext:value-type="string">
            <text:p>Woman: forward,to: straight; money,wealth,wealth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<text:s/>Machpelah 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,much: neighbor: house: near,close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/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/>
          <table:table-cell office:value-type="string" calcext:value-type="string">
            <text:p>ea30</text:p>
          </table:table-cell>
          <table:table-cell office:value-type="string" calcext:value-type="string">
            <text:p>tower: land,ground,earth,space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/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,wealth,wealth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/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/>
          <table:table-cell office:value-type="string" calcext:value-type="string">
            <text:p>ecf9</text:p>
          </table:table-cell>
          <table:table-cell office:value-type="string" calcext:value-type="string">
            <text:p>More: up: many,much: land,ground,earth,space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/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/>
          <table:table-cell office:value-type="string" calcext:value-type="string">
            <text:p>ec68</text:p>
          </table:table-cell>
          <table:table-cell office:value-type="string" calcext:value-type="string">
            <text:p>Man: very: correct,yes: good 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/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/>
          <table:table-cell office:value-type="string" calcext:value-type="string">
            <text:p>efdb</text:p>
          </table:table-cell>
          <table:table-cell office:value-type="string" calcext:value-type="string">
            <text:p>Two: village: many,much: neighbor: house: near,close</text:p>
          </table:table-cell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/>
          <table:table-cell office:value-type="string" calcext:value-type="string">
            <text:p>e38c</text:p>
          </table:table-cell>
          <table:table-cell office:value-type="string" calcext:value-type="string">
            <text:p>Woman: cry: sad,grieve: water,wet: heart</text:p>
          </table:table-cell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/>
          <table:table-cell office:value-type="string" calcext:value-type="string">
            <text:p>e2c5</text:p>
          </table:table-cell>
          <table:table-cell office:value-type="string" calcext:value-type="string">
            <text:p>Man: sad,grieve: heart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<text:s/>make 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/>
          <table:table-cell office:value-type="string" calcext:value-type="string">
            <text:p>e3f5</text:p>
          </table:table-cell>
          <table:table-cell office:value-type="string" calcext:value-type="string">
            <text:p>Very: together_people,gathered_people: land,ground,earth,space</text:p>
          </table:table-cell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/>
          <table:table-cell office:value-type="string" calcext:value-type="string">
            <text:p>e2a3</text:p>
          </table:table-cell>
          <table:table-cell office:value-type="string" calcext:value-type="string">
            <text:p>Man: time,when: small,few: people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/>
          <table:table-cell office:value-type="string" calcext:value-type="string">
            <text:p>ebb7</text:p>
          </table:table-cell>
          <table:table-cell office:value-type="string" calcext:value-type="string">
            <text:p>man: kingdom: king,lord,ruler,master: land,ground,earth,space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/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ec19</text:p>
          </table:table-cell>
          <table:table-cell office:value-type="string" calcext:value-type="string">
            <text:p>storm: island: water,wet: land,ground,earth,space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/>
          <table:table-cell office:value-type="string" calcext:value-type="string">
            <text:p>eea3</text:p>
          </table:table-cell>
          <table:table-cell office:value-type="string" calcext:value-type="string">
            <text:p>Eye,see: land,ground,earth,space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/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/>
          <table:table-cell office:value-type="string" calcext:value-type="string">
            <text:p>e1c3</text:p>
          </table:table-cell>
          <table:table-cell office:value-type="string" calcext:value-type="string">
            <text:p>Man: bed: sleep,rest,lie_down: person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/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/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<text:s/>much 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/>
          <table:table-cell office:value-type="string" calcext:value-type="string">
            <text:p>e0cd</text:p>
          </table:table-cell>
          <table:table-cell office:value-type="string" calcext:value-type="string">
            <text:p>Bitter: bad: no,not: good: mouth,said,speak,confession: clothing,fabric: water,wet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371</text:p>
          </table:table-cell>
          <table:table-cell office:value-type="string" calcext:value-type="string">
            <text:p>man: book,read,learn: kill,destroy,destruction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/>
          <table:table-cell office:value-type="string" calcext:value-type="string">
            <text:p>e02e</text:p>
          </table:table-cell>
          <table:table-cell office:value-type="string" calcext:value-type="string">
            <text:p>Buy,spend: forward,to: money,wealth,wealthy: land,ground,earth,spac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 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ec69</text:p>
          </table:table-cell>
          <table:table-cell office:value-type="string" calcext:value-type="string">
            <text:p>wo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<text:s/>Mary 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/>
          <table:table-cell office:value-type="string" calcext:value-type="string">
            <text:p>e353</text:p>
          </table:table-cell>
          <table:table-cell office:value-type="string" calcext:value-type="string">
            <text:p>woman: ocean,sea: big: water,wet 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/>
          <table:table-cell office:value-type="string" calcext:value-type="string">
            <text:p>effd</text:p>
          </table:table-cell>
          <table:table-cell office:value-type="string" calcext:value-type="string">
            <text:p>Vineyard: fruit: land,ground,earth,space 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/>
          <table:table-cell office:value-type="string" calcext:value-type="string">
            <text:p>eee5</text:p>
          </table:table-cell>
          <table:table-cell office:value-type="string" calcext:value-type="string">
            <text:p>Man: patient,longsuffering,patience: time,when: pain,hurt: knife,cut: heart</text:p>
          </table:table-cell>
        </table:table-row>
        <table:table-row table:style-name="ro1">
          <table:table-cell office:value-type="string" calcext:value-type="string">
            <text:p></text:p>
          </table:table-cell>
          <table:table-cell office:value-type="string" calcext:value-type="string">
            <text:p>Massah</text:p>
          </table:table-cell>
          <table:table-cell/>
          <table:table-cell office:value-type="string" calcext:value-type="string">
            <text:p>e3b6</text:p>
          </table:table-cell>
          <table:table-cell office:value-type="string" calcext:value-type="string">
            <text:p>Test: questioned,ask: mouth,said,speak,confession: ?: or: land,ground,earth,space</text:p>
          </table:table-cell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/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/>
          <table:table-cell office:value-type="string" calcext:value-type="string">
            <text:p>e38d</text:p>
          </table:table-cell>
          <table:table-cell office:value-type="string" calcext:value-type="string">
            <text:p>King,lord,ruler,master: hand: land,ground,earth,space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/>
          <table:table-cell office:value-type="string" calcext:value-type="string">
            <text:p>ec9c</text:p>
          </table:table-cell>
          <table:table-cell office:value-type="string" calcext:value-type="string">
            <text:p>man: dry: no,not: water,wet: land,ground,earth,space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/>
          <table:table-cell office:value-type="string" calcext:value-type="string">
            <text:p>ec9d</text:p>
          </table:table-cell>
          <table:table-cell office:value-type="string" calcext:value-type="string">
            <text:p>man: bright: very: sun,day 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/>
          <table:table-cell office:value-type="string" calcext:value-type="string">
            <text:p>ea71</text:p>
          </table:table-cell>
          <table:table-cell office:value-type="string" calcext:value-type="string">
            <text:p>man: king,lord,ruler,mast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/>
          <table:table-cell office:value-type="string" calcext:value-type="string">
            <text:p>ed12</text:p>
          </table:table-cell>
          <table:table-cell office:value-type="string" calcext:value-type="string">
            <text:p>man: thing: bring,carry,take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<text:s/>Matthias 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/>
          <table:table-cell office:value-type="string" calcext:value-type="string">
            <text:p>e1c4</text:p>
          </table:table-cell>
          <table:table-cell office:value-type="string" calcext:value-type="string">
            <text:p>Man: big: bed: sleep,rest,lie_down: perso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<text:s/>ripe 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,spac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<text:s/>me 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/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ecfa</text:p>
          </table:table-cell>
          <table:table-cell office:value-type="string" calcext:value-type="string">
            <text:p>Book,read,learn: same,equal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/>
          <table:table-cell office:value-type="string" calcext:value-type="string">
            <text:p>e2a4</text:p>
          </table:table-cell>
          <table:table-cell office:value-type="string" calcext:value-type="string">
            <text:p>Man: reckon,credit,counted: very; measure</text:p>
          </table:table-cell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/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/>
          <table:table-cell office:value-type="string" calcext:value-type="string">
            <text:p>e38e</text:p>
          </table:table-cell>
          <table:table-cell office:value-type="string" calcext:value-type="string">
            <text:p>Quiet,silence: village: many,much: neighbor: house: near,close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eb70</text:p>
          </table:table-cell>
          <table:table-cell office:value-type="string" calcext:value-type="string">
            <text:p>far: no,not: near,close: land,ground,earth,space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/>
          <table:table-cell office:value-type="string" calcext:value-type="string">
            <text:p>ecfb</text:p>
          </table:table-cell>
          <table:table-cell office:value-type="string" calcext:value-type="string">
            <text:p>Multitude,crowd: people: land,ground,earth,space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/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/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/>
          <table:table-cell office:value-type="string" calcext:value-type="string">
            <text:p>ec45</text:p>
          </table:table-cell>
          <table:table-cell office:value-type="string" calcext:value-type="string">
            <text:p>man: me,I: king,lord,ruler,master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/>
          <table:table-cell office:value-type="string" calcext:value-type="string">
            <text:p>ed05</text:p>
          </table:table-cell>
          <table:table-cell office:value-type="string" calcext:value-type="string">
            <text:p>Man: king,lord,ruler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/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/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/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/>
          <table:table-cell office:value-type="string" calcext:value-type="string">
            <text:p>e2c7</text:p>
          </table:table-cell>
          <table:table-cell office:value-type="string" calcext:value-type="string">
            <text:p>Anger,angry: land,ground,earth,space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/>
          <table:table-cell office:value-type="string" calcext:value-type="string">
            <text:p>eea5</text:p>
          </table:table-cell>
          <table:table-cell office:value-type="string" calcext:value-type="string">
            <text:p>Free,freedom: no,not: chain,bound,arrest,imprisoned: land,ground,earth.space 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/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 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<text:s/>Aram_Naharaim 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/>
          <table:table-cell office:value-type="string" calcext:value-type="string">
            <text:p>e136</text:p>
          </table:table-cell>
          <table:table-cell office:value-type="string" calcext:value-type="string">
            <text:p>mouth,said,speak,confession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/>
          <table:table-cell office:value-type="string" calcext:value-type="string">
            <text:p>ec6c</text:p>
          </table:table-cell>
          <table:table-cell office:value-type="string" calcext:value-type="string">
            <text:p>man: old: no,not: new: send: hand: forward,to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/>
          <table:table-cell office:value-type="string" calcext:value-type="string">
            <text:p>eea7</text:p>
          </table:table-cell>
          <table:table-cell office:value-type="string" calcext:value-type="string">
            <text:p>Man: from: forward,to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/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/>
          <table:table-cell office:value-type="string" calcext:value-type="string">
            <text:p>e1c5</text:p>
          </table:table-cell>
          <table:table-cell office:value-type="string" calcext:value-type="string">
            <text:p>Man: small,few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/>
          <table:table-cell office:value-type="string" calcext:value-type="string">
            <text:p>ece1</text:p>
          </table:table-cell>
          <table:table-cell office:value-type="string" calcext:value-type="string">
            <text:p>Spirit: no,not: person: same,equal: king,lord,ruler,master</text:p>
          </table:table-cell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/>
          <table:table-cell office:value-type="string" calcext:value-type="string">
            <text:p>e2a5</text:p>
          </table:table-cell>
          <table:table-cell office:value-type="string" calcext:value-type="string">
            <text:p>Man: same,equal: money,wealth,wealthy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/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,space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/>
          <table:table-cell office:value-type="string" calcext:value-type="string">
            <text:p>e1eb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/>
          <table:table-cell office:value-type="string" calcext:value-type="string">
            <text:p>e0c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Milcah</text:p>
          </table:table-cell>
          <table:table-cell/>
          <table:table-cell office:value-type="string" calcext:value-type="string">
            <text:p>e38f</text:p>
          </table:table-cell>
          <table:table-cell office:value-type="string" calcext:value-type="string">
            <text:p>Woman: worth,value,worthy: good: money,wealth,wealthy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eb23</text:p>
          </table:table-cell>
          <table:table-cell office:value-type="string" calcext:value-type="string">
            <text:p>Flesh: soft: person: island: water,wet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eca3</text:p>
          </table:table-cell>
          <table:table-cell office:value-type="string" calcext:value-type="string">
            <text:p>Baby: very: child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/>
          <table:table-cell office:value-type="string" calcext:value-type="string">
            <text:p>eee8</text:p>
          </table:table-cell>
          <table:table-cell office:value-type="string" calcext:value-type="string">
            <text:p>Woman: small,few: judge,judgment: king,lord,ruler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/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<text:s/>think_opinion mind think_wonder think 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/>
          <table:table-cell office:value-type="string" calcext:value-type="string">
            <text:p>e095</text:p>
          </table:table-cell>
          <table:table-cell office:value-type="string" calcext:value-type="string">
            <text:p>Impossible: no,not: power,ability,can: big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ebe6</text:p>
          </table:table-cell>
          <table:table-cell office:value-type="string" calcext:value-type="string">
            <text:p>thing: eye,see: me,I</text:p>
          </table:table-cell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/>
          <table:table-cell office:value-type="string" calcext:value-type="string">
            <text:p>e2dc</text:p>
          </table:table-cell>
          <table:table-cell office:value-type="string" calcext:value-type="string">
            <text:p>Man: who: person: questioned,ask: mouth,said,speak,confession: ?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/>
          <table:table-cell office:value-type="string" calcext:value-type="string">
            <text:p>e1c6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/>
          <table:table-cell office:value-type="string" calcext:value-type="string">
            <text:p>e3f6</text:p>
          </table:table-cell>
          <table:table-cell office:value-type="string" calcext:value-type="string">
            <text:p>Sweet: land,ground,earth,space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/>
          <table:table-cell office:value-type="string" calcext:value-type="string">
            <text:p>eb21</text:p>
          </table:table-cell>
          <table:table-cell office:value-type="string" calcext:value-type="string">
            <text:p>knife,cut: village: many,much: neighbor: house: near,close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/>
          <table:table-cell office:value-type="string" calcext:value-type="string">
            <text:p>e2cf</text:p>
          </table:table-cell>
          <table:table-cell office:value-type="string" calcext:value-type="string">
            <text:p>Watchtower: eye,see: tower: village: many,much: neighbor: house: near,close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/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/>
          <table:table-cell office:value-type="string" calcext:value-type="string">
            <text:p>e1c7</text:p>
          </table:table-cell>
          <table:table-cell office:value-type="string" calcext:value-type="string">
            <text:p>Man: strong: hand: power,ability,can: big: knife,cut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/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/>
          <table:table-cell office:value-type="string" calcext:value-type="string">
            <text:p>e2fa</text:p>
          </table:table-cell>
          <table:table-cell office:value-type="string" calcext:value-type="string">
            <text:p>Water,wet: no,not: land,ground,earth,spac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/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/>
          <table:table-cell office:value-type="string" calcext:value-type="string">
            <text:p>ea12</text:p>
          </table:table-cell>
          <table:table-cell office:value-type="string" calcext:value-type="string">
            <text:p>mouth,said,speak,confession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/>
          <table:table-cell office:value-type="string" calcext:value-type="string">
            <text:p>ec26</text:p>
          </table:table-cell>
          <table:table-cell office:value-type="string" calcext:value-type="string">
            <text:p>King,lord,ruler,master: mute: mouth,said,speak,confession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<text:s/>wealth money 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e34c</text:p>
          </table:table-cell>
          <table:table-cell office:value-type="string" calcext:value-type="string">
            <text:p>divide,division,separate,split: backward: forward,to: land,ground,earth,space: year: around: sun,day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<text:s/>night 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e199</text:p>
          </table:table-cell>
          <table:table-cell office:value-type="string" calcext:value-type="string">
            <text:p>up: many,much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/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,confession: book,learn,read: land,ground,earth,space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/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,space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/>
          <table:table-cell office:value-type="string" calcext:value-type="string">
            <text:p>e3f7</text:p>
          </table:table-cell>
          <table:table-cell office:value-type="string" calcext:value-type="string">
            <text:p>Chain,bound,arrest,imprisoned: land,ground,earth,space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/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e229</text:p>
          </table:table-cell>
          <table:table-cell office:value-type="string" calcext:value-type="string">
            <text:p>very: many,much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/>
          <table:table-cell office:value-type="string" calcext:value-type="string">
            <text:p>e3b4</text:p>
          </table:table-cell>
          <table:table-cell office:value-type="string" calcext:value-type="string">
            <text:p>Mountain: Aaron: man: voice: mouth,said,speak,confession: ear,hear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/>
          <table:table-cell office:value-type="string" calcext:value-type="string">
            <text:p>e351</text:p>
          </table:table-cell>
          <table:table-cell office:value-type="string" calcext:value-type="string">
            <text:p>Olive: money,wealth,wealthy: water,wet: fruit: mountain</text:p>
          </table:table-cell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/>
          <table:table-cell office:value-type="string" calcext:value-type="string">
            <text:p>e392</text:p>
          </table:table-cell>
          <table:table-cell office:value-type="string" calcext:value-type="string">
            <text:p>Through,pass: thing: forward,to: mountain</text:p>
          </table:table-cell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/>
          <table:table-cell office:value-type="string" calcext:value-type="string">
            <text:p>e393</text:p>
          </table:table-cell>
          <table:table-cell office:value-type="string" calcext:value-type="string">
            <text:p>Knife,cut: mountain</text:p>
          </table:table-cell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/>
          <table:table-cell office:value-type="string" calcext:value-type="string">
            <text:p>e3f8</text:p>
          </table:table-cell>
          <table:table-cell office:value-type="string" calcext:value-type="string">
            <text:p>Good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<text:s/>Mount_Horeb 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/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perso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<text:s/>mouth confession said 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/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/>
          <table:table-cell office:value-type="string" calcext:value-type="string">
            <text:p>ea10</text:p>
          </table:table-cell>
          <table:table-cell office:value-type="string" calcext:value-type="string">
            <text:p>person: kill,destroy,destruction: knife,cut</text:p>
          </table:table-cell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/>
          <table:table-cell office:value-type="string" calcext:value-type="string">
            <text:p>e2c6</text:p>
          </table:table-cell>
          <table:table-cell office:value-type="string" calcext:value-type="string">
            <text:p>Man: leave,depart,come_out: door: forward,to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/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e050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/>
          <table:table-cell office:value-type="string" calcext:value-type="string">
            <text:p>ec28</text:p>
          </table:table-cell>
          <table:table-cell office:value-type="string" calcext:value-type="string">
            <text:p>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/>
          <table:table-cell office:value-type="string" calcext:value-type="string">
            <text:p>e245</text:p>
          </table:table-cell>
          <table:table-cell office:value-type="string" calcext:value-type="string">
            <text:p>tree,plant,wood: perfume,fragrant: good: nose,smell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/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,space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/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/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/>
          <table:table-cell office:value-type="string" calcext:value-type="string">
            <text:p>e2e3</text:p>
          </table:table-cell>
          <table:table-cell office:value-type="string" calcext:value-type="string">
            <text:p>Man: free_no_cost: zero: money,wealth,wealthy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/>
          <table:table-cell office:value-type="string" calcext:value-type="string">
            <text:p>ec4a</text:p>
          </table:table-cell>
          <table:table-cell office:value-type="string" calcext:value-type="string">
            <text:p>man: correct,yes: good</text:p>
          </table:table-cell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/>
          <table:table-cell office:value-type="string" calcext:value-type="string">
            <text:p>e394</text:p>
          </table:table-cell>
          <table:table-cell office:value-type="string" calcext:value-type="string">
            <text:p>God: king,lord,ruler,master: man: love,compassion: valley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/>
          <table:table-cell office:value-type="string" calcext:value-type="string">
            <text:p>e1c8</text:p>
          </table:table-cell>
          <table:table-cell office:value-type="string" calcext:value-type="string">
            <text:p>Man: deaf: sound,noise: ear,hear: no,not: thing</text:p>
          </table:table-cell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/>
          <table:table-cell office:value-type="string" calcext:value-type="string">
            <text:p>e2a6</text:p>
          </table:table-cell>
          <table:table-cell office:value-type="string" calcext:value-type="string">
            <text:p>Man: show,reveal,appear: sun,day: eye,see 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/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/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/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forward,to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/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/>
          <table:table-cell office:value-type="string" calcext:value-type="string">
            <text:p>ea48</text:p>
          </table:table-cell>
          <table:table-cell office:value-type="string" calcext:value-type="string">
            <text:p>Love,compassion: no,not: knife,cut: village: many,much: neighbor: house: near,close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e04f</text:p>
          </table:table-cell>
          <table:table-cell office:value-type="string" calcext:value-type="string">
            <text:p>mouth,said,speak,confession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/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,confession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/>
          <table:table-cell office:value-type="string" calcext:value-type="string">
            <text:p>ea40</text:p>
          </table:table-cell>
          <table:table-cell office:value-type="string" calcext:value-type="string">
            <text:p>Man: war,fight,battle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/>
          <table:table-cell office:value-type="string" calcext:value-type="string">
            <text:p>eeac</text:p>
          </table:table-cell>
          <table:table-cell office:value-type="string" calcext:value-type="string">
            <text:p>OT: man: open: no,not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/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<text:s/>Nathaniel 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rward,to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e34e</text:p>
          </table:table-cell>
          <table:table-cell office:value-type="string" calcext:value-type="string">
            <text:p>branch: 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</table:table-cell>
          <table:table-cell/>
          <table:table-cell office:value-type="string" calcext:value-type="string">
            <text:p>e395</text:p>
          </table:table-cell>
          <table:table-cell office:value-type="string" calcext:value-type="string">
            <text:p>Promise: mouth,said,speak,confession: work,do: person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/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/>
          <table:table-cell office:value-type="string" calcext:value-type="string">
            <text:p>e3f9</text:p>
          </table:table-cell>
          <table:table-cell office:value-type="string" calcext:value-type="string">
            <text:p>Prophet: person: prophesy: eye,see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/>
          <table:table-cell office:value-type="string" calcext:value-type="string">
            <text:p>e078</text:p>
          </table:table-cell>
          <table:table-cell office:value-type="string" calcext:value-type="string">
            <text:p>Make,create: 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/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,space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/>
          <table:table-cell office:value-type="string" calcext:value-type="string">
            <text:p>e173</text:p>
          </table:table-cell>
          <table:table-cell office:value-type="string" calcext:value-type="string">
            <text:p>house: near,close</text:p>
          </table:table-cell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/>
          <table:table-cell office:value-type="string" calcext:value-type="string">
            <text:p>e396</text:p>
          </table:table-cell>
          <table:table-cell office:value-type="string" calcext:value-type="string">
            <text:p>Man: circumcise,circumcision: knife,cut: flesh: soft: person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/>
          <table:table-cell office:value-type="string" calcext:value-type="string">
            <text:p>eb4e</text:p>
          </table:table-cell>
          <table:table-cell office:value-type="string" calcext:value-type="string">
            <text:p>new: village: many,much: neighbor: house: near,close</text:p>
          </table:table-cell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/>
          <table:table-cell office:value-type="string" calcext:value-type="string">
            <text:p>e2e4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/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/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/>
          <table:table-cell office:value-type="string" calcext:value-type="string">
            <text:p>e399</text:p>
          </table:table-cell>
          <table:table-cell office:value-type="string" calcext:value-type="string">
            <text:p>Bird: hous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/>
          <table:table-cell office:value-type="string" calcext:value-type="string">
            <text:p>e2ff</text:p>
          </table:table-cell>
          <table:table-cell office:value-type="string" calcext:value-type="string">
            <text:p>Man: lead,leader,manage: forward,to: person: trumpet: big: thing: mouth,said,speak,confession 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/>
          <table:table-cell office:value-type="string" calcext:value-type="string">
            <text:p>eb55</text:p>
          </table:table-cell>
          <table:table-cell office:value-type="string" calcext:value-type="string">
            <text:p>man: war,fight,battle: king,lord,ruler,master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/>
          <table:table-cell office:value-type="string" calcext:value-type="string">
            <text:p>ebab</text:p>
          </table:table-cell>
          <table:table-cell office:value-type="string" calcext:value-type="string">
            <text:p>man: how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/>
          <table:table-cell office:value-type="string" calcext:value-type="string">
            <text:p>eb56</text:p>
          </table:table-cell>
          <table:table-cell office:value-type="string" calcext:value-type="string">
            <text:p>Man: victory,triumph,prevail: 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/>
          <table:table-cell office:value-type="string" calcext:value-type="string">
            <text:p>ed08</text:p>
          </table:table-cell>
          <table:table-cell office:value-type="string" calcext:value-type="string">
            <text:p>Hate,enmity: no,not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/>
          <table:table-cell office:value-type="string" calcext:value-type="string">
            <text:p>efdf</text:p>
          </table:table-cell>
          <table:table-cell office:value-type="string" calcext:value-type="string">
            <text:p>Big: river,stream</text:p>
          </table:table-cell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/>
          <table:table-cell office:value-type="string" calcext:value-type="string">
            <text:p>e3cf</text:p>
          </table:table-cell>
          <table:table-cell office:value-type="string" calcext:value-type="string">
            <text:p>Leopard: soft: animal: village: many,much: neighbor: house: near,close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/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/>
          <table:table-cell office:value-type="string" calcext:value-type="string">
            <text:p>e0c6</text:p>
          </table:table-cell>
          <table:table-cell office:value-type="string" calcext:value-type="string">
            <text:p>enemy: person: hate,enmity: love,compassion: no,not: land,ground,earth,space 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ot 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/>
          <table:table-cell office:value-type="string" calcext:value-type="string">
            <text:p>ea43</text:p>
          </table:table-cell>
          <table:table-cell office:value-type="string" calcext:value-type="string">
            <text:p>man: sleep,rest,lie_down: person</text:p>
          </table:table-cell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/>
          <table:table-cell office:value-type="string" calcext:value-type="string">
            <text:p>e3d0</text:p>
          </table:table-cell>
          <table:table-cell office:value-type="string" calcext:value-type="string">
            <text:p>How: know,knowledge: questioned,ask: mouth,said,speak,confession: ?: land,ground,earth,space </text:p>
          </table:table-cell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/>
          <table:table-cell office:value-type="string" calcext:value-type="string">
            <text:p>e412</text:p>
          </table:table-cell>
          <table:table-cell office:value-type="string" calcext:value-type="string">
            <text:p>Man: own: person: have: hand: .: guard: eye,see: sword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,space</text:p>
          </table:table-cell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/>
          <table:table-cell office:value-type="string" calcext:value-type="string">
            <text:p>e39b</text:p>
          </table:table-cell>
          <table:table-cell office:value-type="string" calcext:value-type="string">
            <text:p>Air: village: many,much: neighbor: house: near,close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<text:s/>smell 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<text:s/>now 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/>
          <table:table-cell office:value-type="string" calcext:value-type="string">
            <text:p>e2e6</text:p>
          </table:table-cell>
          <table:table-cell office:value-type="string" calcext:value-type="string">
            <text:p>Man: big: fish</text:p>
          </table:table-cell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/>
          <table:table-cell office:value-type="string" calcext:value-type="string">
            <text:p>ecea</text:p>
          </table:table-cell>
          <table:table-cell office:value-type="string" calcext:value-type="string">
            <text:p>Man: holy: person: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/>
          <table:table-cell office:value-type="string" calcext:value-type="string">
            <text:p>eeb2</text:p>
          </table:table-cell>
          <table:table-cell office:value-type="string" calcext:value-type="string">
            <text:p>OT: man: no,not: clothing,fabric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/>
          <table:table-cell office:value-type="string" calcext:value-type="string">
            <text:p>ea56</text:p>
          </table:table-cell>
          <table:table-cell office:value-type="string" calcext:value-type="string">
            <text:p>man: person: love,compassio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<text:s/>obey 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/>
          <table:table-cell office:value-type="string" calcext:value-type="string">
            <text:p>e39c</text:p>
          </table:table-cell>
          <table:table-cell office:value-type="string" calcext:value-type="string">
            <text:p>Mouth,said,speak,confession: 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<text:s/>sea 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/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/>
          <table:table-cell office:value-type="string" calcext:value-type="string">
            <text:p>e39d</text:p>
          </table:table-cell>
          <table:table-cell office:value-type="string" calcext:value-type="string">
            <text:p>Man: far: no,not: near,close: neck: face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/>
          <table:table-cell office:value-type="string" calcext:value-type="string">
            <text:p>efe1</text:p>
          </table:table-cell>
          <table:table-cell office:value-type="string" calcext:value-type="string">
            <text:p>Man: shout: big: mouth,said,speak,confession</text:p>
          </table:table-cell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/>
          <table:table-cell office:value-type="string" calcext:value-type="string">
            <text:p>e0cf</text:p>
          </table:table-cell>
          <table:table-cell office:value-type="string" calcext:value-type="string">
            <text:p>Man: tool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/>
          <table:table-cell office:value-type="string" calcext:value-type="string">
            <text:p>e0ac</text:p>
          </table:table-cell>
          <table:table-cell office:value-type="string" calcext:value-type="string">
            <text:p>Man: go,journey,travel,trip: building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/>
          <table:table-cell office:value-type="string" calcext:value-type="string">
            <text:p>efe0</text:p>
          </table:table-cell>
          <table:table-cell office:value-type="string" calcext:value-type="string">
            <text:p>Woman: go,journey,travel,trip: building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e030</text:p>
          </table:table-cell>
          <table:table-cell office:value-type="string" calcext:value-type="string">
            <text:p>money,wealth,wealthy: water,wet</text:p>
          </table:table-cell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/>
          <table:table-cell office:value-type="string" calcext:value-type="string">
            <text:p>e2a7</text:p>
          </table:table-cell>
          <table:table-cell office:value-type="string" calcext:value-type="string">
            <text:p>Man: very: bad: no,not: good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e189</text:p>
          </table:table-cell>
          <table:table-cell office:value-type="string" calcext:value-type="string">
            <text:p>no,not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/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/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e1c9</text:p>
          </table:table-cell>
          <table:table-cell office:value-type="string" calcext:value-type="string">
            <text:p>Man: most: very: many,much: mouth,said,speak,confession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<text:s/>on 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/>
          <table:table-cell office:value-type="string" calcext:value-type="string">
            <text:p>efe2</text:p>
          </table:table-cell>
          <table:table-cell office:value-type="string" calcext:value-type="string">
            <text:p>sun,day: village: many,much: neighborhood: house: near,close 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/>
          <table:table-cell office:value-type="string" calcext:value-type="string">
            <text:p>e1ca</text:p>
          </table:table-cell>
          <table:table-cell office:value-type="string" calcext:value-type="string">
            <text:p>Man: good: easy: happy,joy: face: work,do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/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,ability,can: big: knife,cut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<text:s/>Onesimus 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/>
          <table:table-cell office:value-type="string" calcext:value-type="string">
            <text:p>eeb3</text:p>
          </table:table-cell>
          <table:table-cell office:value-type="string" calcext:value-type="string">
            <text:p>OT: man: ash: bad: no,not: good: air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that 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this: very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/>outside 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/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eced</text:p>
          </table:table-cell>
          <table:table-cell office:value-type="string" calcext:value-type="string">
            <text:p>Person: have: hand: .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/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/>
          <table:table-cell office:value-type="string" calcext:value-type="string">
            <text:p>e39e</text:p>
          </table:table-cell>
          <table:table-cell office:value-type="string" calcext:value-type="string">
            <text:p>Man: small,few: ear,hear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/>
          <table:table-cell office:value-type="string" calcext:value-type="string">
            <text:p>eeea</text:p>
          </table:table-cell>
          <table:table-cell office:value-type="string" calcext:value-type="string">
            <text:p>Straight: country,nation: big: land,ground,earth,space</text:p>
          </table:table-cell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/>
          <table:table-cell office:value-type="string" calcext:value-type="string">
            <text:p>e2a8</text:p>
          </table:table-cell>
          <table:table-cell office:value-type="string" calcext:value-type="string">
            <text:p>Man: above,over: up: thing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<text:s/>pain 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/>
          <table:table-cell office:value-type="string" calcext:value-type="string">
            <text:p>e1cc</text:p>
          </table:table-cell>
          <table:table-cell office:value-type="string" calcext:value-type="string">
            <text:p>Man: amazed,amazing,great: big: praise,exalt,dignify,worship: mouth,said,speak.confession: good </text:p>
          </table:table-cell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Palti</text:p>
          </table:table-cell>
          <table:table-cell/>
          <table:table-cell office:value-type="string" calcext:value-type="string">
            <text:p>e2a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</text:p>
          </table:table-cell>
          <table:table-cell office:value-type="string" calcext:value-type="string">
            <text:p>Paltiel</text:p>
          </table:table-cell>
          <table:table-cell/>
          <table:table-cell office:value-type="string" calcext:value-type="string">
            <text:p>e3fb</text:p>
          </table:table-cell>
          <table:table-cell office:value-type="string" calcext:value-type="string">
            <text:p>Man: no,not: save,rescue: very: help: straight: people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/>
          <table:table-cell office:value-type="string" calcext:value-type="string">
            <text:p>eb6e</text:p>
          </table:table-cell>
          <table:table-cell office:value-type="string" calcext:value-type="string">
            <text:p>family,relative: house: love,compassion: land,ground,earth,space 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/>
          <table:table-cell office:value-type="string" calcext:value-type="string">
            <text:p>eb9f</text:p>
          </table:table-cell>
          <table:table-cell office:value-type="string" calcext:value-type="string">
            <text:p>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e131</text:p>
          </table:table-cell>
          <table:table-cell office:value-type="string" calcext:value-type="string">
            <text:p>person: go,travel,journey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/>
          <table:table-cell office:value-type="string" calcext:value-type="string">
            <text:p>eeeb</text:p>
          </table:table-cell>
          <table:table-cell office:value-type="string" calcext:value-type="string">
            <text:p>Peace: sleep,rest,lie_down: person: love,compassion: cave: hole: mountain: land,ground,earth,space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/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/>
          <table:table-cell office:value-type="string" calcext:value-type="string">
            <text:p>e3fc</text:p>
          </table:table-cell>
          <table:table-cell office:value-type="string" calcext:value-type="string">
            <text:p>Man: knife,cut: cow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some 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/>
          <table:table-cell office:value-type="string" calcext:value-type="string">
            <text:p>eb0a</text:p>
          </table:table-cell>
          <table:table-cell office:value-type="string" calcext:value-type="string">
            <text:p>clothing,fabric: mouth,said,speak,confession: land,ground,earth,space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/>
          <table:table-cell office:value-type="string" calcext:value-type="string">
            <text:p>e20d</text:p>
          </table:table-cell>
          <table:table-cell office:value-type="string" calcext:value-type="string">
            <text:p>Happy,joy: face: no,not: eat,food,meal: mouth,said,speak,confession: thing: destroy,kill,destruction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/>
          <table:table-cell office:value-type="string" calcext:value-type="string">
            <text:p>ecc3</text:p>
          </table:table-cell>
          <table:table-cell office:value-type="string" calcext:value-type="string">
            <text:p>Cross: shepherd: 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/>
          <table:table-cell office:value-type="string" calcext:value-type="string">
            <text:p>ec23</text:p>
          </table:table-cell>
          <table:table-cell office:value-type="string" calcext:value-type="string">
            <text:p>bad: no,not: righteous,righteousness: good: work,do: village: many,much: neighbor: house: near,close</text:p>
          </table:table-cell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/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<text:s/>patience longsuffering 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pain,hurt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/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,space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/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efd0</text:p>
          </table:table-cell>
          <table:table-cell office:value-type="string" calcext:value-type="string">
            <text:p>Mouth,said,speak,confession: 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/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/>
          <table:table-cell office:value-type="string" calcext:value-type="string">
            <text:p>e123</text:p>
          </table:table-cell>
          <table:table-cell office:value-type="string" calcext:value-type="string">
            <text:p>rest,sleep,lie_down: person: love,compassion</text:p>
          </table:table-cell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/>
          <table:table-cell office:value-type="string" calcext:value-type="string">
            <text:p>e3fd</text:p>
          </table:table-cell>
          <table:table-cell office:value-type="string" calcext:value-type="string">
            <text:p>Man: birth,born: start,beginning: person</text:p>
          </table:table-cell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/>
          <table:table-cell office:value-type="string" calcext:value-type="string">
            <text:p>e2aa</text:p>
          </table:table-cell>
          <table:table-cell office:value-type="string" calcext:value-type="string">
            <text:p>Man: cornerstone: very: hard: soft: no,not: thing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/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/>
          <table:table-cell office:value-type="string" calcext:value-type="string">
            <text:p>e2fb</text:p>
          </table:table-cell>
          <table:table-cell office:value-type="string" calcext:value-type="string">
            <text:p>Man: small,few: fast_speed: very: forward,to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<text:s/>write 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/>
          <table:table-cell office:value-type="string" calcext:value-type="string">
            <text:p>efe4</text:p>
          </table:table-cell>
          <table:table-cell office:value-type="string" calcext:value-type="string">
            <text:p>Face: village: many,much: neighbor: house: near,close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<text:s/>Pentecost 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sun,day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/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/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<text:s/>perfume 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,smell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/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,much: neighbor: house: near,close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/>
          <table:table-cell office:value-type="string" calcext:value-type="string">
            <text:p>ebf6</text:p>
          </table:table-cell>
          <table:table-cell office:value-type="string" calcext:value-type="string">
            <text:p>Hill: small,few: mountain: village: many,much: neighbor: house: near,close</text:p>
          </table:table-cell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e37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/>
          <table:table-cell office:value-type="string" calcext:value-type="string">
            <text:p>eeb5</text:p>
          </table:table-cell>
          <table:table-cell office:value-type="string" calcext:value-type="string">
            <text:p>Village: many,much: neighbor: house: near,close: peopl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<text:s/>persecution persecute 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pain,hurt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/>
          <table:table-cell office:value-type="string" calcext:value-type="string">
            <text:p>ebce</text:p>
          </table:table-cell>
          <table:table-cell office:value-type="string" calcext:value-type="string">
            <text:p>woman: divide,division,separate,split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/>
          <table:table-cell office:value-type="string" calcext:value-type="string">
            <text:p>e2fc</text:p>
          </table:table-cell>
          <table:table-cell office:value-type="string" calcext:value-type="string">
            <text:p>Eye,see: sleep,rest,lie_down: person: land,ground,earth,space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ec94</text:p>
          </table:table-cell>
          <table:table-cell office:value-type="string" calcext:value-type="string">
            <text:p>man: slave: thing: person: land,ground,earth,space: king,lord,ruler,master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/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/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,confession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/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small,few; village: many,much: neighbor: house: near,close 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/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/>
          <table:table-cell office:value-type="string" calcext:value-type="string">
            <text:p>ecac</text:p>
          </table:table-cell>
          <table:table-cell office:value-type="string" calcext:value-type="string">
            <text:p>Man: wrong: no,not: <text:s/>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/>
          <table:table-cell office:value-type="string" calcext:value-type="string">
            <text:p>e361</text:p>
          </table:table-cell>
          <table:table-cell office:value-type="string" calcext:value-type="string">
            <text:p>Man: horse 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/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,much: neighbor: house: near,close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/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,space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/>
          <table:table-cell office:value-type="string" calcext:value-type="string">
            <text:p>ebcf</text:p>
          </table:table-cell>
          <table:table-cell office:value-type="string" calcext:value-type="string">
            <text:p>man: word: book,lea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/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/>
          <table:table-cell office:value-type="string" calcext:value-type="string">
            <text:p>e2c9</text:p>
          </table:table-cell>
          <table:table-cell office:value-type="string" calcext:value-type="string">
            <text:p>Man: snake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/>
          <table:table-cell office:value-type="string" calcext:value-type="string">
            <text:p>ebd1</text:p>
          </table:table-cell>
          <table:table-cell office:value-type="string" calcext:value-type="string">
            <text:p>man: anger,angry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ec29</text:p>
          </table:table-cell>
          <table:table-cell office:value-type="string" calcext:value-type="string">
            <text:p>boat: village: many,much: neighbor: house: near,close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necia</text:p>
          </table:table-cell>
          <table:table-cell/>
          <table:table-cell office:value-type="string" calcext:value-type="string">
            <text:p>e343</text:p>
          </table:table-cell>
          <table:table-cell office:value-type="string" calcext:value-type="string">
            <text:p>Red: blood: hand: water,wet: color: land,ground,earth,space 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/>
          <table:table-cell office:value-type="string" calcext:value-type="string">
            <text:p>eb76</text:p>
          </table:table-cell>
          <table:table-cell office:value-type="string" calcext:value-type="string">
            <text:p>near,close: dry: no,not: water,wet: land,ground,earth,space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/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/>
          <table:table-cell office:value-type="string" calcext:value-type="string">
            <text:p>e0da</text:p>
          </table:table-cell>
          <table:table-cell office:value-type="string" calcext:value-type="string">
            <text:p>Mountain: hole: land,ground,earth,space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/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/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king,lord,ruler,master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/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/>
          <table:table-cell office:value-type="string" calcext:value-type="string">
            <text:p>eca8</text:p>
          </table:table-cell>
          <table:table-cell office:value-type="string" calcext:value-type="string">
            <text:p>power,ability,can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<text:s/>pillow 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/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/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/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,confession: dance: walk: happy,joy: face: land,ground,earth,space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<text:s/>tar 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,not: good: dirt,ground_soil,soil: land,ground,earth,space</text:p>
          </table:table-cell>
        </table:table-row>
        <table:table-row table:style-name="ro1">
          <table:table-cell office:value-type="string" calcext:value-type="string">
            <text:p></text:p>
          </table:table-cell>
          <table:table-cell office:value-type="string" calcext:value-type="string">
            <text:p>Pithom</text:p>
          </table:table-cell>
          <table:table-cell/>
          <table:table-cell office:value-type="string" calcext:value-type="string">
            <text:p>e0db</text:p>
          </table:table-cell>
          <table:table-cell office:value-type="string" calcext:value-type="string">
            <text:p>Wall: up: village: many,much: neighbor: house: near,close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<text:s/>platter 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/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,space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/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/>
          <table:table-cell office:value-type="string" calcext:value-type="string">
            <text:p>eb75</text:p>
          </table:table-cell>
          <table:table-cell office:value-type="string" calcext:value-type="string">
            <text:p>big: new: water,wet: land,ground,earth,space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/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/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pos *</text:p>
          </table:table-cell>
          <table:table-cell office:value-type="string" calcext:value-type="string">
            <text:p>e3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/>
          <table:table-cell office:value-type="string" calcext:value-type="string">
            <text:p>e098</text:p>
          </table:table-cell>
          <table:table-cell office:value-type="string" calcext:value-type="string">
            <text:p>good: power,can,ability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/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/>
          <table:table-cell office:value-type="string" calcext:value-type="string">
            <text:p>e1cd</text:p>
          </table:table-cell>
          <table:table-cell office:value-type="string" calcext:value-type="string">
            <text:p>Man: sun,day: gift: hand: love,compassion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/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<text:s/>can ability 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<text:s/>praise exalt worship 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<text:s/>prayer 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,confession: God: king,lord,ruler,master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<text:s/>preaching 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/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/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/>
          <table:table-cell office:value-type="string" calcext:value-type="string">
            <text:p>e091</text:p>
          </table:table-cell>
          <table:table-cell office:value-type="string" calcext:value-type="string">
            <text:p>before; backward: use,useful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/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e094</text:p>
          </table:table-cell>
          <table:table-cell office:value-type="string" calcext:value-type="string">
            <text:p>no,not: work,do: true,truth: good: measure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/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eb61</text:p>
          </table:table-cell>
          <table:table-cell office:value-type="string" calcext:value-type="string">
            <text:p>king,lord,ruler,master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<text:s/>order important 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/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/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/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,much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/>
          <table:table-cell office:value-type="string" calcext:value-type="string">
            <text:p>e37a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/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/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<text:s/>harlot 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/>
          <table:table-cell office:value-type="string" calcext:value-type="string">
            <text:p>ec73</text:p>
          </table:table-cell>
          <table:table-cell office:value-type="string" calcext:value-type="string">
            <text:p>mouth,said,speak,confession: or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/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/>
          <table:table-cell office:value-type="string" calcext:value-type="string">
            <text:p>e1d3</text:p>
          </table:table-cell>
          <table:table-cell office:value-type="string" calcext:value-type="string">
            <text:p>Man: crooked: no,not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<text:s/>Puah 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,few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/>
          <table:table-cell office:value-type="string" calcext:value-type="string">
            <text:p>ecba</text:p>
          </table:table-cell>
          <table:table-cell office:value-type="string" calcext:value-type="string">
            <text:p>Man: brave,courage: no,not; afraid,fear,worry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<text:s/>punishment 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,not: righteous,righteousness: good: work,do</text:p>
          </table:table-cell>
        </table:table-row>
        <table:table-row table:style-name="ro1">
          <table:table-cell office:value-type="string" calcext:value-type="string">
            <text:p></text:p>
          </table:table-cell>
          <table:table-cell office:value-type="string" calcext:value-type="string">
            <text:p>Punon</text:p>
          </table:table-cell>
          <table:table-cell/>
          <table:table-cell office:value-type="string" calcext:value-type="string">
            <text:p>e3f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e286</text:p>
          </table:table-cell>
          <table:table-cell office:value-type="string" calcext:value-type="string">
            <text:p>king,lord,ruler,master: color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e07e</text:p>
          </table:table-cell>
          <table:table-cell office:value-type="string" calcext:value-type="string">
            <text:p>Hand: thing 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/>
          <table:table-cell office:value-type="string" calcext:value-type="string">
            <text:p>eeba</text:p>
          </table:table-cell>
          <table:table-cell office:value-type="string" calcext:value-type="string">
            <text:p>Man: small,few: dead,death,die: no,not: heart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/>
          <table:table-cell office:value-type="string" calcext:value-type="string">
            <text:p>ec1e</text:p>
          </table:table-cell>
          <table:table-cell office:value-type="string" calcext:value-type="string">
            <text:p>water,wet: village: many,much: neighbor: house: near,close</text:p>
          </table:table-cell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/>
          <table:table-cell office:value-type="string" calcext:value-type="string">
            <text:p>e2c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/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/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/>
          <table:table-cell office:value-type="string" calcext:value-type="string">
            <text:p>eb15</text:p>
          </table:table-cell>
          <table:table-cell office:value-type="string" calcext:value-type="string">
            <text:p>woman: king,lord,ruler,master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<text:s/>questioned 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</table:table-cell>
          <table:table-cell/>
          <table:table-cell office:value-type="string" calcext:value-type="string">
            <text:p>e316</text:p>
          </table:table-cell>
          <table:table-cell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<text:s/>silence 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king,lord,ruler,master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/>
          <table:table-cell office:value-type="string" calcext:value-type="string">
            <text:p>eebb</text:p>
          </table:table-cell>
          <table:table-cell office:value-type="string" calcext:value-type="string">
            <text:p>OT: man: thunder: mouth,said,speak,confession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/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/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,confession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ea3e</text:p>
          </table:table-cell>
          <table:table-cell office:value-type="string" calcext:value-type="string">
            <text:p>cloud: soft: thing: water,wet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ecdc</text:p>
          </table:table-cell>
          <table:table-cell office:value-type="string" calcext:value-type="string">
            <text:p>sun,day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ea50</text:p>
          </table:table-cell>
          <table:table-cell office:value-type="string" calcext:value-type="string">
            <text:p>man: thing: happy,joy: face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/>
          <table:table-cell office:value-type="string" calcext:value-type="string">
            <text:p>ea42</text:p>
          </table:table-cell>
          <table:table-cell office:value-type="string" calcext:value-type="string">
            <text:p>mountain: village: many,much: neighbor: house: near,close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/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,some: land,ground,earth,space</text:p>
          </table:table-cell>
        </table:table-row>
        <table:table-row table:style-name="ro1">
          <table:table-cell office:value-type="string" calcext:value-type="string">
            <text:p></text:p>
          </table:table-cell>
          <table:table-cell office:value-type="string" calcext:value-type="string">
            <text:p>Raphu</text:p>
          </table:table-cell>
          <table:table-cell/>
          <table:table-cell office:value-type="string" calcext:value-type="string">
            <text:p>e2e9</text:p>
          </table:table-cell>
          <table:table-cell office:value-type="string" calcext:value-type="string">
            <text:p>Man: health,healthy: happy,joy: face: heart</text:p>
          </table:table-cell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/>
          <table:table-cell office:value-type="string" calcext:value-type="string">
            <text:p>e3c4</text:p>
          </table:table-cell>
          <table:table-cell office:value-type="string" calcext:value-type="string">
            <text:p>Man: king,lord,ruler,master: bed: sleep,rest,lie_down: person: straight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/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/>
          <table:table-cell office:value-type="string" calcext:value-type="string">
            <text:p>e060</text:p>
          </table:table-cell>
          <table:table-cell office:value-type="string" calcext:value-type="string">
            <text:p>mouth,said,speak,confession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<text:s/>receive 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forward,to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<text:s/>credit counted 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e287</text:p>
          </table:table-cell>
          <table:table-cell office:value-type="string" calcext:value-type="string">
            <text:p>blood: hand: water,wet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<text:s/>redemption 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,wealth,wealthy: free,freedom: no,not: chain,bound,arrest,imprisoned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/>
          <table:table-cell office:value-type="string" calcext:value-type="string">
            <text:p>e2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/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/>
          <table:table-cell office:value-type="string" calcext:value-type="string">
            <text:p>eebc</text:p>
          </table:table-cell>
          <table:table-cell office:value-type="string" calcext:value-type="string">
            <text:p>Stretch: village: many,much: neighbor: house: near,close</text:p>
          </table:table-cell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</text:p>
          </table:table-cell>
          <table:table-cell/>
          <table:table-cell office:value-type="string" calcext:value-type="string">
            <text:p>e3c3</text:p>
          </table:table-cell>
          <table:table-cell office:value-type="string" calcext:value-type="string">
            <text:p>Man: many,much; colo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<text:s/>sect 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e0d8</text:p>
          </table:table-cell>
          <table:table-cell office:value-type="string" calcext:value-type="string">
            <text:p>call,beckon: mouth,said,speak,confession: near,close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<text:s/>times repeat 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,confession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<text:s/>repentance 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/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,healthy: happy,joy: face: heart: people</text:p>
          </table:table-cell>
        </table:table-row>
        <table:table-row table:style-name="ro1">
          <table:table-cell office:value-type="string" calcext:value-type="string">
            <text:p></text:p>
          </table:table-cell>
          <table:table-cell office:value-type="string" calcext:value-type="string">
            <text:p>Rephidim</text:p>
          </table:table-cell>
          <table:table-cell/>
          <table:table-cell office:value-type="string" calcext:value-type="string">
            <text:p>e0dd</text:p>
          </table:table-cell>
          <table:table-cell office:value-type="string" calcext:value-type="string">
            <text:p>Gathered,together_things: land,ground,earth,space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/>
          <table:table-cell office:value-type="string" calcext:value-type="string">
            <text:p>eebe</text:p>
          </table:table-cell>
          <table:table-cell office:value-type="string" calcext:value-type="string">
            <text:p>Horse: tie,knot: village: many,much: neighbor: house: near,close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<text:s/>resurrection 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d,death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/>
          <table:table-cell office:value-type="string" calcext:value-type="string">
            <text:p>ec74</text:p>
          </table:table-cell>
          <table:table-cell office:value-type="string" calcext:value-type="string">
            <text:p>man: mouth,said,speak,confession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/>
          <table:table-cell office:value-type="string" calcext:value-type="string">
            <text:p>ecc0</text:p>
          </table:table-cell>
          <table:table-cell office:value-type="string" calcext:value-type="string">
            <text:p>Man: first: start,beginning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/>
          <table:table-cell office:value-type="string" calcext:value-type="string">
            <text:p>e1ce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/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/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,much: neighbor: house: near,close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/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/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/>
          <table:table-cell office:value-type="string" calcext:value-type="string">
            <text:p>eb25</text:p>
          </table:table-cell>
          <table:table-cell office:value-type="string" calcext:value-type="string">
            <text:p>flower: island: water,wet: land,ground,earth,space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/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/>
          <table:table-cell office:value-type="string" calcext:value-type="string">
            <text:p>e3ff</text:p>
          </table:table-cell>
          <table:table-cell office:value-type="string" calcext:value-type="string">
            <text:p>People: village: many,much: neighbor: house: near,clos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/>
          <table:table-cell office:value-type="string" calcext:value-type="string">
            <text:p>ed10</text:p>
          </table:table-cell>
          <table:table-cell office:value-type="string" calcext:value-type="string">
            <text:p>command: mouth,said,speak,confession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<text:s/>righteousness 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/>
          <table:table-cell office:value-type="string" calcext:value-type="string">
            <text:p>e400</text:p>
          </table:table-cell>
          <table:table-cell office:value-type="string" calcext:value-type="string">
            <text:p>Up: fruit: land,ground,earth,space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/>
          <table:table-cell office:value-type="string" calcext:value-type="string">
            <text:p>eec1</text:p>
          </table:table-cell>
          <table:table-cell office:value-type="string" calcext:value-type="string">
            <text:p>OT: Man: no,not: sleep,rest,lie_down: person</text:p>
          </table:table-cell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/>
          <table:table-cell office:value-type="string" calcext:value-type="string">
            <text:p>e401</text:p>
          </table:table-cell>
          <table:table-cell office:value-type="string" calcext:value-type="string">
            <text:p>Water,wet: land,ground,earth,space</text:p>
          </table:table-cell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/>
          <table:table-cell office:value-type="string" calcext:value-type="string">
            <text:p>e402</text:p>
          </table:table-cell>
          <table:table-cell office:value-type="string" calcext:value-type="string">
            <text:p>Clean,pure: water,wet: good: tie,knot: land,ground,earth,space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<text:s/>stream 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<text:s/>road path 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<text:s/>thief 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/>
          <table:table-cell office:value-type="string" calcext:value-type="string">
            <text:p>eb16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/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e15c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/>
          <table:table-cell office:value-type="string" calcext:value-type="string">
            <text:p>e1d2</text:p>
          </table:table-cell>
          <table:table-cell office:value-type="string" calcext:value-type="string">
            <text:p>Man: small,few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ec99</text:p>
          </table:table-cell>
          <table:table-cell office:value-type="string" calcext:value-type="string">
            <text:p>many,much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/>
          <table:table-cell office:value-type="string" calcext:value-type="string">
            <text:p>e36e</text:p>
          </table:table-cell>
          <table:table-cell office:value-type="string" calcext:value-type="string">
            <text:p>man: blood: red: hand: water,wet: color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/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/>
          <table:table-cell office:value-type="string" calcext:value-type="string">
            <text:p>e160</text:p>
          </table:table-cell>
          <table:table-cell office:value-type="string" calcext:value-type="string">
            <text:p>Sun: sleep,rest,lie_down: person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/>
          <table:table-cell office:value-type="string" calcext:value-type="string">
            <text:p>eec2</text:p>
          </table:table-cell>
          <table:table-cell office:value-type="string" calcext:value-type="string">
            <text:p>OT: man: very: afraid,fear,worry: mouth,said,speak,confession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/>
          <table:table-cell office:value-type="string" calcext:value-type="string">
            <text:p>eec3</text:p>
          </table:table-cell>
          <table:table-cell office:value-type="string" calcext:value-type="string">
            <text:p>OT: man: small,few: afraid,fear,worry: mouth,said,speak,confession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/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<text:s/>sad grieve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/>
          <table:table-cell office:value-type="string" calcext:value-type="string">
            <text:p>ea03</text:p>
          </table:table-cell>
          <table:table-cell office:value-type="string" calcext:value-type="string">
            <text:p>Person: mute: mouth,said,speak,confession: no,not: up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/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/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 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/>
          <table:table-cell office:value-type="string" calcext:value-type="string">
            <text:p>ebae</text:p>
          </table:table-cell>
          <table:table-cell office:value-type="string" calcext:value-type="string">
            <text:p>peace: love,compassion; sleep,rest,lie_down: person: <text:s/>small,few: village: many,much: neighbor: house: near,close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/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perso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/>
          <table:table-cell office:value-type="string" calcext:value-type="string">
            <text:p>ec15</text:p>
          </table:table-cell>
          <table:table-cell office:value-type="string" calcext:value-type="string">
            <text:p>clothing,fabric: hill: small,few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/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person: <text:s/>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e046</text:p>
          </table:table-cell>
          <table:table-cell office:value-type="string" calcext:value-type="string">
            <text:p>mouth,said,speak,confession: .</text:p>
          </table:table-cell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/>
          <table:table-cell office:value-type="string" calcext:value-type="string">
            <text:p>e403</text:p>
          </table:table-cell>
          <table:table-cell office:value-type="string" calcext:value-type="string">
            <text:p>Man: no,not: blessed: happy,joy: face: many,much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eb80</text:p>
          </table:table-cell>
          <table:table-cell office:value-type="string" calcext:value-type="string">
            <text:p>God: king,lord,ruler,master: man: love,compassion: save,rescu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/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,space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/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 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<text:s/>same 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/>
          <table:table-cell office:value-type="string" calcext:value-type="string">
            <text:p>efb0</text:p>
          </table:table-cell>
          <table:table-cell office:value-type="string" calcext:value-type="string">
            <text:p>OT: man: clothing.fabric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ec25</text:p>
          </table:table-cell>
          <table:table-cell office:value-type="string" calcext:value-type="string">
            <text:p>up: island: water,wet: land,ground,earth,space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/>
          <table:table-cell office:value-type="string" calcext:value-type="string">
            <text:p>eb4c</text:p>
          </table:table-cell>
          <table:table-cell office:value-type="string" calcext:value-type="string">
            <text:p>clothing,fabric: island: water,wet: land,ground,earth,space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/>
          <table:table-cell office:value-type="string" calcext:value-type="string">
            <text:p>ed06</text:p>
          </table:table-cell>
          <table:table-cell office:value-type="string" calcext:value-type="string">
            <text:p>Man: small,few: sun,day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/>
          <table:table-cell office:value-type="string" calcext:value-type="string">
            <text:p>eb8e</text:p>
          </table:table-cell>
          <table:table-cell office:value-type="string" calcext:value-type="string">
            <text:p>man: ear,hear: God: king,lord,ruler,master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/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,space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,ground_soil: land,ground,earth,space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/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ebd5</text:p>
          </table:table-cell>
          <table:table-cell office:value-type="string" calcext:value-type="string">
            <text:p>woman: prince: king,lord,ruler,master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/>
          <table:table-cell office:value-type="string" calcext:value-type="string">
            <text:p>eec4</text:p>
          </table:table-cell>
          <table:table-cell office:value-type="string" calcext:value-type="string">
            <text:p>OT: woman: small,few: war,fight,battle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/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<text:s/>Satan 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eb54</text:p>
          </table:table-cell>
          <table:table-cell office:value-type="string" calcext:value-type="string">
            <text:p>man: very: questioned,ask: mouth,said,speak,confession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<text:s/>save 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/>
          <table:table-cell office:value-type="string" calcext:value-type="string">
            <text:p>ec85</text:p>
          </table:table-cell>
          <table:table-cell office:value-type="string" calcext:value-type="string">
            <text:p>person: save,rescu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/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/>
          <table:table-cell office:value-type="string" calcext:value-type="string">
            <text:p>e404</text:p>
          </table:table-cell>
          <table:table-cell office:value-type="string" calcext:value-type="string">
            <text:p>King,lord,ruler,master: staff: big: stick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/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/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/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,space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/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/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tree,plant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/>
          <table:table-cell office:value-type="string" calcext:value-type="string">
            <text:p>ebaf</text:p>
          </table:table-cell>
          <table:table-cell office:value-type="string" calcext:value-type="string">
            <text:p>river,stream: ocean,sea: big: water,wet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<text:s/>sealed 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/>
          <table:table-cell office:value-type="string" calcext:value-type="string">
            <text:p>eec5</text:p>
          </table:table-cell>
          <table:table-cell office:value-type="string" calcext:value-type="string">
            <text:p>OT: man: old: no,not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<text:s/>whisper 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,confession: no,not: ear,hear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/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/>
          <table:table-cell office:value-type="string" calcext:value-type="string">
            <text:p>eec6</text:p>
          </table:table-cell>
          <table:table-cell office:value-type="string" calcext:value-type="string">
            <text:p>Tree,plant,wood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/>
          <table:table-cell office:value-type="string" calcext:value-type="string">
            <text:p>eb42</text:p>
          </table:table-cell>
          <table:table-cell office:value-type="string" calcext:value-type="string">
            <text:p>light: eye,see: sun,day: village: many,much: neighbor: house: near,close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/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e075</text:p>
          </table:table-cell>
          <table:table-cell office:value-type="string" calcext:value-type="string">
            <text:p>hand: forward,to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/>
          <table:table-cell office:value-type="string" calcext:value-type="string">
            <text:p>eec7</text:p>
          </table:table-cell>
          <table:table-cell office:value-type="string" calcext:value-type="string">
            <text:p>Census: person: book,learn,read: number: land,ground,earth,space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/>
          <table:table-cell office:value-type="string" calcext:value-type="string">
            <text:p>e1d4</text:p>
          </table:table-cell>
          <table:table-cell office:value-type="string" calcext:value-type="string">
            <text:p>Woman: very: clean,pure: water,wet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/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/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/>
          <table:table-cell office:value-type="string" calcext:value-type="string">
            <text:p>ec78</text:p>
          </table:table-cell>
          <table:table-cell office:value-type="string" calcext:value-type="string">
            <text:p>man: branch: tree,plant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<text:s/>deacon 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/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/>
          <table:table-cell office:value-type="string" calcext:value-type="string">
            <text:p>ec79</text:p>
          </table:table-cell>
          <table:table-cell office:value-type="string" calcext:value-type="string">
            <text:p>man: call,beckon: mouth,said,speak,confession: near,close</text:p>
          </table:table-cell>
        </table:table-row>
        <table:table-row table:style-name="ro1">
          <table:table-cell office:value-type="string" calcext:value-type="string">
            <text:p></text:p>
          </table:table-cell>
          <table:table-cell office:value-type="string" calcext:value-type="string">
            <text:p>Sethur</text:p>
          </table:table-cell>
          <table:table-cell/>
          <table:table-cell office:value-type="string" calcext:value-type="string">
            <text:p>e2eb</text:p>
          </table:table-cell>
          <table:table-cell office:value-type="string" calcext:value-type="string">
            <text:p>Man: mystery: 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/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ea87</text:p>
          </table:table-cell>
          <table:table-cell office:value-type="string" calcext:value-type="string">
            <text:p>near,close: body: person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/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/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<text:s/>shame 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/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/>
          <table:table-cell office:value-type="string" calcext:value-type="string">
            <text:p>e2ec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/>
          <table:table-cell office:value-type="string" calcext:value-type="string">
            <text:p>e1e8</text:p>
          </table:table-cell>
          <table:table-cell office:value-type="string" calcext:value-type="string">
            <text:p>Man: or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,space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/>
          <table:table-cell office:value-type="string" calcext:value-type="string">
            <text:p>e1d5</text:p>
          </table:table-cell>
          <table:table-cell office:value-type="string" calcext:value-type="string">
            <text:p>OT: man: small,few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/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/>
          <table:table-cell office:value-type="string" calcext:value-type="string">
            <text:p>eec8</text:p>
          </table:table-cell>
          <table:table-cell office:value-type="string" calcext:value-type="string">
            <text:p>Two: land,ground,earth,space 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/>
          <table:table-cell office:value-type="string" calcext:value-type="string">
            <text:p>ea68</text:p>
          </table:table-cell>
          <table:table-cell office:value-type="string" calcext:value-type="string">
            <text:p>man: questioned,ask: mouth,said,speak,confession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/>
          <table:table-cell office:value-type="string" calcext:value-type="string">
            <text:p>eec9</text:p>
          </table:table-cell>
          <table:table-cell office:value-type="string" calcext:value-type="string">
            <text:p>Man: true,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/>
          <table:table-cell office:value-type="string" calcext:value-type="string">
            <text:p>ec95</text:p>
          </table:table-cell>
          <table:table-cell office:value-type="string" calcext:value-type="string">
            <text:p>Under: thing: .: neck: face: village: many,much: neighbor: house: near,close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/>
          <table:table-cell office:value-type="string" calcext:value-type="string">
            <text:p>ec97</text:p>
          </table:table-cell>
          <table:table-cell office:value-type="string" calcext:value-type="string">
            <text:p>Man: under: thing: .: neck: face</text:p>
          </table:table-cell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/>
          <table:table-cell office:value-type="string" calcext:value-type="string">
            <text:p>e2ed</text:p>
          </table:table-cell>
          <table:table-cell office:value-type="string" calcext:value-type="string">
            <text:p>Man: in_front: thing: body: person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/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/>
          <table:table-cell office:value-type="string" calcext:value-type="string">
            <text:p>ec7a</text:p>
          </table:table-cell>
          <table:table-cell office:value-type="string" calcext:value-type="string">
            <text:p>man: small,few: peace: sleep,rest,lie_down: person: <text:s/>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/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/>
          <table:table-cell office:value-type="string" calcext:value-type="string">
            <text:p>e405</text:p>
          </table:table-cell>
          <table:table-cell office:value-type="string" calcext:value-type="string">
            <text:p>Man: alone,only: very: one</text:p>
          </table:table-cell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</text:p>
          </table:table-cell>
          <table:table-cell/>
          <table:table-cell office:value-type="string" calcext:value-type="string">
            <text:p>e2f1</text:p>
          </table:table-cell>
          <table:table-cell office:value-type="string" calcext:value-type="string">
            <text:p>Man: small,few: avenge,revenge,vengeance: backward: hand: same,equal</text:p>
          </table:table-cell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/>
          <table:table-cell office:value-type="string" calcext:value-type="string">
            <text:p>e2ee</text:p>
          </table:table-cell>
          <table:table-cell office:value-type="string" calcext:value-type="string">
            <text:p>Man: money,wealth,wealthy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/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,confession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/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/>
          <table:table-cell office:value-type="string" calcext:value-type="string">
            <text:p>e39f</text:p>
          </table:table-cell>
          <table:table-cell office:value-type="string" calcext:value-type="string">
            <text:p>Man: above,over: up: thing: land,ground,earth,space</text:p>
          </table:table-cell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/>
          <table:table-cell office:value-type="string" calcext:value-type="string">
            <text:p>e411</text:p>
          </table:table-cell>
          <table:table-cell office:value-type="string" calcext:value-type="string">
            <text:p>Man: spirit: no,not: person: ear,hear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/>
          <table:table-cell office:value-type="string" calcext:value-type="string">
            <text:p>e0c9</text:p>
          </table:table-cell>
          <table:table-cell office:value-type="string" calcext:value-type="string">
            <text:p>house: no,not: God: king,lord,ruler,master: man: love,compassion</text:p>
          </table:table-cell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/>
          <table:table-cell office:value-type="string" calcext:value-type="string">
            <text:p>e406</text:p>
          </table:table-cell>
          <table:table-cell office:value-type="string" calcext:value-type="string">
            <text:p>No,not: clothing,fabric: land,ground,earth,space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/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/>
          <table:table-cell office:value-type="string" calcext:value-type="string">
            <text:p>e1d6</text:p>
          </table:table-cell>
          <table:table-cell office:value-type="string" calcext:value-type="string">
            <text:p>Man: very: small,few: hair: face</text:p>
          </table:table-cell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/>
          <table:table-cell office:value-type="string" calcext:value-type="string">
            <text:p>e3a0</text:p>
          </table:table-cell>
          <table:table-cell office:value-type="string" calcext:value-type="string">
            <text:p>Man: snake</text:p>
          </table:table-cell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/>
          <table:table-cell office:value-type="string" calcext:value-type="string">
            <text:p>e2d3</text:p>
          </table:table-cell>
          <table:table-cell office:value-type="string" calcext:value-type="string">
            <text:p>Man: clothe,to_clothe: clothing,fabric: person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/>
          <table:table-cell office:value-type="string" calcext:value-type="string">
            <text:p>e1d7</text:p>
          </table:table-cell>
          <table:table-cell office:value-type="string" calcext:value-type="string">
            <text:p>Well: water,wet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/>
          <table:table-cell office:value-type="string" calcext:value-type="string">
            <text:p>edd5</text:p>
          </table:table-cell>
          <table:table-cell office:value-type="string" calcext:value-type="string">
            <text:p>Man: avenge,revenge,vengeance: backward: hand: same,equal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/>
          <table:table-cell office:value-type="string" calcext:value-type="string">
            <text:p>e1d8</text:p>
          </table:table-cell>
          <table:table-cell office:value-type="string" calcext:value-type="string">
            <text:p>Peace: sleep,rest,lie_down: perso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/>
          <table:table-cell office:value-type="string" calcext:value-type="string">
            <text:p>e2cb</text:p>
          </table:table-cell>
          <table:table-cell office:value-type="string" calcext:value-type="string">
            <text:p>Man: mouth,said,space,confession: color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/>
          <table:table-cell office:value-type="string" calcext:value-type="string">
            <text:p>efe7</text:p>
          </table:table-cell>
          <table:table-cell office:value-type="string" calcext:value-type="string">
            <text:p>Man: guard: eye,se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/>
          <table:table-cell office:value-type="string" calcext:value-type="string">
            <text:p>eecc</text:p>
          </table:table-cell>
          <table:table-cell office:value-type="string" calcext:value-type="string">
            <text:p>Man: teeth: mouth,said,speak,confession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/>
          <table:table-cell office:value-type="string" calcext:value-type="string">
            <text:p>eecd</text:p>
          </table:table-cell>
          <table:table-cell office:value-type="string" calcext:value-type="string">
            <text:p>Teeth: mouth,said,speak,confession: bone: village: many,much: neighbor: house: near,close</text:p>
          </table:table-cell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/>
          <table:table-cell office:value-type="string" calcext:value-type="string">
            <text:p>e0de</text:p>
          </table:table-cell>
          <table:table-cell office:value-type="string" calcext:value-type="string">
            <text:p>Woman: make,create: hand: person</text:p>
          </table:table-cell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/>
          <table:table-cell office:value-type="string" calcext:value-type="string">
            <text:p>e407</text:p>
          </table:table-cell>
          <table:table-cell office:value-type="string" calcext:value-type="string">
            <text:p>Man: lots,lot: or</text:p>
          </table:table-cell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/>
          <table:table-cell office:value-type="string" calcext:value-type="string">
            <text:p>e408</text:p>
          </table:table-cell>
          <table:table-cell office:value-type="string" calcext:value-type="string">
            <text:p>Farm,field: grain,wheat: land,ground,earth,space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/>
          <table:table-cell office:value-type="string" calcext:value-type="string">
            <text:p>e1d9</text:p>
          </table:table-cell>
          <table:table-cell office:value-type="string" calcext:value-type="string">
            <text:p>Man: sundown: sun,day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/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e149</text:p>
          </table:table-cell>
          <table:table-cell office:value-type="string" calcext:value-type="string">
            <text:p>big: mouth,said,speak,confession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<text:s/>reveal appear 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/>
          <table:table-cell office:value-type="string" calcext:value-type="string">
            <text:p>e1e7</text:p>
          </table:table-cell>
          <table:table-cell office:value-type="string" calcext:value-type="string">
            <text:p>OT: man: money,wealth,wealth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/>
          <table:table-cell office:value-type="string" calcext:value-type="string">
            <text:p>eeee</text:p>
          </table:table-cell>
          <table:table-cell office:value-type="string" calcext:value-type="string">
            <text:p>Man: money,wealth,wealthy</text:p>
          </table:table-cell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/>
          <table:table-cell office:value-type="string" calcext:value-type="string">
            <text:p>e3b7</text:p>
          </table:table-cell>
          <table:table-cell office:value-type="string" calcext:value-type="string">
            <text:p>Man: small,few: hole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/>
          <table:table-cell office:value-type="string" calcext:value-type="string">
            <text:p>e0e0</text:p>
          </table:table-cell>
          <table:table-cell office:value-type="string" calcext:value-type="string">
            <text:p>Man: secret,whisper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/>
          <table:table-cell office:value-type="string" calcext:value-type="string">
            <text:p>e1da</text:p>
          </table:table-cell>
          <table:table-cell office:value-type="string" calcext:value-type="string">
            <text:p>Sundown: sun,day: down: land,ground,earth,space</text:p>
          </table:table-cell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/>
          <table:table-cell office:value-type="string" calcext:value-type="string">
            <text:p>e3b8</text:p>
          </table:table-cell>
          <table:table-cell office:value-type="string" calcext:value-type="string">
            <text:p>Man: new: tree,plant,wood</text:p>
          </table:table-cell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 office:value-type="string" calcext:value-type="string">
            <text:p><text:s/>Sibmah Sebam</text:p>
          </table:table-cell>
          <table:table-cell office:value-type="string" calcext:value-type="string">
            <text:p>e3d2</text:p>
          </table:table-cell>
          <table:table-cell office:value-type="string" calcext:value-type="string">
            <text:p>Fruit: cup,drink: land,ground,earth,space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<text:s/>sick 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/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/>
          <table:table-cell office:value-type="string" calcext:value-type="string">
            <text:p>e33c</text:p>
          </table:table-cell>
          <table:table-cell office:value-type="string" calcext:value-type="string">
            <text:p>Fish: village: many,much: neighbor: house: near,close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/>
          <table:table-cell office:value-type="string" calcext:value-type="string">
            <text:p>eecf</text:p>
          </table:table-cell>
          <table:table-cell office:value-type="string" calcext:value-type="string">
            <text:p>Man: fish 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/>
          <table:table-cell office:value-type="string" calcext:value-type="string">
            <text:p>e047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,confession</text:p>
          </table:table-cell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/>
          <table:table-cell office:value-type="string" calcext:value-type="string">
            <text:p>e3b9</text:p>
          </table:table-cell>
          <table:table-cell office:value-type="string" calcext:value-type="string">
            <text:p>Man: away: thing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/>
          <table:table-cell office:value-type="string" calcext:value-type="string">
            <text:p>eb41</text:p>
          </table:table-cell>
          <table:table-cell office:value-type="string" calcext:value-type="string">
            <text:p>man: tree,plant,wood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/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 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/>
          <table:table-cell office:value-type="string" calcext:value-type="string">
            <text:p>eca9</text:p>
          </table:table-cell>
          <table:table-cell office:value-type="string" calcext:value-type="string">
            <text:p>Man: silver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<text:s/>Simon 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/>
          <table:table-cell office:value-type="string" calcext:value-type="string">
            <text:p>ea92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/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<text:s/>Cephas 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/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/>
          <table:table-cell office:value-type="string" calcext:value-type="string">
            <text:p>e0f8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<text:s/>sinful sin lawlessness unrighteous 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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<text:s/>Abiram Sin</text:p>
          </table:table-cell>
          <table:table-cell office:value-type="string" calcext:value-type="string">
            <text:p>e0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<text:s/>sing Psalm 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,confession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/>
          <table:table-cell office:value-type="string" calcext:value-type="string">
            <text:p>eed1</text:p>
          </table:table-cell>
          <table:table-cell office:value-type="string" calcext:value-type="string">
            <text:p>Water,wet: land,ground,earth,space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/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/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</text:p>
          </table:table-cell>
          <table:table-cell office:value-type="string" calcext:value-type="string">
            <text:p>Sithri</text:p>
          </table:table-cell>
          <table:table-cell/>
          <table:table-cell office:value-type="string" calcext:value-type="string">
            <text:p>e2e5</text:p>
          </table:table-cell>
          <table:table-cell office:value-type="string" calcext:value-type="string">
            <text:p>Man: straight: hide: hand: under: thing: .</text:p>
          </table:table-cell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/>
          <table:table-cell office:value-type="string" calcext:value-type="string">
            <text:p>eed2</text:p>
          </table:table-cell>
          <table:table-cell office:value-type="string" calcext:value-type="string">
            <text:p>Hate: no,not: love,compassion: well: water,wet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/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/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<text:s/>rest lie_down 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e19c</text:p>
          </table:table-cell>
          <table:table-cell office:value-type="string" calcext:value-type="string">
            <text:p>small,few: forward,to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<text:s/>small 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/>
          <table:table-cell office:value-type="string" calcext:value-type="string">
            <text:p>e32e</text:p>
          </table:table-cell>
          <table:table-cell office:value-type="string" calcext:value-type="string">
            <text:p>up: many,much: small,few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ec9a</text:p>
          </table:table-cell>
          <table:table-cell office:value-type="string" calcext:value-type="string">
            <text:p>many,much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/>
          <table:table-cell office:value-type="string" calcext:value-type="string">
            <text:p>ebf5</text:p>
          </table:table-cell>
          <table:table-cell office:value-type="string" calcext:value-type="string">
            <text:p>Sell: 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/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ater,wet</text:p>
          </table:table-cell>
        </table:table-row>
        <table:table-row table:style-name="ro1">
          <table:table-cell office:value-type="string" calcext:value-type="string">
            <text:p></text:p>
          </table:table-cell>
          <table:table-cell office:value-type="string" calcext:value-type="string">
            <text:p>Sodi</text:p>
          </table:table-cell>
          <table:table-cell/>
          <table:table-cell office:value-type="string" calcext:value-type="string">
            <text:p>e2d4</text:p>
          </table:table-cell>
          <table:table-cell office:value-type="string" calcext:value-type="string">
            <text:p>Man: mystery: no,not: know,knowledge: ?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/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,much: neighbor: house: near,clos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/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/>
          <table:table-cell office:value-type="string" calcext:value-type="string">
            <text:p>e352</text:p>
          </table:table-cell>
          <table:table-cell office:value-type="string" calcext:value-type="string">
            <text:p>small,few: son: love,compassion: .: man 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/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<text:s/>Sosipater 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same,equal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/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king,lord,ruler,master: man: love,compassion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/>
          <table:table-cell office:value-type="string" calcext:value-type="string">
            <text:p>eb3c</text:p>
          </table:table-cell>
          <table:table-cell office:value-type="string" calcext:value-type="string">
            <text:p>man: king,lord,ruler,master: synagogue: Bible,Scripture,Word_of_God: book,learn,read: cross: building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/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<text:s/>sound 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<text:s/>to_plant 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<text:s/>sower 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: hand: seed: grain,wheat: small,few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,space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/>
          <table:table-cell office:value-type="string" calcext:value-type="string">
            <text:p>ecfe</text:p>
          </table:table-cell>
          <table:table-cell office:value-type="string" calcext:value-type="string">
            <text:p>Good: taste: tongue: mouth,said,speak,confession: clothing,fabric: .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e048</text:p>
          </table:table-cell>
          <table:table-cell office:value-type="string" calcext:value-type="string">
            <text:p>mouth,said,speak,confession: forward,to: water,wet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/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<text:s/>blemish 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/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person: no,not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e14c</text:p>
          </table:table-cell>
          <table:table-cell office:value-type="string" calcext:value-type="string">
            <text:p>Big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<text:s/>stair 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<text:s/>start 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<text:s/>remain 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/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/>
          <table:table-cell office:value-type="string" calcext:value-type="string">
            <text:p>ea01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/>
          <table:table-cell office:value-type="string" calcext:value-type="string">
            <text:p>ebea</text:p>
          </table:table-cell>
          <table:table-cell office:value-type="string" calcext:value-type="string">
            <text:p>woman: very: king,lord,ruler,master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eb6b</text:p>
          </table:table-cell>
          <table:table-cell office:value-type="string" calcext:value-type="string">
            <text:p>man: king,lord,ruler,master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/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/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/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/>
          <table:table-cell office:value-type="string" calcext:value-type="string">
            <text:p>e0c8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/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,confession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<text:s/>news message parable report 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,confession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/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/>
          <table:table-cell office:value-type="string" calcext:value-type="string">
            <text:p>eb33</text:p>
          </table:table-cell>
          <table:table-cell office:value-type="string" calcext:value-type="string">
            <text:p>kill,destroy,destruction: knife,cut: person: no,not: blood: hand: water,wet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/>
          <table:table-cell office:value-type="string" calcext:value-type="string">
            <text:p>e08a</text:p>
          </table:table-cell>
          <table:table-cell office:value-type="string" calcext:value-type="string">
            <text:p>hand: power,can,ability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/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/>
          <table:table-cell office:value-type="string" calcext:value-type="string">
            <text:p>ea27</text:p>
          </table:table-cell>
          <table:table-cell office:value-type="string" calcext:value-type="string">
            <text:p>Stumble: 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/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,much: neighbor: house: near,close </text:p>
          </table:table-cell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/>
          <table:table-cell office:value-type="string" calcext:value-type="string">
            <text:p>e2e7</text:p>
          </table:table-cell>
          <table:table-cell office:value-type="string" calcext:value-type="string">
            <text:p>Tent,tabernacle: go,travel,trip,journey: building: land,ground,earth,space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<text:s/>suffer 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pain,hurt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/>sun 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/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/>
          <table:table-cell office:value-type="string" calcext:value-type="string">
            <text:p>e3d5</text:p>
          </table:table-cell>
          <table:table-cell office:value-type="string" calcext:value-type="string">
            <text:p>Reed: big: grass: land,ground,earth,space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/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e0b9</text:p>
          </table:table-cell>
          <table:table-cell office:value-type="string" calcext:value-type="string">
            <text:p>Bible,Scripture,Word_of_God: book,learn,read: cross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/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<text:s/>Aram 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,space</text:p>
          </table:table-cell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/>
          <table:table-cell office:value-type="string" calcext:value-type="string">
            <text:p>e2d5</text:p>
          </table:table-cell>
          <table:table-cell office:value-type="string" calcext:value-type="string">
            <text:p>Fire,heat,hot: land,ground,earth,space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/>
          <table:table-cell office:value-type="string" calcext:value-type="string">
            <text:p>e1db</text:p>
          </table:table-cell>
          <table:table-cell office:value-type="string" calcext:value-type="string">
            <text:p>Man: animal: out,outside: door: thing</text:p>
          </table:table-cell>
        </table:table-row>
        <table:table-row table:style-name="ro1">
          <table:table-cell office:value-type="string" calcext:value-type="string">
            <text:p></text:p>
          </table:table-cell>
          <table:table-cell office:value-type="string" calcext:value-type="string">
            <text:p>Tahath</text:p>
          </table:table-cell>
          <table:table-cell/>
          <table:table-cell office:value-type="string" calcext:value-type="string">
            <text:p>e409</text:p>
          </table:table-cell>
          <table:table-cell office:value-type="string" calcext:value-type="string">
            <text:p>Humble,humility: small,few: mouth,said,speak,confession: me,I: land,ground,earth,space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/>
          <table:table-cell office:value-type="string" calcext:value-type="string">
            <text:p>e2d6</text:p>
          </table:table-cell>
          <table:table-cell office:value-type="string" calcext:value-type="string">
            <text:p>Man: plow: knife,cut: dirt,soil,ground_soil: land,ground,earth,space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/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/>
          <table:table-cell office:value-type="string" calcext:value-type="string">
            <text:p>eed3</text:p>
          </table:table-cell>
          <table:table-cell office:value-type="string" calcext:value-type="string">
            <text:p>Man: poor: no,not: money,wealth,wealthy 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/>
          <table:table-cell office:value-type="string" calcext:value-type="string">
            <text:p>eed4</text:p>
          </table:table-cell>
          <table:table-cell office:value-type="string" calcext:value-type="string">
            <text:p>Poor: no,not: money,wealth,wealthy: village: many,much: neighborhood: house: near,close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/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,much: neighbor: house: near,close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/>
          <table:table-cell office:value-type="string" calcext:value-type="string">
            <text:p>ea07</text:p>
          </table:table-cell>
          <table:table-cell office:value-type="string" calcext:value-type="string">
            <text:p>tongue: mouth,said,speak,confession: clothing,fabric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e02b</text:p>
          </table:table-cell>
          <table:table-cell office:value-type="string" calcext:value-type="string">
            <text:p>king,lord,ruler,master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/>
          <table:table-cell office:value-type="string" calcext:value-type="string">
            <text:p>e12a</text:p>
          </table:table-cell>
          <table:table-cell office:value-type="string" calcext:value-type="string">
            <text:p>person: king,lord,ruler,master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<text:s/>teaching 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,confession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e12b</text:p>
          </table:table-cell>
          <table:table-cell office:value-type="string" calcext:value-type="string">
            <text:p>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/>
          <table:table-cell office:value-type="string" calcext:value-type="string">
            <text:p>e0b0</text:p>
          </table:table-cell>
          <table:table-cell office:value-type="string" calcext:value-type="string">
            <text:p>Man: believe,faith: know,knowledge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/>
          <table:table-cell office:value-type="string" calcext:value-type="string">
            <text:p>e0b1</text:p>
          </table:table-cell>
          <table:table-cell office:value-type="string" calcext:value-type="string">
            <text:p>mouth,said,speak,confession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/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/>
          <table:table-cell office:value-type="string" calcext:value-type="string">
            <text:p>e1e1</text:p>
          </table:table-cell>
          <table:table-cell office:value-type="string" calcext:value-type="string">
            <text:p>Land,ground,earth,space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/>
          <table:table-cell office:value-type="string" calcext:value-type="string">
            <text:p>ef90</text:p>
          </table:table-cell>
          <table:table-cell office:value-type="string" calcext:value-type="string">
            <text:p>Man: color: land,ground,earth,space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e03d</text:p>
          </table:table-cell>
          <table:table-cell office:value-type="string" calcext:value-type="string">
            <text:p>Praise,exalt,dignify,worship: mouth,said,speak,confession: good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<text:s/>temptation 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<text:s/>tent 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/>
          <table:table-cell office:value-type="string" calcext:value-type="string">
            <text:p>e40a</text:p>
          </table:table-cell>
          <table:table-cell office:value-type="string" calcext:value-type="string">
            <text:p>Sheep: soft: land,ground,earth,space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/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/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/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,confession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<text:s/>witness 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,confession: you 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/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/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/>
          <table:table-cell office:value-type="string" calcext:value-type="string">
            <text:p>eb12</text:p>
          </table:table-cell>
          <table:table-cell office:value-type="string" calcext:value-type="string">
            <text:p>prevail,triumph,victory: king,lord,ruler,master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/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<text:s/>they 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/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<text:s/>thirsty 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/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/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/>
          <table:table-cell office:value-type="string" calcext:value-type="string">
            <text:p>ec42</text:p>
          </table:table-cell>
          <table:table-cell office:value-type="string" calcext:value-type="string">
            <text:p>house: divide,division,separate,split: grain,wheat 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/>
          <table:table-cell office:value-type="string" calcext:value-type="string">
            <text:p>ec84</text:p>
          </table:table-cell>
          <table:table-cell office:value-type="string" calcext:value-type="string">
            <text:p>king,lord,ruler,master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<text:s/>through 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</text:p>
          </table:table-cell>
          <table:table-cell office:value-type="string" calcext:value-type="string">
            <text:p>Thummim</text:p>
          </table:table-cell>
          <table:table-cell/>
          <table:table-cell office:value-type="string" calcext:value-type="string">
            <text:p>e0eb</text:p>
          </table:table-cell>
          <table:table-cell office:value-type="string" calcext:value-type="string">
            <text:p>choose: love,compassion: or: true,truth: good: measure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/>
          <table:table-cell office:value-type="string" calcext:value-type="string">
            <text:p>e044</text:p>
          </table:table-cell>
          <table:table-cell office:value-type="string" calcext:value-type="string">
            <text:p>mouth,said,speak,confession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/>
          <table:table-cell office:value-type="string" calcext:value-type="string">
            <text:p>eb52</text:p>
          </table:table-cell>
          <table:table-cell office:value-type="string" calcext:value-type="string">
            <text:p>nose,smell: village: many,much: neighbor: house: near,close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/>
          <table:table-cell office:value-type="string" calcext:value-type="string">
            <text:p>ebb0</text:p>
          </table:table-cell>
          <table:table-cell office:value-type="string" calcext:value-type="string">
            <text:p>very: river,stream: village: many,much: neighbor: house: near,close 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/>
          <table:table-cell office:value-type="string" calcext:value-type="string">
            <text:p>ec3d</text:p>
          </table:table-cell>
          <table:table-cell office:value-type="string" calcext:value-type="string">
            <text:p>man: river,stream 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/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<text:s/>tie 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/>
          <table:table-cell office:value-type="string" calcext:value-type="string">
            <text:p>eed6</text:p>
          </table:table-cell>
          <table:table-cell office:value-type="string" calcext:value-type="string">
            <text:p>Fast_speed: very: forward,to: river,stream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when 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/>
          <table:table-cell office:value-type="string" calcext:value-type="string">
            <text:p>e0ad</text:p>
          </table:table-cell>
          <table:table-cell office:value-type="string" calcext:value-type="string">
            <text:p>Man: very: far: no,not: near,close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/>
          <table:table-cell office:value-type="string" calcext:value-type="string">
            <text:p>ef80</text:p>
          </table:table-cell>
          <table:table-cell office:value-type="string" calcext:value-type="string">
            <text:p>Woman: far: no,not: near,close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/>
          <table:table-cell office:value-type="string" calcext:value-type="string">
            <text:p>e1dc</text:p>
          </table:table-cell>
          <table:table-cell office:value-type="string" calcext:value-type="string">
            <text:p>Crooked: no,not: straight: land,ground,earth,space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/>
          <table:table-cell office:value-type="string" calcext:value-type="string">
            <text:p>ec96</text:p>
          </table:table-cell>
          <table:table-cell office:value-type="string" calcext:value-type="string">
            <text:p>man: worth,value,worthy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/>
          <table:table-cell office:value-type="string" calcext:value-type="string">
            <text:p>ec02</text:p>
          </table:table-cell>
          <table:table-cell office:value-type="string" calcext:value-type="string">
            <text:p>man: honor: king,lord,ruler,master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/>
          <table:table-cell office:value-type="string" calcext:value-type="string">
            <text:p>eed7</text:p>
          </table:table-cell>
          <table:table-cell office:value-type="string" calcext:value-type="string">
            <text:p>Man: need,have_to: hand; very</text:p>
          </table:table-cell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</text:p>
          </table:table-cell>
          <table:table-cell/>
          <table:table-cell office:value-type="string" calcext:value-type="string">
            <text:p>e3ba</text:p>
          </table:table-cell>
          <table:table-cell office:value-type="string" calcext:value-type="string">
            <text:p>Woman: buy,spend: forward,to: money,wealth,wealth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/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/>
          <table:table-cell office:value-type="string" calcext:value-type="string">
            <text:p>eb38</text:p>
          </table:table-cell>
          <table:table-cell office:value-type="string" calcext:value-type="string">
            <text:p>man: heal: hand: health,healthy: happy,joy: face: heart 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/>
          <table:table-cell office:value-type="string" calcext:value-type="string">
            <text:p>e2c8</text:p>
          </table:table-cell>
          <table:table-cell office:value-type="string" calcext:value-type="string">
            <text:p>Foot: person: part,some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/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<text:s/>together_people gathered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/>
          <table:table-cell office:value-type="string" calcext:value-type="string">
            <text:p>e0c0</text:p>
          </table:table-cell>
          <table:table-cell office:value-type="string" calcext:value-type="string">
            <text:p>Man; worm: small,few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<text:s/>tomb 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e045</text:p>
          </table:table-cell>
          <table:table-cell office:value-type="string" calcext:value-type="string">
            <text:p>mouth,said,speak,confession: clothing,fabric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/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,space 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<text:s/>transfigure 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Change,turn: person: eye,se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/>tree plant 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/>
          <table:table-cell office:value-type="string" calcext:value-type="string">
            <text:p>ea81</text:p>
          </table:table-cell>
          <table:table-cell office:value-type="string" calcext:value-type="string">
            <text:p>big: family,relative: house: love,compassion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/>
          <table:table-cell office:value-type="string" calcext:value-type="string">
            <text:p>ec0b</text:p>
          </table:table-cell>
          <table:table-cell office:value-type="string" calcext:value-type="string">
            <text:p>animal: village: many,much: neighbor: house: near,close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/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<text:s/>truth 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 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/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,confession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e023</text:p>
          </table:table-cell>
          <table:table-cell office:value-type="string" calcext:value-type="string">
            <text:p>love,compassion: true,truth: 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/>
          <table:table-cell office:value-type="string" calcext:value-type="string">
            <text:p>ebd8</text:p>
          </table:table-cell>
          <table:table-cell office:value-type="string" calcext:value-type="string">
            <text:p>woman: no,not: power,ability,can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/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/>
          <table:table-cell office:value-type="string" calcext:value-type="string">
            <text:p>eed9</text:p>
          </table:table-cell>
          <table:table-cell office:value-type="string" calcext:value-type="string">
            <text:p>Man: no,not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/>
          <table:table-cell office:value-type="string" calcext:value-type="string">
            <text:p>eeef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n: love,compassion: same,equal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/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kind_same 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same,equal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/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e33b</text:p>
          </table:table-cell>
          <table:table-cell office:value-type="string" calcext:value-type="string">
            <text:p>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<text:s/>understanding 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/>
          <table:table-cell office:value-type="string" calcext:value-type="string">
            <text:p>e043</text:p>
          </table:table-cell>
          <table:table-cell office:value-type="string" calcext:value-type="string">
            <text:p>bread: mouth,said,speak,confession: grain,wheat: down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/>
          <table:table-cell office:value-type="string" calcext:value-type="string">
            <text:p>e37f</text:p>
          </table:table-cell>
          <table:table-cell office:value-type="string" calcext:value-type="string">
            <text:p>no,not: tie,knot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e16c</text:p>
          </table:table-cell>
          <table:table-cell office:value-type="string" calcext:value-type="string">
            <text:p>forward,to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/>
          <table:table-cell office:value-type="string" calcext:value-type="string">
            <text:p>efa5</text:p>
          </table:table-cell>
          <table:table-cell office:value-type="string" calcext:value-type="string">
            <text:p>Old: no,not: new: dry: water,wet: land,ground,earth,space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/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,space</text:p>
          </table:table-cell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/>
          <table:table-cell office:value-type="string" calcext:value-type="string">
            <text:p>e2e8</text:p>
          </table:table-cell>
          <table:table-cell office:value-type="string" calcext:value-type="string">
            <text:p>Man: big: sun,day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/>
          <table:table-cell office:value-type="string" calcext:value-type="string">
            <text:p>ea46</text:p>
          </table:table-cell>
          <table:table-cell office:value-type="string" calcext:value-type="string">
            <text:p>man: war,fight,battle: light: eye,see: sun,day</text:p>
          </table:table-cell>
        </table:table-row>
        <table:table-row table:style-name="ro1">
          <table:table-cell office:value-type="string" calcext:value-type="string">
            <text:p></text:p>
          </table:table-cell>
          <table:table-cell office:value-type="string" calcext:value-type="string">
            <text:p>Urim</text:p>
          </table:table-cell>
          <table:table-cell/>
          <table:table-cell office:value-type="string" calcext:value-type="string">
            <text:p>e2cc</text:p>
          </table:table-cell>
          <table:table-cell office:value-type="string" calcext:value-type="string">
            <text:p>Fire,heat,hot: choose: love,compassion: or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<text:s/>we 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<text:s/>useful 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/>
          <table:table-cell office:value-type="string" calcext:value-type="string">
            <text:p>e1dd</text:p>
          </table:table-cell>
          <table:table-cell office:value-type="string" calcext:value-type="string">
            <text:p>Land,ground,earth,space: man: small,few: know,knowledge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/>
          <table:table-cell office:value-type="string" calcext:value-type="string">
            <text:p>eef1</text:p>
          </table:table-cell>
          <table:table-cell office:value-type="string" calcext:value-type="string">
            <text:p>Man: small,few: know,knowledge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/>
          <table:table-cell office:value-type="string" calcext:value-type="string">
            <text:p>eef2</text:p>
          </table:table-cell>
          <table:table-cell office:value-type="string" calcext:value-type="string">
            <text:p>Man: no,not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/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/>
          <table:table-cell office:value-type="string" calcext:value-type="string">
            <text:p>e2f2</text:p>
          </table:table-cell>
          <table:table-cell office:value-type="string" calcext:value-type="string">
            <text:p>Man: straight: strong: hand: power,can,ability: big: knife,cut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/>
          <table:table-cell office:value-type="string" calcext:value-type="string">
            <text:p>e2d7</text:p>
          </table:table-cell>
          <table:table-cell office:value-type="string" calcext:value-type="string">
            <text:p>Fruit: valley</text:p>
          </table:table-cell>
        </table:table-row>
        <table:table-row table:style-name="ro1">
          <table:table-cell office:value-type="string" calcext:value-type="string">
            <text:p></text:p>
          </table:table-cell>
          <table:table-cell office:value-type="string" calcext:value-type="string">
            <text:p>Vaphsi</text:p>
          </table:table-cell>
          <table:table-cell/>
          <table:table-cell office:value-type="string" calcext:value-type="string">
            <text:p>e1f0</text:p>
          </table:table-cell>
          <table:table-cell office:value-type="string" calcext:value-type="string">
            <text:p>Man: no,not: show,reveal,appear: sun,day: eye,see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e0b4</text:p>
          </table:table-cell>
          <table:table-cell office:value-type="string" calcext:value-type="string">
            <text:p>person: sell: backward: money,wealth,wealthy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<text:s/>triumph prevail 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king,lord,ruler,master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e19a</text:p>
          </table:table-cell>
          <table:table-cell office:value-type="string" calcext:value-type="string">
            <text:p>many,much: neighbor: house: near,close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/>
          <table:table-cell office:value-type="string" calcext:value-type="string">
            <text:p>ec91</text:p>
          </table:table-cell>
          <table:table-cell office:value-type="string" calcext:value-type="string">
            <text:p>small,few: up: tree,plant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/>
          <table:table-cell office:value-type="string" calcext:value-type="string">
            <text:p>e27f</text:p>
          </table:table-cell>
          <table:table-cell office:value-type="string" calcext:value-type="string">
            <text:p>fruit: land,ground,earth,space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/>
          <table:table-cell office:value-type="string" calcext:value-type="string">
            <text:p>ea7e</text:p>
          </table:table-cell>
          <table:table-cell office:value-type="string" calcext:value-type="string">
            <text:p>pure,clean: water,wet: good: woman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e042</text:p>
          </table:table-cell>
          <table:table-cell office:value-type="string" calcext:value-type="string">
            <text:p>mouth,said,speak,confession: ear,hear</text:p>
          </table:table-cell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/>
          <table:table-cell office:value-type="string" calcext:value-type="string">
            <text:p>e40b</text:p>
          </table:table-cell>
          <table:table-cell office:value-type="string" calcext:value-type="string">
            <text:p>Man: and: thing</text:p>
          </table:table-cell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/>
          <table:table-cell office:value-type="string" calcext:value-type="string">
            <text:p>e3bb</text:p>
          </table:table-cell>
          <table:table-cell office:value-type="string" calcext:value-type="string">
            <text:p>Buy,spend: forward,to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ea11</text:p>
          </table:table-cell>
          <table:table-cell office:value-type="string" calcext:value-type="string">
            <text:p>stay,remain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<text:s/>fight battle 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/>
          <table:table-cell office:value-type="string" calcext:value-type="string">
            <text:p>e08b</text:p>
          </table:table-cell>
          <table:table-cell office:value-type="string" calcext:value-type="string">
            <text:p>hand: pure,clean: water,wet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/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/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<text:s/>wet 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e328</text:p>
          </table:table-cell>
          <table:table-cell office:value-type="string" calcext:value-type="string">
            <text:p>forward,to: water,wet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ea24</text:p>
          </table:table-cell>
          <table:table-cell office:value-type="string" calcext:value-type="string">
            <text:p>no,not: strong: hand: power,can,ability: big: knife,cut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ebfe</text:p>
          </table:table-cell>
          <table:table-cell office:value-type="string" calcext:value-type="string">
            <text:p>Very: no,not; sleep,rest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ebb2</text:p>
          </table:table-cell>
          <table:table-cell office:value-type="string" calcext:value-type="string">
            <text:p>seven: sun,day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<text:s/>weight 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ebb3</text:p>
          </table:table-cell>
          <table:table-cell office:value-type="string" calcext:value-type="string">
            <text:p>water,wet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e109</text:p>
          </table:table-cell>
          <table:table-cell office:value-type="string" calcext:value-type="string">
            <text:p>thing: questioned,ask: mouth,said,speak,confession: ?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e15a</text:p>
          </table:table-cell>
          <table:table-cell office:value-type="string" calcext:value-type="string">
            <text:p>land,ground,earth,space: questioned,ask: mouth,said,speak,confession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/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e1a1</text:p>
          </table:table-cell>
          <table:table-cell office:value-type="string" calcext:value-type="string">
            <text:p>person: questioned,ask: mouth,said,speak,confession: ?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/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e016</text:p>
          </table:table-cell>
          <table:table-cell office:value-type="string" calcext:value-type="string">
            <text:p>love,compassion: no,not: woman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e014</text:p>
          </table:table-cell>
          <table:table-cell office:value-type="string" calcext:value-type="string">
            <text:p>love,compassion: woma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e17e</text:p>
          </table:table-cell>
          <table:table-cell office:value-type="string" calcext:value-type="string">
            <text:p>no,not: peace: sleep,rest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<text:s/>wilderness 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,space: no,not: tree,plant,wood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e220</text:p>
          </table:table-cell>
          <table:table-cell office:value-type="string" calcext:value-type="string">
            <text:p>Fast_speed: very: forward,to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<text:s/>wings 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/>
          <table:table-cell office:value-type="string" calcext:value-type="string">
            <text:p>ec41</text:p>
          </table:table-cell>
          <table:table-cell office:value-type="string" calcext:value-type="string">
            <text:p>grain,wheat: air: tool 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<text:s/>wise 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e24c</text:p>
          </table:table-cell>
          <table:table-cell office:value-type="string" calcext:value-type="string">
            <text:p>people: same,equal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bfa</text:p>
          </table:table-cell>
          <table:table-cell office:value-type="string" calcext:value-type="string">
            <text:p>Sheep: soft: clothing,fabric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8</text:p>
          </table:table-cell>
          <table:table-cell office:value-type="string" calcext:value-type="string">
            <text:p>king,lord,ruler,master: Bible,Scripture,Word_of_God: book,learn,read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<text:s/>work 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/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/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,fabric: tree,plant,wood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e182</text:p>
          </table:table-cell>
          <table:table-cell office:value-type="string" calcext:value-type="string">
            <text:p>bad: no,not: good: many,much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<text:s/>worth value 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/>
          <table:table-cell office:value-type="string" calcext:value-type="string">
            <text:p>e02a</text:p>
          </table:table-cell>
          <table:table-cell office:value-type="string" calcext:value-type="string">
            <text:p>king,ruler,lord,master: anger,angry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<text:s/>scribe author 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/>
          <table:table-cell office:value-type="string" calcext:value-type="string">
            <text:p>e0c7</text:p>
          </table:table-cell>
          <table:table-cell office:value-type="string" calcext:value-type="string">
            <text:p>king,ruler,lord,master: man: hei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15e</text:p>
          </table:table-cell>
          <table:table-cell office:value-type="string" calcext:value-type="string">
            <text:p>land,ground,earth,space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cdb</text:p>
          </table:table-cell>
          <table:table-cell office:value-type="string" calcext:value-type="string">
            <text:p>sun,day: color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/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/>
          <table:table-cell office:value-type="string" calcext:value-type="string">
            <text:p>ef70</text:p>
          </table:table-cell>
          <table:table-cell office:value-type="string" calcext:value-type="string">
            <text:p>Man: loud: very: ear,h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/>
          <table:table-cell office:value-type="string" calcext:value-type="string">
            <text:p>ec7e</text:p>
          </table:table-cell>
          <table:table-cell office:value-type="string" calcext:value-type="string">
            <text:p>man: clean,pure: water,wet: good</text:p>
          </table:table-cell>
        </table:table-row>
        <table:table-row table:style-name="ro1">
          <table:table-cell office:value-type="string" calcext:value-type="string">
            <text:p></text:p>
          </table:table-cell>
          <table:table-cell office:value-type="string" calcext:value-type="string">
            <text:p>Zaccur</text:p>
          </table:table-cell>
          <table:table-cell/>
          <table:table-cell office:value-type="string" calcext:value-type="string">
            <text:p>e1f1</text:p>
          </table:table-cell>
          <table:table-cell office:value-type="string" calcext:value-type="string">
            <text:p>Man: clean,pure: water,wet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/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/>
          <table:table-cell office:value-type="string" calcext:value-type="string">
            <text:p>e40c</text:p>
          </table:table-cell>
          <table:table-cell office:value-type="string" calcext:value-type="string">
            <text:p>Shade: hand: sun,day: land,ground,earth,space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/>
          <table:table-cell office:value-type="string" calcext:value-type="string">
            <text:p>ec7f</text:p>
          </table:table-cell>
          <table:table-cell office:value-type="string" calcext:value-type="string">
            <text:p>metal: village: many,much: neighbor: house: near,close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/>
          <table:table-cell office:value-type="string" calcext:value-type="string">
            <text:p>e359</text:p>
          </table:table-cell>
          <table:table-cell office:value-type="string" calcext:value-type="string">
            <text:p>man: father: love,compassion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/>
          <table:table-cell office:value-type="string" calcext:value-type="string">
            <text:p>eef3</text:p>
          </table:table-cell>
          <table:table-cell office:value-type="string" calcext:value-type="string">
            <text:p>People: war,fight,battle: village: many,much: neighborhood: house: near,close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/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/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/>
          <table:table-cell office:value-type="string" calcext:value-type="string">
            <text:p>e40d</text:p>
          </table:table-cell>
          <table:table-cell office:value-type="string" calcext:value-type="string">
            <text:p>Change,turn: mountain: land,ground,earth,space</text:p>
          </table:table-cell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/>
          <table:table-cell office:value-type="string" calcext:value-type="string">
            <text:p>e3bc</text:p>
          </table:table-cell>
          <table:table-cell office:value-type="string" calcext:value-type="string">
            <text:p>Man: birth,born: start,beginning: person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/>
          <table:table-cell office:value-type="string" calcext:value-type="string">
            <text:p>eef4</text:p>
          </table:table-cell>
          <table:table-cell office:value-type="string" calcext:value-type="string">
            <text:p>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/>
          <table:table-cell office:value-type="string" calcext:value-type="string">
            <text:p>ed09</text:p>
          </table:table-cell>
          <table:table-cell office:value-type="string" calcext:value-type="string">
            <text:p>Man: lightning: storm: eye,se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/>
          <table:table-cell office:value-type="string" calcext:value-type="string">
            <text:p>e1de</text:p>
          </table:table-cell>
          <table:table-cell office:value-type="string" calcext:value-type="string">
            <text:p>Man: watchtower: eye,se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/>
          <table:table-cell office:value-type="string" calcext:value-type="string">
            <text:p>e0d0</text:p>
          </table:table-cell>
          <table:table-cell office:value-type="string" calcext:value-type="string">
            <text:p>Man: future: time,when: forward,to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/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: straight</text:p>
          </table:table-cell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/>
          <table:table-cell office:value-type="string" calcext:value-type="string">
            <text:p>e3bd</text:p>
          </table:table-cell>
          <table:table-cell office:value-type="string" calcext:value-type="string">
            <text:p>Tree,plant,wood: valle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/>
          <table:table-cell office:value-type="string" calcext:value-type="string">
            <text:p>ea69</text:p>
          </table:table-cell>
          <table:table-cell office:value-type="string" calcext:value-type="string">
            <text:p>man: seed: grain,wheat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/>
          <table:table-cell office:value-type="string" calcext:value-type="string">
            <text:p>eb2d</text:p>
          </table:table-cell>
          <table:table-cell office:value-type="string" calcext:value-type="string">
            <text:p>thunder: mouth,said,speak,confession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/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/>
          <table:table-cell office:value-type="string" calcext:value-type="string">
            <text:p>e2cd</text:p>
          </table:table-cell>
          <table:table-cell office:value-type="string" calcext:value-type="string">
            <text:p>Man: very: know,knowledge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/>
          <table:table-cell office:value-type="string" calcext:value-type="string">
            <text:p>eef5</text:p>
          </table:table-cell>
          <table:table-cell office:value-type="string" calcext:value-type="string">
            <text:p>Woman: shade: hand: sun,day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/>
          <table:table-cell office:value-type="string" calcext:value-type="string">
            <text:p>efa6</text:p>
          </table:table-cell>
          <table:table-cell office:value-type="string" calcext:value-type="string">
            <text:p>Woman: fall: very: descend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/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,wheat</text:p>
          </table:table-cell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/>
          <table:table-cell office:value-type="string" calcext:value-type="string">
            <text:p>e40e</text:p>
          </table:table-cell>
          <table:table-cell office:value-type="string" calcext:value-type="string">
            <text:p>Man: dance: walk: happy,joy: face</text:p>
          </table:table-cell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/>
          <table:table-cell office:value-type="string" calcext:value-type="string">
            <text:p>e1f2</text:p>
          </table:table-cell>
          <table:table-cell office:value-type="string" calcext:value-type="string">
            <text:p>Thorn: land,ground,earth,space</text:p>
          </table:table-cell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/>
          <table:table-cell office:value-type="string" calcext:value-type="string">
            <text:p>e40f</text:p>
          </table:table-cell>
          <table:table-cell office:value-type="string" calcext:value-type="string">
            <text:p>Sweet: nose,smell: land,ground,earth,space</text:p>
          </table:table-cell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/>
          <table:table-cell office:value-type="string" calcext:value-type="string">
            <text:p>e2fd</text:p>
          </table:table-cell>
          <table:table-cell office:value-type="string" calcext:value-type="string">
            <text:p>Man: small,few: bird</text:p>
          </table:table-cell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/>
          <table:table-cell office:value-type="string" calcext:value-type="string">
            <text:p>e2ce</text:p>
          </table:table-cell>
          <table:table-cell office:value-type="string" calcext:value-type="string">
            <text:p>Woman: bird</text:p>
          </table:table-cell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/>
          <table:table-cell office:value-type="string" calcext:value-type="string">
            <text:p>e1f3</text:p>
          </table:table-cell>
          <table:table-cell office:value-type="string" calcext:value-type="string">
            <text:p>Camel: land,ground,earth,space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/>
          <table:table-cell office:value-type="string" calcext:value-type="string">
            <text:p>eef6</text:p>
          </table:table-cell>
          <table:table-cell office:value-type="string" calcext:value-type="string">
            <text:p>Least: very: small,few: village: many,much: neighborhood: house: near,close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/>
          <table:table-cell office:value-type="string" calcext:value-type="string">
            <text:p>efa7</text:p>
          </table:table-cell>
          <table:table-cell office:value-type="string" calcext:value-type="string">
            <text:p>Man: white: no,not: color</text:p>
          </table:table-cell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/>
          <table:table-cell office:value-type="string" calcext:value-type="string">
            <text:p>e3be</text:p>
          </table:table-cell>
          <table:table-cell office:value-type="string" calcext:value-type="string">
            <text:p>Good: land,ground,earth,space</text:p>
          </table:table-cell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/>
          <table:table-cell office:value-type="string" calcext:value-type="string">
            <text:p>e1f4</text:p>
          </table:table-cell>
          <table:table-cell office:value-type="string" calcext:value-type="string">
            <text:p>Man: sons: small,few</text:p>
          </table:table-cell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e410</text:p>
          </table:table-cell>
          <table:table-cell office:value-type="string" calcext:value-type="string">
            <text:p>Man: clay: water,wet: dirt,soil,ground_soil: land,ground,earth,space</text:p>
          </table:table-cell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/>
          <table:table-cell office:value-type="string" calcext:value-type="string">
            <text:p>e1f5</text:p>
          </table:table-cell>
          <table:table-cell office:value-type="string" calcext:value-type="string">
            <text:p>Man: spirit: no,not: person: metal</text:p>
          </table:table-cell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/>
          <table:table-cell office:value-type="string" calcext:value-type="string">
            <text:p>e1f6</text:p>
          </table:table-cell>
          <table:table-cell office:value-type="string" calcext:value-type="string">
            <text:p>Man: good: iron: hard: no,not: soft: metal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/>
          <table:table-cell office:value-type="string" calcext:value-type="string">
            <text:p>eef7</text:p>
          </table:table-cell>
          <table:table-cell office:value-type="string" calcext:value-type="string">
            <text:p>Argument: mouth,said,speak,confession: wild: no,not: peace: sleep,rest,lie_down: love,compassion: people</text:p>
          </table:table-cell>
        </table:table-row>
        <table:table-row table:style-name="ro1" table:number-rows-repeated="10466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ynxref7251.A1:synxref7251.E389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_25x" svg:font-family="SUN7_25x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14:39:58.506000000</dc:date>
    <meta:editing-duration>PT1M23S</meta:editing-duration>
    <meta:editing-cycles>1</meta:editing-cycles>
    <meta:document-statistic meta:table-count="1" meta:cell-count="7923" meta:object-count="0"/>
    <meta:generator>LibreOffice/6.3.4.2$Windows_X86_64 LibreOffice_project/60da17e045e08f1793c57c00ba83cdfce946d0aa</meta:generator>
  </office:meta>
</office:document-meta>
</file>